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Basic/script-lc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1.xml" manifest:media-type="text/xml"/>
  <manifest:file-entry manifest:full-path="Basic/VBAProject/Module2.xml" manifest:media-type="text/xml"/>
  <manifest:file-entry manifest:full-path="Basic/VBAProject/Sheet3.xml" manifest:media-type="text/xml"/>
  <manifest:file-entry manifest:full-path="Basic/VBAProject/Module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12.31mm"/>
    </style:style>
    <style:style style:name="co3" style:family="table-column">
      <style:table-column-properties fo:break-before="auto" style:column-width="44.13mm"/>
    </style:style>
    <style:style style:name="co4" style:family="table-column">
      <style:table-column-properties fo:break-before="auto" style:column-width="18.91mm"/>
    </style:style>
    <style:style style:name="co5" style:family="table-column">
      <style:table-column-properties fo:break-before="auto" style:column-width="20.34mm"/>
    </style:style>
    <style:style style:name="co6" style:family="table-column">
      <style:table-column-properties fo:break-before="auto" style:column-width="14.32mm"/>
    </style:style>
    <style:style style:name="co7" style:family="table-column">
      <style:table-column-properties fo:break-before="auto" style:column-width="18.04mm"/>
    </style:style>
    <style:style style:name="co8" style:family="table-column">
      <style:table-column-properties fo:break-before="auto" style:column-width="16.9mm"/>
    </style:style>
    <style:style style:name="co9" style:family="table-column">
      <style:table-column-properties fo:break-before="auto" style:column-width="19.47mm"/>
    </style:style>
    <style:style style:name="co10" style:family="table-column">
      <style:table-column-properties fo:break-before="auto" style:column-width="17.76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23.28mm" fo:break-before="auto" style:use-optimal-row-height="false"/>
    </style:style>
    <style:style style:name="ro3" style:family="table-row">
      <style:table-row-properties style:row-height="13.23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auto" fo:border-bottom="none" style:diagonal-bl-tr="none" style:diagonal-tl-br="none" style:text-align-source="value-type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auto" fo:border-bottom="0.74pt solid #000000" style:diagonal-bl-tr="none" style:diagonal-tl-br="none" style:text-align-source="value-type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glyph-orientation-vertical="auto" fo:border-bottom="0.74pt solid #000000" style:diagonal-bl-tr="none" style:diagonal-tl-br="none" style:text-align-source="value-type" style:repeat-content="false" fo:wrap-option="no-wrap" fo:border-left="0.74pt solid #000000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auto" fo:border-bottom="0.74pt solid #000000" style:diagonal-bl-tr="none" style:diagonal-tl-br="none" style:text-align-source="value-type" style:repeat-content="false" fo:wrap-option="no-wrap" fo:border-left="0.74pt solid #000000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41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solid" draw:fill-color="#ffffff" draw:textarea-horizontal-align="justify" draw:textarea-vertical-align="top" draw:auto-grow-height="false" fo:min-height="9.79mm" fo:min-width="23.03mm" fo:padding-top="0.76mm" fo:padding-bottom="0mm" fo:padding-left="0.76mm" fo:padding-right="0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font-name="Times New Roman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10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anua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cember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number-columns-repeated="6" table:default-cell-style-name="ce10"/>
        <table:table-column table:style-name="co7" table:default-cell-style-name="ce10"/>
        <table:table-column table:style-name="co6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8" table:default-cell-style-name="ce10"/>
        <table:table-column table:style-name="co9" table:default-cell-style-name="ce10"/>
        <table:table-column table:style-name="co8" table:number-columns-repeated="3" table:default-cell-style-name="ce10"/>
        <table:table-column table:style-name="co6" table:number-columns-repeated="5" table:default-cell-style-name="ce10"/>
        <table:table-column table:style-name="co1" table:number-columns-repeated="995" table:default-cell-style-name="Default"/>
        <table:table-row table:style-name="ro2">
          <table:table-cell table:style-name="ce2" table:formula="of:=[$Sheet1.A1]&amp;&quot;年&quot;&amp;[$Sheet1.A3]&amp;&quot;至&quot;&amp;[$Sheet1.A5]&amp;&quot;月國人出國人數－按目的地、年齡別及性別分&#10;Outbound Departures of Nationals of the Republic of China by Destination/Age/Gender, &quot;&amp;[$Sheet1.A4]&amp;&quot;-&quot;&amp;[$Sheet1.A6]&amp;&quot;, &quot;&amp;[$Sheet1.A1]+1911" office:value-type="string" office:string-value="105年1至12月國人出國人數－按目的地、年齡別及性別分&#10;Outbound Departures of Nationals of the Republic of China by Destination/Age/Gender, January-December, 2016" calcext:value-type="string" table:number-columns-spanned="29" table:number-rows-spanned="1">
            <text:p>105年1至12月國人出國人數－按目的地、年齡別及性別分</text:p>
            <text:p>Outbound Departures of Nationals of the Republic of China by Destination/Age/Gender, January-December, 2016</text:p>
          </table:table-cell>
          <table:covered-table-cell table:number-columns-repeated="26" table:style-name="ce11"/>
          <table:covered-table-cell table:style-name="ce11">
            <draw:custom-shape table:end-cell-address="Sheet3.AC1" table:end-x="13.2mm" table:end-y="22.46mm" draw:z-index="0" draw:name="Text Box 9" draw:style-name="gr1" draw:text-style-name="P2" svg:width="23.79mm" svg:height="10.55mm" svg:x="3.73mm" svg:y="11.91mm">
              <text:p text:style-name="P1"><text:span text:style-name="T1">單位</text:span><text:span text:style-name="T1">:</text:span><text:span text:style-name="T1">人次</text:span></text:p>
              <text:p text:style-name="P1"><text:span text:style-name="T1">Unit: Persons</text:span></text:p>
              <draw:enhanced-geometry svg:viewBox="0 0 21600 21600" draw:type="mso-spt202" draw:enhanced-path="M 0 0 L 21600 0 21600 21600 0 21600 0 0 Z N"/>
            </draw:custom-shape>
          </table:covered-table-cell>
          <table:covered-table-cell table:style-name="ce11"/>
          <table:table-cell table:number-columns-repeated="995"/>
        </table:table-row>
        <table:table-row table:style-name="ro3">
          <table:table-cell table:style-name="ce3" office:value-type="string" calcext:value-type="string" table:number-columns-spanned="2" table:number-rows-spanned="2">
            <text:p>首站抵達地</text:p>
            <text:p><text:span text:style-name="T2">First Destination</text:span>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總計</text:p>
            <text:p><text:span text:style-name="T2">Grand Total</text:span></text:p>
          </table:table-cell>
          <table:covered-table-cell table:style-name="ce18"/>
          <table:covered-table-cell table:style-name="ce19"/>
          <table:table-cell table:style-name="ce20" office:value-type="string" calcext:value-type="string" table:number-columns-spanned="3" table:number-rows-spanned="1">
            <text:p>12歲以下</text:p>
            <text:p>12 years old and Under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13至19歲</text:p>
            <text:p>13-19 years ol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20至29歲</text:p>
            <text:p>20-29 years ol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30至39歲</text:p>
            <text:p>30-39 years ol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40至49歲</text:p>
            <text:p>40-49 years ol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50至59歲</text:p>
            <text:p>50-59 years ol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60至65歲</text:p>
            <text:p>60-65 years old</text:p>
          </table:table-cell>
          <table:covered-table-cell table:style-name="ce21"/>
          <table:covered-table-cell table:style-name="ce22"/>
          <table:table-cell table:style-name="ce20" office:value-type="string" calcext:value-type="string" table:number-columns-spanned="3" table:number-rows-spanned="1">
            <text:p>66歲以上</text:p>
            <text:p>66 years old and Over</text:p>
          </table:table-cell>
          <table:covered-table-cell table:style-name="ce21"/>
          <table:covered-table-cell table:style-name="ce22"/>
          <table:table-cell table:number-columns-repeated="995"/>
        </table:table-row>
        <table:table-row table:style-name="ro4">
          <table:covered-table-cell table:number-columns-repeated="2" table:style-name="ce3"/>
          <table:table-cell table:style-name="ce3" office:value-type="string" calcext:value-type="string">
            <text:p>合計</text:p>
            <text:p>Total</text:p>
          </table:table-cell>
          <table:table-cell table:style-name="ce3" office:value-type="string" calcext:value-type="string">
            <text:p>男</text:p>
            <text:p>Male</text:p>
          </table:table-cell>
          <table:table-cell table:style-name="ce3" office:value-type="string" calcext:value-type="string">
            <text:p>女</text:p>
            <text:p>Female</text:p>
          </table:table-cell>
          <table:table-cell table:style-name="ce3" office:value-type="string" calcext:value-type="string">
            <text:p>小計</text:p>
            <text:p><text:span text:style-name="T2">Subtotal</text:span></text:p>
          </table:table-cell>
          <table:table-cell table:style-name="ce3" office:value-type="string" calcext:value-type="string">
            <text:p>男</text:p>
            <text:p>Male</text:p>
          </table:table-cell>
          <table:table-cell table:style-name="ce3" office:value-type="string" calcext:value-type="string">
            <text:p>女</text:p>
            <text:p>Female</text:p>
          </table:table-cell>
          <table:table-cell table:style-name="ce3" office:value-type="string" calcext:value-type="string">
            <text:p>小計</text:p>
            <text:p><text:span text:style-name="T2">Subtotal</text:span></text:p>
          </table:table-cell>
          <table:table-cell table:style-name="ce3" office:value-type="string" calcext:value-type="string">
            <text:p>男</text:p>
            <text:p>Male</text:p>
          </table:table-cell>
          <table:table-cell table:style-name="ce3" office:value-type="string" calcext:value-type="string">
            <text:p>女</text:p>
            <text:p>Female</text:p>
          </table:table-cell>
          <table:table-cell table:style-name="ce3" office:value-type="string" calcext:value-type="string">
            <text:p>小計</text:p>
            <text:p><text:span text:style-name="T2">Subtotal</text:span></text:p>
          </table:table-cell>
          <table:table-cell table:style-name="ce3" office:value-type="string" calcext:value-type="string">
            <text:p>男</text:p>
            <text:p>Male</text:p>
          </table:table-cell>
          <table:table-cell table:style-name="ce3" office:value-type="string" calcext:value-type="string">
            <text:p>女</text:p>
            <text:p>Female</text:p>
          </table:table-cell>
          <table:table-cell table:style-name="ce3" office:value-type="string" calcext:value-type="string">
            <text:p>小計</text:p>
            <text:p><text:span text:style-name="T2">Subtotal</text:span></text:p>
          </table:table-cell>
          <table:table-cell table:style-name="ce3" office:value-type="string" calcext:value-type="string">
            <text:p>男</text:p>
            <text:p>Male</text:p>
          </table:table-cell>
          <table:table-cell table:style-name="ce3" office:value-type="string" calcext:value-type="string">
            <text:p>女</text:p>
            <text:p>Female</text:p>
          </table:table-cell>
          <table:table-cell table:style-name="ce3" office:value-type="string" calcext:value-type="string">
            <text:p>小計</text:p>
            <text:p><text:span text:style-name="T2">Subtotal</text:span></text:p>
          </table:table-cell>
          <table:table-cell table:style-name="ce3" office:value-type="string" calcext:value-type="string">
            <text:p>男</text:p>
            <text:p>Male</text:p>
          </table:table-cell>
          <table:table-cell table:style-name="ce3" office:value-type="string" calcext:value-type="string">
            <text:p>女</text:p>
            <text:p>Female</text:p>
          </table:table-cell>
          <table:table-cell table:style-name="ce3" office:value-type="string" calcext:value-type="string">
            <text:p>小計</text:p>
            <text:p><text:span text:style-name="T2">Subtotal</text:span></text:p>
          </table:table-cell>
          <table:table-cell table:style-name="ce3" office:value-type="string" calcext:value-type="string">
            <text:p>男</text:p>
            <text:p>Male</text:p>
          </table:table-cell>
          <table:table-cell table:style-name="ce3" office:value-type="string" calcext:value-type="string">
            <text:p>女</text:p>
            <text:p>Female</text:p>
          </table:table-cell>
          <table:table-cell table:style-name="ce3" office:value-type="string" calcext:value-type="string">
            <text:p>小計</text:p>
            <text:p><text:span text:style-name="T2">Subtotal</text:span></text:p>
          </table:table-cell>
          <table:table-cell table:style-name="ce3" office:value-type="string" calcext:value-type="string">
            <text:p>男</text:p>
            <text:p>Male</text:p>
          </table:table-cell>
          <table:table-cell table:style-name="ce3" office:value-type="string" calcext:value-type="string">
            <text:p>女</text:p>
            <text:p>Female</text:p>
          </table:table-cell>
          <table:table-cell table:style-name="ce3" office:value-type="string" calcext:value-type="string">
            <text:p>小計</text:p>
            <text:p><text:span text:style-name="T2">Subtotal</text:span></text:p>
          </table:table-cell>
          <table:table-cell table:style-name="ce3" office:value-type="string" calcext:value-type="string">
            <text:p>男</text:p>
            <text:p>Male</text:p>
          </table:table-cell>
          <table:table-cell table:style-name="ce3" office:value-type="string" calcext:value-type="string">
            <text:p>女</text:p>
            <text:p>Female</text:p>
          </table:table-cell>
          <table:table-cell table:number-columns-repeated="995"/>
        </table:table-row>
        <table:table-row table:style-name="ro5">
          <table:table-cell table:style-name="ce4" office:value-type="string" calcext:value-type="string" table:number-columns-spanned="1" table:number-rows-spanned="16">
            <text:p>亞洲地區</text:p>
          </table:table-cell>
          <table:table-cell table:style-name="ce12" office:value-type="string" calcext:value-type="string">
            <text:p>香港 Hong Kong</text:p>
          </table:table-cell>
          <table:table-cell table:style-name="ce15" table:formula="of:=[.D4]+[.E4]" office:value-type="float" office:value="1902647" calcext:value-type="float">
            <text:p>1,902,647 </text:p>
          </table:table-cell>
          <table:table-cell table:style-name="ce15" office:value-type="float" office:value="1040913" calcext:value-type="float">
            <text:p>1,040,913 </text:p>
          </table:table-cell>
          <table:table-cell table:style-name="ce15" office:value-type="float" office:value="861734" calcext:value-type="float">
            <text:p>861,734 </text:p>
          </table:table-cell>
          <table:table-cell table:style-name="ce15" table:formula="of:=[.G4]+[.H4]" office:value-type="float" office:value="106386" calcext:value-type="float">
            <text:p>106,386 </text:p>
          </table:table-cell>
          <table:table-cell table:style-name="ce15" office:value-type="float" office:value="53127" calcext:value-type="float">
            <text:p>53,127 </text:p>
          </table:table-cell>
          <table:table-cell table:style-name="ce15" office:value-type="float" office:value="53259" calcext:value-type="float">
            <text:p>53,259 </text:p>
          </table:table-cell>
          <table:table-cell table:style-name="ce15" table:formula="of:=[.J4]+[.K4]" office:value-type="float" office:value="56703" calcext:value-type="float">
            <text:p>56,703 </text:p>
          </table:table-cell>
          <table:table-cell table:style-name="ce15" office:value-type="float" office:value="25847" calcext:value-type="float">
            <text:p>25,847 </text:p>
          </table:table-cell>
          <table:table-cell table:style-name="ce15" office:value-type="float" office:value="30856" calcext:value-type="float">
            <text:p>30,856 </text:p>
          </table:table-cell>
          <table:table-cell table:style-name="ce15" table:formula="of:=[.M4]+[.N4]" office:value-type="float" office:value="268014" calcext:value-type="float">
            <text:p>268,014 </text:p>
          </table:table-cell>
          <table:table-cell table:style-name="ce15" office:value-type="float" office:value="106855" calcext:value-type="float">
            <text:p>106,855 </text:p>
          </table:table-cell>
          <table:table-cell table:style-name="ce15" office:value-type="float" office:value="161159" calcext:value-type="float">
            <text:p>161,159 </text:p>
          </table:table-cell>
          <table:table-cell table:style-name="ce15" table:formula="of:=[.P4]+[.Q4]" office:value-type="float" office:value="454050" calcext:value-type="float">
            <text:p>454,050 </text:p>
          </table:table-cell>
          <table:table-cell table:style-name="ce15" office:value-type="float" office:value="240846" calcext:value-type="float">
            <text:p>240,846 </text:p>
          </table:table-cell>
          <table:table-cell table:style-name="ce15" office:value-type="float" office:value="213204" calcext:value-type="float">
            <text:p>213,204 </text:p>
          </table:table-cell>
          <table:table-cell table:style-name="ce15" table:formula="of:=[.S4]+[.T4]" office:value-type="float" office:value="438893" calcext:value-type="float">
            <text:p>438,893 </text:p>
          </table:table-cell>
          <table:table-cell table:style-name="ce15" office:value-type="float" office:value="267415" calcext:value-type="float">
            <text:p>267,415 </text:p>
          </table:table-cell>
          <table:table-cell table:style-name="ce15" office:value-type="float" office:value="171478" calcext:value-type="float">
            <text:p>171,478 </text:p>
          </table:table-cell>
          <table:table-cell table:style-name="ce15" table:formula="of:=[.V4]+[.W4]" office:value-type="float" office:value="343990" calcext:value-type="float">
            <text:p>343,990 </text:p>
          </table:table-cell>
          <table:table-cell table:style-name="ce15" office:value-type="float" office:value="207436" calcext:value-type="float">
            <text:p>207,436 </text:p>
          </table:table-cell>
          <table:table-cell table:style-name="ce15" office:value-type="float" office:value="136554" calcext:value-type="float">
            <text:p>136,554 </text:p>
          </table:table-cell>
          <table:table-cell table:style-name="ce15" table:formula="of:=[.Y4]+[.Z4]" office:value-type="float" office:value="140174" calcext:value-type="float">
            <text:p>140,174 </text:p>
          </table:table-cell>
          <table:table-cell table:style-name="ce15" office:value-type="float" office:value="83715" calcext:value-type="float">
            <text:p>83,715 </text:p>
          </table:table-cell>
          <table:table-cell table:style-name="ce15" office:value-type="float" office:value="56459" calcext:value-type="float">
            <text:p>56,459 </text:p>
          </table:table-cell>
          <table:table-cell table:style-name="ce15" table:formula="of:=[.AB4]+[.AC4]" office:value-type="float" office:value="94437" calcext:value-type="float">
            <text:p>94,437 </text:p>
          </table:table-cell>
          <table:table-cell table:style-name="ce15" office:value-type="float" office:value="55672" calcext:value-type="float">
            <text:p>55,672 </text:p>
          </table:table-cell>
          <table:table-cell table:style-name="ce15" office:value-type="float" office:value="38765" calcext:value-type="float">
            <text:p>38,765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大陸 Mainland China</text:p>
          </table:table-cell>
          <table:table-cell table:style-name="ce15" table:formula="of:=[.D5]+[.E5]" office:value-type="float" office:value="3685477" calcext:value-type="float">
            <text:p>3,685,477 </text:p>
          </table:table-cell>
          <table:table-cell table:style-name="ce15" office:value-type="float" office:value="2273221" calcext:value-type="float">
            <text:p>2,273,221 </text:p>
          </table:table-cell>
          <table:table-cell table:style-name="ce15" office:value-type="float" office:value="1412256" calcext:value-type="float">
            <text:p>1,412,256 </text:p>
          </table:table-cell>
          <table:table-cell table:style-name="ce15" table:formula="of:=[.G5]+[.H5]" office:value-type="float" office:value="153103" calcext:value-type="float">
            <text:p>153,103 </text:p>
          </table:table-cell>
          <table:table-cell table:style-name="ce15" office:value-type="float" office:value="79781" calcext:value-type="float">
            <text:p>79,781 </text:p>
          </table:table-cell>
          <table:table-cell table:style-name="ce15" office:value-type="float" office:value="73322" calcext:value-type="float">
            <text:p>73,322 </text:p>
          </table:table-cell>
          <table:table-cell table:style-name="ce15" table:formula="of:=[.J5]+[.K5]" office:value-type="float" office:value="81775" calcext:value-type="float">
            <text:p>81,775 </text:p>
          </table:table-cell>
          <table:table-cell table:style-name="ce15" office:value-type="float" office:value="41050" calcext:value-type="float">
            <text:p>41,050 </text:p>
          </table:table-cell>
          <table:table-cell table:style-name="ce15" office:value-type="float" office:value="40725" calcext:value-type="float">
            <text:p>40,725 </text:p>
          </table:table-cell>
          <table:table-cell table:style-name="ce15" table:formula="of:=[.M5]+[.N5]" office:value-type="float" office:value="286039" calcext:value-type="float">
            <text:p>286,039 </text:p>
          </table:table-cell>
          <table:table-cell table:style-name="ce15" office:value-type="float" office:value="146222" calcext:value-type="float">
            <text:p>146,222 </text:p>
          </table:table-cell>
          <table:table-cell table:style-name="ce15" office:value-type="float" office:value="139817" calcext:value-type="float">
            <text:p>139,817 </text:p>
          </table:table-cell>
          <table:table-cell table:style-name="ce15" table:formula="of:=[.P5]+[.Q5]" office:value-type="float" office:value="627033" calcext:value-type="float">
            <text:p>627,033 </text:p>
          </table:table-cell>
          <table:table-cell table:style-name="ce15" office:value-type="float" office:value="395548" calcext:value-type="float">
            <text:p>395,548 </text:p>
          </table:table-cell>
          <table:table-cell table:style-name="ce15" office:value-type="float" office:value="231485" calcext:value-type="float">
            <text:p>231,485 </text:p>
          </table:table-cell>
          <table:table-cell table:style-name="ce15" table:formula="of:=[.S5]+[.T5]" office:value-type="float" office:value="886437" calcext:value-type="float">
            <text:p>886,437 </text:p>
          </table:table-cell>
          <table:table-cell table:style-name="ce15" office:value-type="float" office:value="572550" calcext:value-type="float">
            <text:p>572,550 </text:p>
          </table:table-cell>
          <table:table-cell table:style-name="ce15" office:value-type="float" office:value="313887" calcext:value-type="float">
            <text:p>313,887 </text:p>
          </table:table-cell>
          <table:table-cell table:style-name="ce15" table:formula="of:=[.V5]+[.W5]" office:value-type="float" office:value="917572" calcext:value-type="float">
            <text:p>917,572 </text:p>
          </table:table-cell>
          <table:table-cell table:style-name="ce15" office:value-type="float" office:value="577967" calcext:value-type="float">
            <text:p>577,967 </text:p>
          </table:table-cell>
          <table:table-cell table:style-name="ce15" office:value-type="float" office:value="339605" calcext:value-type="float">
            <text:p>339,605 </text:p>
          </table:table-cell>
          <table:table-cell table:style-name="ce15" table:formula="of:=[.Y5]+[.Z5]" office:value-type="float" office:value="412954" calcext:value-type="float">
            <text:p>412,954 </text:p>
          </table:table-cell>
          <table:table-cell table:style-name="ce15" office:value-type="float" office:value="258481" calcext:value-type="float">
            <text:p>258,481 </text:p>
          </table:table-cell>
          <table:table-cell table:style-name="ce15" office:value-type="float" office:value="154473" calcext:value-type="float">
            <text:p>154,473 </text:p>
          </table:table-cell>
          <table:table-cell table:style-name="ce15" table:formula="of:=[.AB5]+[.AC5]" office:value-type="float" office:value="320564" calcext:value-type="float">
            <text:p>320,564 </text:p>
          </table:table-cell>
          <table:table-cell table:style-name="ce15" office:value-type="float" office:value="201622" calcext:value-type="float">
            <text:p>201,622 </text:p>
          </table:table-cell>
          <table:table-cell table:style-name="ce15" office:value-type="float" office:value="118942" calcext:value-type="float">
            <text:p>118,942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日本 Japan</text:p>
          </table:table-cell>
          <table:table-cell table:style-name="ce15" table:formula="of:=[.D6]+[.E6]" office:value-type="float" office:value="4295240" calcext:value-type="float">
            <text:p>4,295,240 </text:p>
          </table:table-cell>
          <table:table-cell table:style-name="ce15" office:value-type="float" office:value="1813371" calcext:value-type="float">
            <text:p>1,813,371 </text:p>
          </table:table-cell>
          <table:table-cell table:style-name="ce15" office:value-type="float" office:value="2481869" calcext:value-type="float">
            <text:p>2,481,869 </text:p>
          </table:table-cell>
          <table:table-cell table:style-name="ce15" table:formula="of:=[.G6]+[.H6]" office:value-type="float" office:value="368475" calcext:value-type="float">
            <text:p>368,475 </text:p>
          </table:table-cell>
          <table:table-cell table:style-name="ce15" office:value-type="float" office:value="185735" calcext:value-type="float">
            <text:p>185,735 </text:p>
          </table:table-cell>
          <table:table-cell table:style-name="ce15" office:value-type="float" office:value="182740" calcext:value-type="float">
            <text:p>182,740 </text:p>
          </table:table-cell>
          <table:table-cell table:style-name="ce15" table:formula="of:=[.J6]+[.K6]" office:value-type="float" office:value="194496" calcext:value-type="float">
            <text:p>194,496 </text:p>
          </table:table-cell>
          <table:table-cell table:style-name="ce15" office:value-type="float" office:value="90656" calcext:value-type="float">
            <text:p>90,656 </text:p>
          </table:table-cell>
          <table:table-cell table:style-name="ce15" office:value-type="float" office:value="103840" calcext:value-type="float">
            <text:p>103,840 </text:p>
          </table:table-cell>
          <table:table-cell table:style-name="ce15" table:formula="of:=[.M6]+[.N6]" office:value-type="float" office:value="739221" calcext:value-type="float">
            <text:p>739,221 </text:p>
          </table:table-cell>
          <table:table-cell table:style-name="ce15" office:value-type="float" office:value="286531" calcext:value-type="float">
            <text:p>286,531 </text:p>
          </table:table-cell>
          <table:table-cell table:style-name="ce15" office:value-type="float" office:value="452690" calcext:value-type="float">
            <text:p>452,690 </text:p>
          </table:table-cell>
          <table:table-cell table:style-name="ce15" table:formula="of:=[.P6]+[.Q6]" office:value-type="float" office:value="1076673" calcext:value-type="float">
            <text:p>1,076,673 </text:p>
          </table:table-cell>
          <table:table-cell table:style-name="ce15" office:value-type="float" office:value="461058" calcext:value-type="float">
            <text:p>461,058 </text:p>
          </table:table-cell>
          <table:table-cell table:style-name="ce15" office:value-type="float" office:value="615615" calcext:value-type="float">
            <text:p>615,615 </text:p>
          </table:table-cell>
          <table:table-cell table:style-name="ce15" table:formula="of:=[.S6]+[.T6]" office:value-type="float" office:value="768012" calcext:value-type="float">
            <text:p>768,012 </text:p>
          </table:table-cell>
          <table:table-cell table:style-name="ce15" office:value-type="float" office:value="323739" calcext:value-type="float">
            <text:p>323,739 </text:p>
          </table:table-cell>
          <table:table-cell table:style-name="ce15" office:value-type="float" office:value="444273" calcext:value-type="float">
            <text:p>444,273 </text:p>
          </table:table-cell>
          <table:table-cell table:style-name="ce15" table:formula="of:=[.V6]+[.W6]" office:value-type="float" office:value="609087" calcext:value-type="float">
            <text:p>609,087 </text:p>
          </table:table-cell>
          <table:table-cell table:style-name="ce15" office:value-type="float" office:value="236227" calcext:value-type="float">
            <text:p>236,227 </text:p>
          </table:table-cell>
          <table:table-cell table:style-name="ce15" office:value-type="float" office:value="372860" calcext:value-type="float">
            <text:p>372,860 </text:p>
          </table:table-cell>
          <table:table-cell table:style-name="ce15" table:formula="of:=[.Y6]+[.Z6]" office:value-type="float" office:value="286762" calcext:value-type="float">
            <text:p>286,762 </text:p>
          </table:table-cell>
          <table:table-cell table:style-name="ce15" office:value-type="float" office:value="117423" calcext:value-type="float">
            <text:p>117,423 </text:p>
          </table:table-cell>
          <table:table-cell table:style-name="ce15" office:value-type="float" office:value="169339" calcext:value-type="float">
            <text:p>169,339 </text:p>
          </table:table-cell>
          <table:table-cell table:style-name="ce15" table:formula="of:=[.AB6]+[.AC6]" office:value-type="float" office:value="252514" calcext:value-type="float">
            <text:p>252,514 </text:p>
          </table:table-cell>
          <table:table-cell table:style-name="ce15" office:value-type="float" office:value="112002" calcext:value-type="float">
            <text:p>112,002 </text:p>
          </table:table-cell>
          <table:table-cell table:style-name="ce15" office:value-type="float" office:value="140512" calcext:value-type="float">
            <text:p>140,512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韓國 Korea,Republic of</text:p>
          </table:table-cell>
          <table:table-cell table:style-name="ce15" table:formula="of:=[.D7]+[.E7]" office:value-type="float" office:value="808420" calcext:value-type="float">
            <text:p>808,420 </text:p>
          </table:table-cell>
          <table:table-cell table:style-name="ce15" office:value-type="float" office:value="261947" calcext:value-type="float">
            <text:p>261,947 </text:p>
          </table:table-cell>
          <table:table-cell table:style-name="ce15" office:value-type="float" office:value="546473" calcext:value-type="float">
            <text:p>546,473 </text:p>
          </table:table-cell>
          <table:table-cell table:style-name="ce15" table:formula="of:=[.G7]+[.H7]" office:value-type="float" office:value="49993" calcext:value-type="float">
            <text:p>49,993 </text:p>
          </table:table-cell>
          <table:table-cell table:style-name="ce15" office:value-type="float" office:value="24532" calcext:value-type="float">
            <text:p>24,532 </text:p>
          </table:table-cell>
          <table:table-cell table:style-name="ce15" office:value-type="float" office:value="25461" calcext:value-type="float">
            <text:p>25,461 </text:p>
          </table:table-cell>
          <table:table-cell table:style-name="ce15" table:formula="of:=[.J7]+[.K7]" office:value-type="float" office:value="51069" calcext:value-type="float">
            <text:p>51,069 </text:p>
          </table:table-cell>
          <table:table-cell table:style-name="ce15" office:value-type="float" office:value="17062" calcext:value-type="float">
            <text:p>17,062 </text:p>
          </table:table-cell>
          <table:table-cell table:style-name="ce15" office:value-type="float" office:value="34007" calcext:value-type="float">
            <text:p>34,007 </text:p>
          </table:table-cell>
          <table:table-cell table:style-name="ce15" table:formula="of:=[.M7]+[.N7]" office:value-type="float" office:value="177825" calcext:value-type="float">
            <text:p>177,825 </text:p>
          </table:table-cell>
          <table:table-cell table:style-name="ce15" office:value-type="float" office:value="42961" calcext:value-type="float">
            <text:p>42,961 </text:p>
          </table:table-cell>
          <table:table-cell table:style-name="ce15" office:value-type="float" office:value="134864" calcext:value-type="float">
            <text:p>134,864 </text:p>
          </table:table-cell>
          <table:table-cell table:style-name="ce15" table:formula="of:=[.P7]+[.Q7]" office:value-type="float" office:value="213388" calcext:value-type="float">
            <text:p>213,388 </text:p>
          </table:table-cell>
          <table:table-cell table:style-name="ce15" office:value-type="float" office:value="65518" calcext:value-type="float">
            <text:p>65,518 </text:p>
          </table:table-cell>
          <table:table-cell table:style-name="ce15" office:value-type="float" office:value="147870" calcext:value-type="float">
            <text:p>147,870 </text:p>
          </table:table-cell>
          <table:table-cell table:style-name="ce15" table:formula="of:=[.S7]+[.T7]" office:value-type="float" office:value="154792" calcext:value-type="float">
            <text:p>154,792 </text:p>
          </table:table-cell>
          <table:table-cell table:style-name="ce15" office:value-type="float" office:value="53043" calcext:value-type="float">
            <text:p>53,043 </text:p>
          </table:table-cell>
          <table:table-cell table:style-name="ce15" office:value-type="float" office:value="101749" calcext:value-type="float">
            <text:p>101,749 </text:p>
          </table:table-cell>
          <table:table-cell table:style-name="ce15" table:formula="of:=[.V7]+[.W7]" office:value-type="float" office:value="95959" calcext:value-type="float">
            <text:p>95,959 </text:p>
          </table:table-cell>
          <table:table-cell table:style-name="ce15" office:value-type="float" office:value="34012" calcext:value-type="float">
            <text:p>34,012 </text:p>
          </table:table-cell>
          <table:table-cell table:style-name="ce15" office:value-type="float" office:value="61947" calcext:value-type="float">
            <text:p>61,947 </text:p>
          </table:table-cell>
          <table:table-cell table:style-name="ce15" table:formula="of:=[.Y7]+[.Z7]" office:value-type="float" office:value="35308" calcext:value-type="float">
            <text:p>35,308 </text:p>
          </table:table-cell>
          <table:table-cell table:style-name="ce15" office:value-type="float" office:value="12832" calcext:value-type="float">
            <text:p>12,832 </text:p>
          </table:table-cell>
          <table:table-cell table:style-name="ce15" office:value-type="float" office:value="22476" calcext:value-type="float">
            <text:p>22,476 </text:p>
          </table:table-cell>
          <table:table-cell table:style-name="ce15" table:formula="of:=[.AB7]+[.AC7]" office:value-type="float" office:value="30086" calcext:value-type="float">
            <text:p>30,086 </text:p>
          </table:table-cell>
          <table:table-cell table:style-name="ce15" office:value-type="float" office:value="11987" calcext:value-type="float">
            <text:p>11,987 </text:p>
          </table:table-cell>
          <table:table-cell table:style-name="ce15" office:value-type="float" office:value="18099" calcext:value-type="float">
            <text:p>18,099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新加坡 Singapore</text:p>
          </table:table-cell>
          <table:table-cell table:style-name="ce15" table:formula="of:=[.D8]+[.E8]" office:value-type="float" office:value="319915" calcext:value-type="float">
            <text:p>319,915 </text:p>
          </table:table-cell>
          <table:table-cell table:style-name="ce15" office:value-type="float" office:value="143285" calcext:value-type="float">
            <text:p>143,285 </text:p>
          </table:table-cell>
          <table:table-cell table:style-name="ce15" office:value-type="float" office:value="176630" calcext:value-type="float">
            <text:p>176,630 </text:p>
          </table:table-cell>
          <table:table-cell table:style-name="ce15" table:formula="of:=[.G8]+[.H8]" office:value-type="float" office:value="26763" calcext:value-type="float">
            <text:p>26,763 </text:p>
          </table:table-cell>
          <table:table-cell table:style-name="ce15" office:value-type="float" office:value="14311" calcext:value-type="float">
            <text:p>14,311 </text:p>
          </table:table-cell>
          <table:table-cell table:style-name="ce15" office:value-type="float" office:value="12452" calcext:value-type="float">
            <text:p>12,452 </text:p>
          </table:table-cell>
          <table:table-cell table:style-name="ce15" table:formula="of:=[.J8]+[.K8]" office:value-type="float" office:value="15648" calcext:value-type="float">
            <text:p>15,648 </text:p>
          </table:table-cell>
          <table:table-cell table:style-name="ce15" office:value-type="float" office:value="7400" calcext:value-type="float">
            <text:p>7,400 </text:p>
          </table:table-cell>
          <table:table-cell table:style-name="ce15" office:value-type="float" office:value="8248" calcext:value-type="float">
            <text:p>8,248 </text:p>
          </table:table-cell>
          <table:table-cell table:style-name="ce15" table:formula="of:=[.M8]+[.N8]" office:value-type="float" office:value="60136" calcext:value-type="float">
            <text:p>60,136 </text:p>
          </table:table-cell>
          <table:table-cell table:style-name="ce15" office:value-type="float" office:value="20399" calcext:value-type="float">
            <text:p>20,399 </text:p>
          </table:table-cell>
          <table:table-cell table:style-name="ce15" office:value-type="float" office:value="39737" calcext:value-type="float">
            <text:p>39,737 </text:p>
          </table:table-cell>
          <table:table-cell table:style-name="ce15" table:formula="of:=[.P8]+[.Q8]" office:value-type="float" office:value="76539" calcext:value-type="float">
            <text:p>76,539 </text:p>
          </table:table-cell>
          <table:table-cell table:style-name="ce15" office:value-type="float" office:value="33617" calcext:value-type="float">
            <text:p>33,617 </text:p>
          </table:table-cell>
          <table:table-cell table:style-name="ce15" office:value-type="float" office:value="42922" calcext:value-type="float">
            <text:p>42,922 </text:p>
          </table:table-cell>
          <table:table-cell table:style-name="ce15" table:formula="of:=[.S8]+[.T8]" office:value-type="float" office:value="64239" calcext:value-type="float">
            <text:p>64,239 </text:p>
          </table:table-cell>
          <table:table-cell table:style-name="ce15" office:value-type="float" office:value="30974" calcext:value-type="float">
            <text:p>30,974 </text:p>
          </table:table-cell>
          <table:table-cell table:style-name="ce15" office:value-type="float" office:value="33265" calcext:value-type="float">
            <text:p>33,265 </text:p>
          </table:table-cell>
          <table:table-cell table:style-name="ce15" table:formula="of:=[.V8]+[.W8]" office:value-type="float" office:value="43610" calcext:value-type="float">
            <text:p>43,610 </text:p>
          </table:table-cell>
          <table:table-cell table:style-name="ce15" office:value-type="float" office:value="20784" calcext:value-type="float">
            <text:p>20,784 </text:p>
          </table:table-cell>
          <table:table-cell table:style-name="ce15" office:value-type="float" office:value="22826" calcext:value-type="float">
            <text:p>22,826 </text:p>
          </table:table-cell>
          <table:table-cell table:style-name="ce15" table:formula="of:=[.Y8]+[.Z8]" office:value-type="float" office:value="17895" calcext:value-type="float">
            <text:p>17,895 </text:p>
          </table:table-cell>
          <table:table-cell table:style-name="ce15" office:value-type="float" office:value="8597" calcext:value-type="float">
            <text:p>8,597 </text:p>
          </table:table-cell>
          <table:table-cell table:style-name="ce15" office:value-type="float" office:value="9298" calcext:value-type="float">
            <text:p>9,298 </text:p>
          </table:table-cell>
          <table:table-cell table:style-name="ce15" table:formula="of:=[.AB8]+[.AC8]" office:value-type="float" office:value="15085" calcext:value-type="float">
            <text:p>15,085 </text:p>
          </table:table-cell>
          <table:table-cell table:style-name="ce15" office:value-type="float" office:value="7203" calcext:value-type="float">
            <text:p>7,203 </text:p>
          </table:table-cell>
          <table:table-cell table:style-name="ce15" office:value-type="float" office:value="7882" calcext:value-type="float">
            <text:p>7,882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馬來西亞 Malaysia</text:p>
          </table:table-cell>
          <table:table-cell table:style-name="ce15" table:formula="of:=[.D9]+[.E9]" office:value-type="float" office:value="245298" calcext:value-type="float">
            <text:p>245,298 </text:p>
          </table:table-cell>
          <table:table-cell table:style-name="ce15" office:value-type="float" office:value="118121" calcext:value-type="float">
            <text:p>118,121 </text:p>
          </table:table-cell>
          <table:table-cell table:style-name="ce15" office:value-type="float" office:value="127177" calcext:value-type="float">
            <text:p>127,177 </text:p>
          </table:table-cell>
          <table:table-cell table:style-name="ce15" table:formula="of:=[.G9]+[.H9]" office:value-type="float" office:value="16369" calcext:value-type="float">
            <text:p>16,369 </text:p>
          </table:table-cell>
          <table:table-cell table:style-name="ce15" office:value-type="float" office:value="8926" calcext:value-type="float">
            <text:p>8,926 </text:p>
          </table:table-cell>
          <table:table-cell table:style-name="ce15" office:value-type="float" office:value="7443" calcext:value-type="float">
            <text:p>7,443 </text:p>
          </table:table-cell>
          <table:table-cell table:style-name="ce15" table:formula="of:=[.J9]+[.K9]" office:value-type="float" office:value="10940" calcext:value-type="float">
            <text:p>10,940 </text:p>
          </table:table-cell>
          <table:table-cell table:style-name="ce15" office:value-type="float" office:value="5386" calcext:value-type="float">
            <text:p>5,386 </text:p>
          </table:table-cell>
          <table:table-cell table:style-name="ce15" office:value-type="float" office:value="5554" calcext:value-type="float">
            <text:p>5,554 </text:p>
          </table:table-cell>
          <table:table-cell table:style-name="ce15" table:formula="of:=[.M9]+[.N9]" office:value-type="float" office:value="43038" calcext:value-type="float">
            <text:p>43,038 </text:p>
          </table:table-cell>
          <table:table-cell table:style-name="ce15" office:value-type="float" office:value="18185" calcext:value-type="float">
            <text:p>18,185 </text:p>
          </table:table-cell>
          <table:table-cell table:style-name="ce15" office:value-type="float" office:value="24853" calcext:value-type="float">
            <text:p>24,853 </text:p>
          </table:table-cell>
          <table:table-cell table:style-name="ce15" table:formula="of:=[.P9]+[.Q9]" office:value-type="float" office:value="54055" calcext:value-type="float">
            <text:p>54,055 </text:p>
          </table:table-cell>
          <table:table-cell table:style-name="ce15" office:value-type="float" office:value="25732" calcext:value-type="float">
            <text:p>25,732 </text:p>
          </table:table-cell>
          <table:table-cell table:style-name="ce15" office:value-type="float" office:value="28323" calcext:value-type="float">
            <text:p>28,323 </text:p>
          </table:table-cell>
          <table:table-cell table:style-name="ce15" table:formula="of:=[.S9]+[.T9]" office:value-type="float" office:value="48550" calcext:value-type="float">
            <text:p>48,550 </text:p>
          </table:table-cell>
          <table:table-cell table:style-name="ce15" office:value-type="float" office:value="23527" calcext:value-type="float">
            <text:p>23,527 </text:p>
          </table:table-cell>
          <table:table-cell table:style-name="ce15" office:value-type="float" office:value="25023" calcext:value-type="float">
            <text:p>25,023 </text:p>
          </table:table-cell>
          <table:table-cell table:style-name="ce15" table:formula="of:=[.V9]+[.W9]" office:value-type="float" office:value="40762" calcext:value-type="float">
            <text:p>40,762 </text:p>
          </table:table-cell>
          <table:table-cell table:style-name="ce15" office:value-type="float" office:value="20139" calcext:value-type="float">
            <text:p>20,139 </text:p>
          </table:table-cell>
          <table:table-cell table:style-name="ce15" office:value-type="float" office:value="20623" calcext:value-type="float">
            <text:p>20,623 </text:p>
          </table:table-cell>
          <table:table-cell table:style-name="ce15" table:formula="of:=[.Y9]+[.Z9]" office:value-type="float" office:value="17302" calcext:value-type="float">
            <text:p>17,302 </text:p>
          </table:table-cell>
          <table:table-cell table:style-name="ce15" office:value-type="float" office:value="8766" calcext:value-type="float">
            <text:p>8,766 </text:p>
          </table:table-cell>
          <table:table-cell table:style-name="ce15" office:value-type="float" office:value="8536" calcext:value-type="float">
            <text:p>8,536 </text:p>
          </table:table-cell>
          <table:table-cell table:style-name="ce15" table:formula="of:=[.AB9]+[.AC9]" office:value-type="float" office:value="14282" calcext:value-type="float">
            <text:p>14,282 </text:p>
          </table:table-cell>
          <table:table-cell table:style-name="ce15" office:value-type="float" office:value="7460" calcext:value-type="float">
            <text:p>7,460 </text:p>
          </table:table-cell>
          <table:table-cell table:style-name="ce15" office:value-type="float" office:value="6822" calcext:value-type="float">
            <text:p>6,822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泰國 Thailand</text:p>
          </table:table-cell>
          <table:table-cell table:style-name="ce15" table:formula="of:=[.D10]+[.E10]" office:value-type="float" office:value="532787" calcext:value-type="float">
            <text:p>532,787 </text:p>
          </table:table-cell>
          <table:table-cell table:style-name="ce15" office:value-type="float" office:value="258954" calcext:value-type="float">
            <text:p>258,954 </text:p>
          </table:table-cell>
          <table:table-cell table:style-name="ce15" office:value-type="float" office:value="273833" calcext:value-type="float">
            <text:p>273,833 </text:p>
          </table:table-cell>
          <table:table-cell table:style-name="ce15" table:formula="of:=[.G10]+[.H10]" office:value-type="float" office:value="26154" calcext:value-type="float">
            <text:p>26,154 </text:p>
          </table:table-cell>
          <table:table-cell table:style-name="ce15" office:value-type="float" office:value="13271" calcext:value-type="float">
            <text:p>13,271 </text:p>
          </table:table-cell>
          <table:table-cell table:style-name="ce15" office:value-type="float" office:value="12883" calcext:value-type="float">
            <text:p>12,883 </text:p>
          </table:table-cell>
          <table:table-cell table:style-name="ce15" table:formula="of:=[.J10]+[.K10]" office:value-type="float" office:value="19863" calcext:value-type="float">
            <text:p>19,863 </text:p>
          </table:table-cell>
          <table:table-cell table:style-name="ce15" office:value-type="float" office:value="9166" calcext:value-type="float">
            <text:p>9,166 </text:p>
          </table:table-cell>
          <table:table-cell table:style-name="ce15" office:value-type="float" office:value="10697" calcext:value-type="float">
            <text:p>10,697 </text:p>
          </table:table-cell>
          <table:table-cell table:style-name="ce15" table:formula="of:=[.M10]+[.N10]" office:value-type="float" office:value="116941" calcext:value-type="float">
            <text:p>116,941 </text:p>
          </table:table-cell>
          <table:table-cell table:style-name="ce15" office:value-type="float" office:value="50904" calcext:value-type="float">
            <text:p>50,904 </text:p>
          </table:table-cell>
          <table:table-cell table:style-name="ce15" office:value-type="float" office:value="66037" calcext:value-type="float">
            <text:p>66,037 </text:p>
          </table:table-cell>
          <table:table-cell table:style-name="ce15" table:formula="of:=[.P10]+[.Q10]" office:value-type="float" office:value="135033" calcext:value-type="float">
            <text:p>135,033 </text:p>
          </table:table-cell>
          <table:table-cell table:style-name="ce15" office:value-type="float" office:value="64951" calcext:value-type="float">
            <text:p>64,951 </text:p>
          </table:table-cell>
          <table:table-cell table:style-name="ce15" office:value-type="float" office:value="70082" calcext:value-type="float">
            <text:p>70,082 </text:p>
          </table:table-cell>
          <table:table-cell table:style-name="ce15" table:formula="of:=[.S10]+[.T10]" office:value-type="float" office:value="101130" calcext:value-type="float">
            <text:p>101,130 </text:p>
          </table:table-cell>
          <table:table-cell table:style-name="ce15" office:value-type="float" office:value="51080" calcext:value-type="float">
            <text:p>51,080 </text:p>
          </table:table-cell>
          <table:table-cell table:style-name="ce15" office:value-type="float" office:value="50050" calcext:value-type="float">
            <text:p>50,050 </text:p>
          </table:table-cell>
          <table:table-cell table:style-name="ce15" table:formula="of:=[.V10]+[.W10]" office:value-type="float" office:value="77986" calcext:value-type="float">
            <text:p>77,986 </text:p>
          </table:table-cell>
          <table:table-cell table:style-name="ce15" office:value-type="float" office:value="39926" calcext:value-type="float">
            <text:p>39,926 </text:p>
          </table:table-cell>
          <table:table-cell table:style-name="ce15" office:value-type="float" office:value="38060" calcext:value-type="float">
            <text:p>38,060 </text:p>
          </table:table-cell>
          <table:table-cell table:style-name="ce15" table:formula="of:=[.Y10]+[.Z10]" office:value-type="float" office:value="31564" calcext:value-type="float">
            <text:p>31,564 </text:p>
          </table:table-cell>
          <table:table-cell table:style-name="ce15" office:value-type="float" office:value="16573" calcext:value-type="float">
            <text:p>16,573 </text:p>
          </table:table-cell>
          <table:table-cell table:style-name="ce15" office:value-type="float" office:value="14991" calcext:value-type="float">
            <text:p>14,991 </text:p>
          </table:table-cell>
          <table:table-cell table:style-name="ce15" table:formula="of:=[.AB10]+[.AC10]" office:value-type="float" office:value="24116" calcext:value-type="float">
            <text:p>24,116 </text:p>
          </table:table-cell>
          <table:table-cell table:style-name="ce15" office:value-type="float" office:value="13083" calcext:value-type="float">
            <text:p>13,083 </text:p>
          </table:table-cell>
          <table:table-cell table:style-name="ce15" office:value-type="float" office:value="11033" calcext:value-type="float">
            <text:p>11,033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菲律賓 Philippines</text:p>
          </table:table-cell>
          <table:table-cell table:style-name="ce15" table:formula="of:=[.D11]+[.E11]" office:value-type="float" office:value="231801" calcext:value-type="float">
            <text:p>231,801 </text:p>
          </table:table-cell>
          <table:table-cell table:style-name="ce15" office:value-type="float" office:value="122738" calcext:value-type="float">
            <text:p>122,738 </text:p>
          </table:table-cell>
          <table:table-cell table:style-name="ce15" office:value-type="float" office:value="109063" calcext:value-type="float">
            <text:p>109,063 </text:p>
          </table:table-cell>
          <table:table-cell table:style-name="ce15" table:formula="of:=[.G11]+[.H11]" office:value-type="float" office:value="11119" calcext:value-type="float">
            <text:p>11,119 </text:p>
          </table:table-cell>
          <table:table-cell table:style-name="ce15" office:value-type="float" office:value="5821" calcext:value-type="float">
            <text:p>5,821 </text:p>
          </table:table-cell>
          <table:table-cell table:style-name="ce15" office:value-type="float" office:value="5298" calcext:value-type="float">
            <text:p>5,298 </text:p>
          </table:table-cell>
          <table:table-cell table:style-name="ce15" table:formula="of:=[.J11]+[.K11]" office:value-type="float" office:value="9564" calcext:value-type="float">
            <text:p>9,564 </text:p>
          </table:table-cell>
          <table:table-cell table:style-name="ce15" office:value-type="float" office:value="4759" calcext:value-type="float">
            <text:p>4,759 </text:p>
          </table:table-cell>
          <table:table-cell table:style-name="ce15" office:value-type="float" office:value="4805" calcext:value-type="float">
            <text:p>4,805 </text:p>
          </table:table-cell>
          <table:table-cell table:style-name="ce15" table:formula="of:=[.M11]+[.N11]" office:value-type="float" office:value="56554" calcext:value-type="float">
            <text:p>56,554 </text:p>
          </table:table-cell>
          <table:table-cell table:style-name="ce15" office:value-type="float" office:value="24934" calcext:value-type="float">
            <text:p>24,934 </text:p>
          </table:table-cell>
          <table:table-cell table:style-name="ce15" office:value-type="float" office:value="31620" calcext:value-type="float">
            <text:p>31,620 </text:p>
          </table:table-cell>
          <table:table-cell table:style-name="ce15" table:formula="of:=[.P11]+[.Q11]" office:value-type="float" office:value="59193" calcext:value-type="float">
            <text:p>59,193 </text:p>
          </table:table-cell>
          <table:table-cell table:style-name="ce15" office:value-type="float" office:value="31680" calcext:value-type="float">
            <text:p>31,680 </text:p>
          </table:table-cell>
          <table:table-cell table:style-name="ce15" office:value-type="float" office:value="27513" calcext:value-type="float">
            <text:p>27,513 </text:p>
          </table:table-cell>
          <table:table-cell table:style-name="ce15" table:formula="of:=[.S11]+[.T11]" office:value-type="float" office:value="43288" calcext:value-type="float">
            <text:p>43,288 </text:p>
          </table:table-cell>
          <table:table-cell table:style-name="ce15" office:value-type="float" office:value="24456" calcext:value-type="float">
            <text:p>24,456 </text:p>
          </table:table-cell>
          <table:table-cell table:style-name="ce15" office:value-type="float" office:value="18832" calcext:value-type="float">
            <text:p>18,832 </text:p>
          </table:table-cell>
          <table:table-cell table:style-name="ce15" table:formula="of:=[.V11]+[.W11]" office:value-type="float" office:value="31223" calcext:value-type="float">
            <text:p>31,223 </text:p>
          </table:table-cell>
          <table:table-cell table:style-name="ce15" office:value-type="float" office:value="18335" calcext:value-type="float">
            <text:p>18,335 </text:p>
          </table:table-cell>
          <table:table-cell table:style-name="ce15" office:value-type="float" office:value="12888" calcext:value-type="float">
            <text:p>12,888 </text:p>
          </table:table-cell>
          <table:table-cell table:style-name="ce15" table:formula="of:=[.Y11]+[.Z11]" office:value-type="float" office:value="12070" calcext:value-type="float">
            <text:p>12,070 </text:p>
          </table:table-cell>
          <table:table-cell table:style-name="ce15" office:value-type="float" office:value="7484" calcext:value-type="float">
            <text:p>7,484 </text:p>
          </table:table-cell>
          <table:table-cell table:style-name="ce15" office:value-type="float" office:value="4586" calcext:value-type="float">
            <text:p>4,586 </text:p>
          </table:table-cell>
          <table:table-cell table:style-name="ce15" table:formula="of:=[.AB11]+[.AC11]" office:value-type="float" office:value="8790" calcext:value-type="float">
            <text:p>8,790 </text:p>
          </table:table-cell>
          <table:table-cell table:style-name="ce15" office:value-type="float" office:value="5269" calcext:value-type="float">
            <text:p>5,269 </text:p>
          </table:table-cell>
          <table:table-cell table:style-name="ce15" office:value-type="float" office:value="3521" calcext:value-type="float">
            <text:p>3,521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印尼 Indonesia</text:p>
          </table:table-cell>
          <table:table-cell table:style-name="ce15" table:formula="of:=[.D12]+[.E12]" office:value-type="float" office:value="175738" calcext:value-type="float">
            <text:p>175,738 </text:p>
          </table:table-cell>
          <table:table-cell table:style-name="ce15" office:value-type="float" office:value="86866" calcext:value-type="float">
            <text:p>86,866 </text:p>
          </table:table-cell>
          <table:table-cell table:style-name="ce15" office:value-type="float" office:value="88872" calcext:value-type="float">
            <text:p>88,872 </text:p>
          </table:table-cell>
          <table:table-cell table:style-name="ce15" table:formula="of:=[.G12]+[.H12]" office:value-type="float" office:value="11138" calcext:value-type="float">
            <text:p>11,138 </text:p>
          </table:table-cell>
          <table:table-cell table:style-name="ce15" office:value-type="float" office:value="5742" calcext:value-type="float">
            <text:p>5,742 </text:p>
          </table:table-cell>
          <table:table-cell table:style-name="ce15" office:value-type="float" office:value="5396" calcext:value-type="float">
            <text:p>5,396 </text:p>
          </table:table-cell>
          <table:table-cell table:style-name="ce15" table:formula="of:=[.J12]+[.K12]" office:value-type="float" office:value="7136" calcext:value-type="float">
            <text:p>7,136 </text:p>
          </table:table-cell>
          <table:table-cell table:style-name="ce15" office:value-type="float" office:value="3403" calcext:value-type="float">
            <text:p>3,403 </text:p>
          </table:table-cell>
          <table:table-cell table:style-name="ce15" office:value-type="float" office:value="3733" calcext:value-type="float">
            <text:p>3,733 </text:p>
          </table:table-cell>
          <table:table-cell table:style-name="ce15" table:formula="of:=[.M12]+[.N12]" office:value-type="float" office:value="30311" calcext:value-type="float">
            <text:p>30,311 </text:p>
          </table:table-cell>
          <table:table-cell table:style-name="ce15" office:value-type="float" office:value="12551" calcext:value-type="float">
            <text:p>12,551 </text:p>
          </table:table-cell>
          <table:table-cell table:style-name="ce15" office:value-type="float" office:value="17760" calcext:value-type="float">
            <text:p>17,760 </text:p>
          </table:table-cell>
          <table:table-cell table:style-name="ce15" table:formula="of:=[.P12]+[.Q12]" office:value-type="float" office:value="44266" calcext:value-type="float">
            <text:p>44,266 </text:p>
          </table:table-cell>
          <table:table-cell table:style-name="ce15" office:value-type="float" office:value="21148" calcext:value-type="float">
            <text:p>21,148 </text:p>
          </table:table-cell>
          <table:table-cell table:style-name="ce15" office:value-type="float" office:value="23118" calcext:value-type="float">
            <text:p>23,118 </text:p>
          </table:table-cell>
          <table:table-cell table:style-name="ce15" table:formula="of:=[.S12]+[.T12]" office:value-type="float" office:value="36001" calcext:value-type="float">
            <text:p>36,001 </text:p>
          </table:table-cell>
          <table:table-cell table:style-name="ce15" office:value-type="float" office:value="17954" calcext:value-type="float">
            <text:p>17,954 </text:p>
          </table:table-cell>
          <table:table-cell table:style-name="ce15" office:value-type="float" office:value="18047" calcext:value-type="float">
            <text:p>18,047 </text:p>
          </table:table-cell>
          <table:table-cell table:style-name="ce15" table:formula="of:=[.V12]+[.W12]" office:value-type="float" office:value="27501" calcext:value-type="float">
            <text:p>27,501 </text:p>
          </table:table-cell>
          <table:table-cell table:style-name="ce15" office:value-type="float" office:value="15086" calcext:value-type="float">
            <text:p>15,086 </text:p>
          </table:table-cell>
          <table:table-cell table:style-name="ce15" office:value-type="float" office:value="12415" calcext:value-type="float">
            <text:p>12,415 </text:p>
          </table:table-cell>
          <table:table-cell table:style-name="ce15" table:formula="of:=[.Y12]+[.Z12]" office:value-type="float" office:value="11043" calcext:value-type="float">
            <text:p>11,043 </text:p>
          </table:table-cell>
          <table:table-cell table:style-name="ce15" office:value-type="float" office:value="6399" calcext:value-type="float">
            <text:p>6,399 </text:p>
          </table:table-cell>
          <table:table-cell table:style-name="ce15" office:value-type="float" office:value="4644" calcext:value-type="float">
            <text:p>4,644 </text:p>
          </table:table-cell>
          <table:table-cell table:style-name="ce15" table:formula="of:=[.AB12]+[.AC12]" office:value-type="float" office:value="8342" calcext:value-type="float">
            <text:p>8,342 </text:p>
          </table:table-cell>
          <table:table-cell table:style-name="ce15" office:value-type="float" office:value="4583" calcext:value-type="float">
            <text:p>4,583 </text:p>
          </table:table-cell>
          <table:table-cell table:style-name="ce15" office:value-type="float" office:value="3759" calcext:value-type="float">
            <text:p>3,759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汶淶 Brunei</text:p>
          </table:table-cell>
          <table:table-cell table:style-name="ce15" table:formula="of:=[.D13]+[.E13]" office:value-type="float" office:value="540" calcext:value-type="float">
            <text:p>540 </text:p>
          </table:table-cell>
          <table:table-cell table:style-name="ce15" office:value-type="float" office:value="264" calcext:value-type="float">
            <text:p>264 </text:p>
          </table:table-cell>
          <table:table-cell table:style-name="ce15" office:value-type="float" office:value="276" calcext:value-type="float">
            <text:p>276 </text:p>
          </table:table-cell>
          <table:table-cell table:style-name="ce15" table:formula="of:=[.G13]+[.H13]" office:value-type="float" office:value="7" calcext:value-type="float">
            <text:p>7 </text:p>
          </table:table-cell>
          <table:table-cell table:style-name="ce15" office:value-type="float" office:value="4" calcext:value-type="float">
            <text:p>4 </text:p>
          </table:table-cell>
          <table:table-cell table:style-name="ce15" office:value-type="float" office:value="3" calcext:value-type="float">
            <text:p>3 </text:p>
          </table:table-cell>
          <table:table-cell table:style-name="ce15" table:formula="of:=[.J13]+[.K13]" office:value-type="float" office:value="15" calcext:value-type="float">
            <text:p>15 </text:p>
          </table:table-cell>
          <table:table-cell table:style-name="ce15" office:value-type="float" office:value="7" calcext:value-type="float">
            <text:p>7 </text:p>
          </table:table-cell>
          <table:table-cell table:style-name="ce15" office:value-type="float" office:value="8" calcext:value-type="float">
            <text:p>8 </text:p>
          </table:table-cell>
          <table:table-cell table:style-name="ce15" table:formula="of:=[.M13]+[.N13]" office:value-type="float" office:value="58" calcext:value-type="float">
            <text:p>58 </text:p>
          </table:table-cell>
          <table:table-cell table:style-name="ce15" office:value-type="float" office:value="21" calcext:value-type="float">
            <text:p>21 </text:p>
          </table:table-cell>
          <table:table-cell table:style-name="ce15" office:value-type="float" office:value="37" calcext:value-type="float">
            <text:p>37 </text:p>
          </table:table-cell>
          <table:table-cell table:style-name="ce15" table:formula="of:=[.P13]+[.Q13]" office:value-type="float" office:value="58" calcext:value-type="float">
            <text:p>58 </text:p>
          </table:table-cell>
          <table:table-cell table:style-name="ce15" office:value-type="float" office:value="34" calcext:value-type="float">
            <text:p>34 </text:p>
          </table:table-cell>
          <table:table-cell table:style-name="ce15" office:value-type="float" office:value="24" calcext:value-type="float">
            <text:p>24 </text:p>
          </table:table-cell>
          <table:table-cell table:style-name="ce15" table:formula="of:=[.S13]+[.T13]" office:value-type="float" office:value="101" calcext:value-type="float">
            <text:p>101 </text:p>
          </table:table-cell>
          <table:table-cell table:style-name="ce15" office:value-type="float" office:value="51" calcext:value-type="float">
            <text:p>51 </text:p>
          </table:table-cell>
          <table:table-cell table:style-name="ce15" office:value-type="float" office:value="50" calcext:value-type="float">
            <text:p>50 </text:p>
          </table:table-cell>
          <table:table-cell table:style-name="ce15" table:formula="of:=[.V13]+[.W13]" office:value-type="float" office:value="137" calcext:value-type="float">
            <text:p>137 </text:p>
          </table:table-cell>
          <table:table-cell table:style-name="ce15" office:value-type="float" office:value="59" calcext:value-type="float">
            <text:p>59 </text:p>
          </table:table-cell>
          <table:table-cell table:style-name="ce15" office:value-type="float" office:value="78" calcext:value-type="float">
            <text:p>78 </text:p>
          </table:table-cell>
          <table:table-cell table:style-name="ce15" table:formula="of:=[.Y13]+[.Z13]" office:value-type="float" office:value="87" calcext:value-type="float">
            <text:p>87 </text:p>
          </table:table-cell>
          <table:table-cell table:style-name="ce15" office:value-type="float" office:value="46" calcext:value-type="float">
            <text:p>46 </text:p>
          </table:table-cell>
          <table:table-cell table:style-name="ce15" office:value-type="float" office:value="41" calcext:value-type="float">
            <text:p>41 </text:p>
          </table:table-cell>
          <table:table-cell table:style-name="ce15" table:formula="of:=[.AB13]+[.AC13]" office:value-type="float" office:value="77" calcext:value-type="float">
            <text:p>77 </text:p>
          </table:table-cell>
          <table:table-cell table:style-name="ce15" office:value-type="float" office:value="42" calcext:value-type="float">
            <text:p>42 </text:p>
          </table:table-cell>
          <table:table-cell table:style-name="ce15" office:value-type="float" office:value="35" calcext:value-type="float">
            <text:p>35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越南 Vietnam</text:p>
          </table:table-cell>
          <table:table-cell table:style-name="ce15" table:formula="of:=[.D14]+[.E14]" office:value-type="float" office:value="465944" calcext:value-type="float">
            <text:p>465,944 </text:p>
          </table:table-cell>
          <table:table-cell table:style-name="ce15" office:value-type="float" office:value="269537" calcext:value-type="float">
            <text:p>269,537 </text:p>
          </table:table-cell>
          <table:table-cell table:style-name="ce15" office:value-type="float" office:value="196407" calcext:value-type="float">
            <text:p>196,407 </text:p>
          </table:table-cell>
          <table:table-cell table:style-name="ce15" table:formula="of:=[.G14]+[.H14]" office:value-type="float" office:value="34047" calcext:value-type="float">
            <text:p>34,047 </text:p>
          </table:table-cell>
          <table:table-cell table:style-name="ce15" office:value-type="float" office:value="17320" calcext:value-type="float">
            <text:p>17,320 </text:p>
          </table:table-cell>
          <table:table-cell table:style-name="ce15" office:value-type="float" office:value="16727" calcext:value-type="float">
            <text:p>16,727 </text:p>
          </table:table-cell>
          <table:table-cell table:style-name="ce15" table:formula="of:=[.J14]+[.K14]" office:value-type="float" office:value="14671" calcext:value-type="float">
            <text:p>14,671 </text:p>
          </table:table-cell>
          <table:table-cell table:style-name="ce15" office:value-type="float" office:value="7046" calcext:value-type="float">
            <text:p>7,046 </text:p>
          </table:table-cell>
          <table:table-cell table:style-name="ce15" office:value-type="float" office:value="7625" calcext:value-type="float">
            <text:p>7,625 </text:p>
          </table:table-cell>
          <table:table-cell table:style-name="ce15" table:formula="of:=[.M14]+[.N14]" office:value-type="float" office:value="34971" calcext:value-type="float">
            <text:p>34,971 </text:p>
          </table:table-cell>
          <table:table-cell table:style-name="ce15" office:value-type="float" office:value="17882" calcext:value-type="float">
            <text:p>17,882 </text:p>
          </table:table-cell>
          <table:table-cell table:style-name="ce15" office:value-type="float" office:value="17089" calcext:value-type="float">
            <text:p>17,089 </text:p>
          </table:table-cell>
          <table:table-cell table:style-name="ce15" table:formula="of:=[.P14]+[.Q14]" office:value-type="float" office:value="115778" calcext:value-type="float">
            <text:p>115,778 </text:p>
          </table:table-cell>
          <table:table-cell table:style-name="ce15" office:value-type="float" office:value="52881" calcext:value-type="float">
            <text:p>52,881 </text:p>
          </table:table-cell>
          <table:table-cell table:style-name="ce15" office:value-type="float" office:value="62897" calcext:value-type="float">
            <text:p>62,897 </text:p>
          </table:table-cell>
          <table:table-cell table:style-name="ce15" table:formula="of:=[.S14]+[.T14]" office:value-type="float" office:value="98618" calcext:value-type="float">
            <text:p>98,618 </text:p>
          </table:table-cell>
          <table:table-cell table:style-name="ce15" office:value-type="float" office:value="62274" calcext:value-type="float">
            <text:p>62,274 </text:p>
          </table:table-cell>
          <table:table-cell table:style-name="ce15" office:value-type="float" office:value="36344" calcext:value-type="float">
            <text:p>36,344 </text:p>
          </table:table-cell>
          <table:table-cell table:style-name="ce15" table:formula="of:=[.V14]+[.W14]" office:value-type="float" office:value="97246" calcext:value-type="float">
            <text:p>97,246 </text:p>
          </table:table-cell>
          <table:table-cell table:style-name="ce15" office:value-type="float" office:value="65565" calcext:value-type="float">
            <text:p>65,565 </text:p>
          </table:table-cell>
          <table:table-cell table:style-name="ce15" office:value-type="float" office:value="31681" calcext:value-type="float">
            <text:p>31,681 </text:p>
          </table:table-cell>
          <table:table-cell table:style-name="ce15" table:formula="of:=[.Y14]+[.Z14]" office:value-type="float" office:value="42194" calcext:value-type="float">
            <text:p>42,194 </text:p>
          </table:table-cell>
          <table:table-cell table:style-name="ce15" office:value-type="float" office:value="28484" calcext:value-type="float">
            <text:p>28,484 </text:p>
          </table:table-cell>
          <table:table-cell table:style-name="ce15" office:value-type="float" office:value="13710" calcext:value-type="float">
            <text:p>13,710 </text:p>
          </table:table-cell>
          <table:table-cell table:style-name="ce15" table:formula="of:=[.AB14]+[.AC14]" office:value-type="float" office:value="28419" calcext:value-type="float">
            <text:p>28,419 </text:p>
          </table:table-cell>
          <table:table-cell table:style-name="ce15" office:value-type="float" office:value="18085" calcext:value-type="float">
            <text:p>18,085 </text:p>
          </table:table-cell>
          <table:table-cell table:style-name="ce15" office:value-type="float" office:value="10334" calcext:value-type="float">
            <text:p>10,334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澳門 Macao</text:p>
          </table:table-cell>
          <table:table-cell table:style-name="ce15" table:formula="of:=[.D15]+[.E15]" office:value-type="float" office:value="598850" calcext:value-type="float">
            <text:p>598,850 </text:p>
          </table:table-cell>
          <table:table-cell table:style-name="ce15" office:value-type="float" office:value="332984" calcext:value-type="float">
            <text:p>332,984 </text:p>
          </table:table-cell>
          <table:table-cell table:style-name="ce15" office:value-type="float" office:value="265866" calcext:value-type="float">
            <text:p>265,866 </text:p>
          </table:table-cell>
          <table:table-cell table:style-name="ce15" table:formula="of:=[.G15]+[.H15]" office:value-type="float" office:value="36927" calcext:value-type="float">
            <text:p>36,927 </text:p>
          </table:table-cell>
          <table:table-cell table:style-name="ce15" office:value-type="float" office:value="18960" calcext:value-type="float">
            <text:p>18,960 </text:p>
          </table:table-cell>
          <table:table-cell table:style-name="ce15" office:value-type="float" office:value="17967" calcext:value-type="float">
            <text:p>17,967 </text:p>
          </table:table-cell>
          <table:table-cell table:style-name="ce15" table:formula="of:=[.J15]+[.K15]" office:value-type="float" office:value="18486" calcext:value-type="float">
            <text:p>18,486 </text:p>
          </table:table-cell>
          <table:table-cell table:style-name="ce15" office:value-type="float" office:value="8777" calcext:value-type="float">
            <text:p>8,777 </text:p>
          </table:table-cell>
          <table:table-cell table:style-name="ce15" office:value-type="float" office:value="9709" calcext:value-type="float">
            <text:p>9,709 </text:p>
          </table:table-cell>
          <table:table-cell table:style-name="ce15" table:formula="of:=[.M15]+[.N15]" office:value-type="float" office:value="85474" calcext:value-type="float">
            <text:p>85,474 </text:p>
          </table:table-cell>
          <table:table-cell table:style-name="ce15" office:value-type="float" office:value="34616" calcext:value-type="float">
            <text:p>34,616 </text:p>
          </table:table-cell>
          <table:table-cell table:style-name="ce15" office:value-type="float" office:value="50858" calcext:value-type="float">
            <text:p>50,858 </text:p>
          </table:table-cell>
          <table:table-cell table:style-name="ce15" table:formula="of:=[.P15]+[.Q15]" office:value-type="float" office:value="137880" calcext:value-type="float">
            <text:p>137,880 </text:p>
          </table:table-cell>
          <table:table-cell table:style-name="ce15" office:value-type="float" office:value="73148" calcext:value-type="float">
            <text:p>73,148 </text:p>
          </table:table-cell>
          <table:table-cell table:style-name="ce15" office:value-type="float" office:value="64732" calcext:value-type="float">
            <text:p>64,732 </text:p>
          </table:table-cell>
          <table:table-cell table:style-name="ce15" table:formula="of:=[.S15]+[.T15]" office:value-type="float" office:value="133407" calcext:value-type="float">
            <text:p>133,407 </text:p>
          </table:table-cell>
          <table:table-cell table:style-name="ce15" office:value-type="float" office:value="79893" calcext:value-type="float">
            <text:p>79,893 </text:p>
          </table:table-cell>
          <table:table-cell table:style-name="ce15" office:value-type="float" office:value="53514" calcext:value-type="float">
            <text:p>53,514 </text:p>
          </table:table-cell>
          <table:table-cell table:style-name="ce15" table:formula="of:=[.V15]+[.W15]" office:value-type="float" office:value="109429" calcext:value-type="float">
            <text:p>109,429 </text:p>
          </table:table-cell>
          <table:table-cell table:style-name="ce15" office:value-type="float" office:value="68539" calcext:value-type="float">
            <text:p>68,539 </text:p>
          </table:table-cell>
          <table:table-cell table:style-name="ce15" office:value-type="float" office:value="40890" calcext:value-type="float">
            <text:p>40,890 </text:p>
          </table:table-cell>
          <table:table-cell table:style-name="ce15" table:formula="of:=[.Y15]+[.Z15]" office:value-type="float" office:value="44995" calcext:value-type="float">
            <text:p>44,995 </text:p>
          </table:table-cell>
          <table:table-cell table:style-name="ce15" office:value-type="float" office:value="28843" calcext:value-type="float">
            <text:p>28,843 </text:p>
          </table:table-cell>
          <table:table-cell table:style-name="ce15" office:value-type="float" office:value="16152" calcext:value-type="float">
            <text:p>16,152 </text:p>
          </table:table-cell>
          <table:table-cell table:style-name="ce15" table:formula="of:=[.AB15]+[.AC15]" office:value-type="float" office:value="32252" calcext:value-type="float">
            <text:p>32,252 </text:p>
          </table:table-cell>
          <table:table-cell table:style-name="ce15" office:value-type="float" office:value="20208" calcext:value-type="float">
            <text:p>20,208 </text:p>
          </table:table-cell>
          <table:table-cell table:style-name="ce15" office:value-type="float" office:value="12044" calcext:value-type="float">
            <text:p>12,044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緬甸 Myanmar</text:p>
          </table:table-cell>
          <table:table-cell table:style-name="ce15" table:formula="of:=[.D16]+[.E16]" office:value-type="float" office:value="25196" calcext:value-type="float">
            <text:p>25,196 </text:p>
          </table:table-cell>
          <table:table-cell table:style-name="ce15" office:value-type="float" office:value="14855" calcext:value-type="float">
            <text:p>14,855 </text:p>
          </table:table-cell>
          <table:table-cell table:style-name="ce15" office:value-type="float" office:value="10341" calcext:value-type="float">
            <text:p>10,341 </text:p>
          </table:table-cell>
          <table:table-cell table:style-name="ce15" table:formula="of:=[.G16]+[.H16]" office:value-type="float" office:value="1044" calcext:value-type="float">
            <text:p>1,044 </text:p>
          </table:table-cell>
          <table:table-cell table:style-name="ce15" office:value-type="float" office:value="567" calcext:value-type="float">
            <text:p>567 </text:p>
          </table:table-cell>
          <table:table-cell table:style-name="ce15" office:value-type="float" office:value="477" calcext:value-type="float">
            <text:p>477 </text:p>
          </table:table-cell>
          <table:table-cell table:style-name="ce15" table:formula="of:=[.J16]+[.K16]" office:value-type="float" office:value="640" calcext:value-type="float">
            <text:p>640 </text:p>
          </table:table-cell>
          <table:table-cell table:style-name="ce15" office:value-type="float" office:value="316" calcext:value-type="float">
            <text:p>316 </text:p>
          </table:table-cell>
          <table:table-cell table:style-name="ce15" office:value-type="float" office:value="324" calcext:value-type="float">
            <text:p>324 </text:p>
          </table:table-cell>
          <table:table-cell table:style-name="ce15" table:formula="of:=[.M16]+[.N16]" office:value-type="float" office:value="1963" calcext:value-type="float">
            <text:p>1,963 </text:p>
          </table:table-cell>
          <table:table-cell table:style-name="ce15" office:value-type="float" office:value="1099" calcext:value-type="float">
            <text:p>1,099 </text:p>
          </table:table-cell>
          <table:table-cell table:style-name="ce15" office:value-type="float" office:value="864" calcext:value-type="float">
            <text:p>864 </text:p>
          </table:table-cell>
          <table:table-cell table:style-name="ce15" table:formula="of:=[.P16]+[.Q16]" office:value-type="float" office:value="4385" calcext:value-type="float">
            <text:p>4,385 </text:p>
          </table:table-cell>
          <table:table-cell table:style-name="ce15" office:value-type="float" office:value="2587" calcext:value-type="float">
            <text:p>2,587 </text:p>
          </table:table-cell>
          <table:table-cell table:style-name="ce15" office:value-type="float" office:value="1798" calcext:value-type="float">
            <text:p>1,798 </text:p>
          </table:table-cell>
          <table:table-cell table:style-name="ce15" table:formula="of:=[.S16]+[.T16]" office:value-type="float" office:value="5854" calcext:value-type="float">
            <text:p>5,854 </text:p>
          </table:table-cell>
          <table:table-cell table:style-name="ce15" office:value-type="float" office:value="3480" calcext:value-type="float">
            <text:p>3,480 </text:p>
          </table:table-cell>
          <table:table-cell table:style-name="ce15" office:value-type="float" office:value="2374" calcext:value-type="float">
            <text:p>2,374 </text:p>
          </table:table-cell>
          <table:table-cell table:style-name="ce15" table:formula="of:=[.V16]+[.W16]" office:value-type="float" office:value="6367" calcext:value-type="float">
            <text:p>6,367 </text:p>
          </table:table-cell>
          <table:table-cell table:style-name="ce15" office:value-type="float" office:value="3817" calcext:value-type="float">
            <text:p>3,817 </text:p>
          </table:table-cell>
          <table:table-cell table:style-name="ce15" office:value-type="float" office:value="2550" calcext:value-type="float">
            <text:p>2,550 </text:p>
          </table:table-cell>
          <table:table-cell table:style-name="ce15" table:formula="of:=[.Y16]+[.Z16]" office:value-type="float" office:value="2742" calcext:value-type="float">
            <text:p>2,742 </text:p>
          </table:table-cell>
          <table:table-cell table:style-name="ce15" office:value-type="float" office:value="1698" calcext:value-type="float">
            <text:p>1,698 </text:p>
          </table:table-cell>
          <table:table-cell table:style-name="ce15" office:value-type="float" office:value="1044" calcext:value-type="float">
            <text:p>1,044 </text:p>
          </table:table-cell>
          <table:table-cell table:style-name="ce15" table:formula="of:=[.AB16]+[.AC16]" office:value-type="float" office:value="2201" calcext:value-type="float">
            <text:p>2,201 </text:p>
          </table:table-cell>
          <table:table-cell table:style-name="ce15" office:value-type="float" office:value="1291" calcext:value-type="float">
            <text:p>1,291 </text:p>
          </table:table-cell>
          <table:table-cell table:style-name="ce15" office:value-type="float" office:value="910" calcext:value-type="float">
            <text:p>910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柬埔寨 Cambodia</text:p>
          </table:table-cell>
          <table:table-cell table:style-name="ce15" table:formula="of:=[.D17]+[.E17]" office:value-type="float" office:value="67281" calcext:value-type="float">
            <text:p>67,281 </text:p>
          </table:table-cell>
          <table:table-cell table:style-name="ce15" office:value-type="float" office:value="37673" calcext:value-type="float">
            <text:p>37,673 </text:p>
          </table:table-cell>
          <table:table-cell table:style-name="ce15" office:value-type="float" office:value="29608" calcext:value-type="float">
            <text:p>29,608 </text:p>
          </table:table-cell>
          <table:table-cell table:style-name="ce15" table:formula="of:=[.G17]+[.H17]" office:value-type="float" office:value="1688" calcext:value-type="float">
            <text:p>1,688 </text:p>
          </table:table-cell>
          <table:table-cell table:style-name="ce15" office:value-type="float" office:value="825" calcext:value-type="float">
            <text:p>825 </text:p>
          </table:table-cell>
          <table:table-cell table:style-name="ce15" office:value-type="float" office:value="863" calcext:value-type="float">
            <text:p>863 </text:p>
          </table:table-cell>
          <table:table-cell table:style-name="ce15" table:formula="of:=[.J17]+[.K17]" office:value-type="float" office:value="1675" calcext:value-type="float">
            <text:p>1,675 </text:p>
          </table:table-cell>
          <table:table-cell table:style-name="ce15" office:value-type="float" office:value="803" calcext:value-type="float">
            <text:p>803 </text:p>
          </table:table-cell>
          <table:table-cell table:style-name="ce15" office:value-type="float" office:value="872" calcext:value-type="float">
            <text:p>872 </text:p>
          </table:table-cell>
          <table:table-cell table:style-name="ce15" table:formula="of:=[.M17]+[.N17]" office:value-type="float" office:value="7418" calcext:value-type="float">
            <text:p>7,418 </text:p>
          </table:table-cell>
          <table:table-cell table:style-name="ce15" office:value-type="float" office:value="3544" calcext:value-type="float">
            <text:p>3,544 </text:p>
          </table:table-cell>
          <table:table-cell table:style-name="ce15" office:value-type="float" office:value="3874" calcext:value-type="float">
            <text:p>3,874 </text:p>
          </table:table-cell>
          <table:table-cell table:style-name="ce15" table:formula="of:=[.P17]+[.Q17]" office:value-type="float" office:value="13463" calcext:value-type="float">
            <text:p>13,463 </text:p>
          </table:table-cell>
          <table:table-cell table:style-name="ce15" office:value-type="float" office:value="6866" calcext:value-type="float">
            <text:p>6,866 </text:p>
          </table:table-cell>
          <table:table-cell table:style-name="ce15" office:value-type="float" office:value="6597" calcext:value-type="float">
            <text:p>6,597 </text:p>
          </table:table-cell>
          <table:table-cell table:style-name="ce15" table:formula="of:=[.S17]+[.T17]" office:value-type="float" office:value="14038" calcext:value-type="float">
            <text:p>14,038 </text:p>
          </table:table-cell>
          <table:table-cell table:style-name="ce15" office:value-type="float" office:value="8159" calcext:value-type="float">
            <text:p>8,159 </text:p>
          </table:table-cell>
          <table:table-cell table:style-name="ce15" office:value-type="float" office:value="5879" calcext:value-type="float">
            <text:p>5,879 </text:p>
          </table:table-cell>
          <table:table-cell table:style-name="ce15" table:formula="of:=[.V17]+[.W17]" office:value-type="float" office:value="16330" calcext:value-type="float">
            <text:p>16,330 </text:p>
          </table:table-cell>
          <table:table-cell table:style-name="ce15" office:value-type="float" office:value="9546" calcext:value-type="float">
            <text:p>9,546 </text:p>
          </table:table-cell>
          <table:table-cell table:style-name="ce15" office:value-type="float" office:value="6784" calcext:value-type="float">
            <text:p>6,784 </text:p>
          </table:table-cell>
          <table:table-cell table:style-name="ce15" table:formula="of:=[.Y17]+[.Z17]" office:value-type="float" office:value="7680" calcext:value-type="float">
            <text:p>7,680 </text:p>
          </table:table-cell>
          <table:table-cell table:style-name="ce15" office:value-type="float" office:value="4758" calcext:value-type="float">
            <text:p>4,758 </text:p>
          </table:table-cell>
          <table:table-cell table:style-name="ce15" office:value-type="float" office:value="2922" calcext:value-type="float">
            <text:p>2,922 </text:p>
          </table:table-cell>
          <table:table-cell table:style-name="ce15" table:formula="of:=[.AB17]+[.AC17]" office:value-type="float" office:value="4989" calcext:value-type="float">
            <text:p>4,989 </text:p>
          </table:table-cell>
          <table:table-cell table:style-name="ce15" office:value-type="float" office:value="3172" calcext:value-type="float">
            <text:p>3,172 </text:p>
          </table:table-cell>
          <table:table-cell table:style-name="ce15" office:value-type="float" office:value="1817" calcext:value-type="float">
            <text:p>1,817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亞洲其他地區 Others</text:p>
          </table:table-cell>
          <table:table-cell table:style-name="ce15" table:formula="of:=[.D18]+[.E18]" office:value-type="float" office:value="183933" calcext:value-type="float">
            <text:p>183,933 </text:p>
          </table:table-cell>
          <table:table-cell table:style-name="ce15" office:value-type="float" office:value="80623" calcext:value-type="float">
            <text:p>80,623 </text:p>
          </table:table-cell>
          <table:table-cell table:style-name="ce15" office:value-type="float" office:value="103310" calcext:value-type="float">
            <text:p>103,310 </text:p>
          </table:table-cell>
          <table:table-cell table:style-name="ce15" table:formula="of:=[.G18]+[.H18]" office:value-type="float" office:value="4038" calcext:value-type="float">
            <text:p>4,038 </text:p>
          </table:table-cell>
          <table:table-cell table:style-name="ce15" office:value-type="float" office:value="2065" calcext:value-type="float">
            <text:p>2,065 </text:p>
          </table:table-cell>
          <table:table-cell table:style-name="ce15" office:value-type="float" office:value="1973" calcext:value-type="float">
            <text:p>1,973 </text:p>
          </table:table-cell>
          <table:table-cell table:style-name="ce15" table:formula="of:=[.J18]+[.K18]" office:value-type="float" office:value="5246" calcext:value-type="float">
            <text:p>5,246 </text:p>
          </table:table-cell>
          <table:table-cell table:style-name="ce15" office:value-type="float" office:value="2492" calcext:value-type="float">
            <text:p>2,492 </text:p>
          </table:table-cell>
          <table:table-cell table:style-name="ce15" office:value-type="float" office:value="2754" calcext:value-type="float">
            <text:p>2,754 </text:p>
          </table:table-cell>
          <table:table-cell table:style-name="ce15" table:formula="of:=[.M18]+[.N18]" office:value-type="float" office:value="29497" calcext:value-type="float">
            <text:p>29,497 </text:p>
          </table:table-cell>
          <table:table-cell table:style-name="ce15" office:value-type="float" office:value="12328" calcext:value-type="float">
            <text:p>12,328 </text:p>
          </table:table-cell>
          <table:table-cell table:style-name="ce15" office:value-type="float" office:value="17169" calcext:value-type="float">
            <text:p>17,169 </text:p>
          </table:table-cell>
          <table:table-cell table:style-name="ce15" table:formula="of:=[.P18]+[.Q18]" office:value-type="float" office:value="43611" calcext:value-type="float">
            <text:p>43,611 </text:p>
          </table:table-cell>
          <table:table-cell table:style-name="ce15" office:value-type="float" office:value="20427" calcext:value-type="float">
            <text:p>20,427 </text:p>
          </table:table-cell>
          <table:table-cell table:style-name="ce15" office:value-type="float" office:value="23184" calcext:value-type="float">
            <text:p>23,184 </text:p>
          </table:table-cell>
          <table:table-cell table:style-name="ce15" table:formula="of:=[.S18]+[.T18]" office:value-type="float" office:value="33024" calcext:value-type="float">
            <text:p>33,024 </text:p>
          </table:table-cell>
          <table:table-cell table:style-name="ce15" office:value-type="float" office:value="14010" calcext:value-type="float">
            <text:p>14,010 </text:p>
          </table:table-cell>
          <table:table-cell table:style-name="ce15" office:value-type="float" office:value="19014" calcext:value-type="float">
            <text:p>19,014 </text:p>
          </table:table-cell>
          <table:table-cell table:style-name="ce15" table:formula="of:=[.V18]+[.W18]" office:value-type="float" office:value="36356" calcext:value-type="float">
            <text:p>36,356 </text:p>
          </table:table-cell>
          <table:table-cell table:style-name="ce15" office:value-type="float" office:value="14361" calcext:value-type="float">
            <text:p>14,361 </text:p>
          </table:table-cell>
          <table:table-cell table:style-name="ce15" office:value-type="float" office:value="21995" calcext:value-type="float">
            <text:p>21,995 </text:p>
          </table:table-cell>
          <table:table-cell table:style-name="ce15" table:formula="of:=[.Y18]+[.Z18]" office:value-type="float" office:value="18170" calcext:value-type="float">
            <text:p>18,170 </text:p>
          </table:table-cell>
          <table:table-cell table:style-name="ce15" office:value-type="float" office:value="7932" calcext:value-type="float">
            <text:p>7,932 </text:p>
          </table:table-cell>
          <table:table-cell table:style-name="ce15" office:value-type="float" office:value="10238" calcext:value-type="float">
            <text:p>10,238 </text:p>
          </table:table-cell>
          <table:table-cell table:style-name="ce15" table:formula="of:=[.AB18]+[.AC18]" office:value-type="float" office:value="13991" calcext:value-type="float">
            <text:p>13,991 </text:p>
          </table:table-cell>
          <table:table-cell table:style-name="ce15" office:value-type="float" office:value="7008" calcext:value-type="float">
            <text:p>7,008 </text:p>
          </table:table-cell>
          <table:table-cell table:style-name="ce15" office:value-type="float" office:value="6983" calcext:value-type="float">
            <text:p>6,983 </text:p>
          </table:table-cell>
          <table:table-cell table:style-name="ce23" table:number-columns-repeated="995"/>
        </table:table-row>
        <table:table-row table:style-name="ro5">
          <table:covered-table-cell table:style-name="ce6"/>
          <table:table-cell table:style-name="ce12" office:value-type="string" calcext:value-type="string">
            <text:p>亞洲合計 Total</text:p>
          </table:table-cell>
          <table:table-cell table:style-name="ce15" table:formula="of:=[.D19]+[.E19]" office:value-type="float" office:value="13539067" calcext:value-type="float">
            <text:p>13,539,067 </text:p>
          </table:table-cell>
          <table:table-cell table:style-name="ce15" office:value-type="float" office:value="6855352" calcext:value-type="float">
            <text:p>6,855,352 </text:p>
          </table:table-cell>
          <table:table-cell table:style-name="ce15" office:value-type="float" office:value="6683715" calcext:value-type="float">
            <text:p>6,683,715 </text:p>
          </table:table-cell>
          <table:table-cell table:style-name="ce15" table:formula="of:=[.G19]+[.H19]" office:value-type="float" office:value="847251" calcext:value-type="float">
            <text:p>847,251 </text:p>
          </table:table-cell>
          <table:table-cell table:style-name="ce15" office:value-type="float" office:value="430987" calcext:value-type="float">
            <text:p>430,987 </text:p>
          </table:table-cell>
          <table:table-cell table:style-name="ce15" office:value-type="float" office:value="416264" calcext:value-type="float">
            <text:p>416,264 </text:p>
          </table:table-cell>
          <table:table-cell table:style-name="ce15" table:formula="of:=[.J19]+[.K19]" office:value-type="float" office:value="487927" calcext:value-type="float">
            <text:p>487,927 </text:p>
          </table:table-cell>
          <table:table-cell table:style-name="ce15" office:value-type="float" office:value="224170" calcext:value-type="float">
            <text:p>224,170 </text:p>
          </table:table-cell>
          <table:table-cell table:style-name="ce15" office:value-type="float" office:value="263757" calcext:value-type="float">
            <text:p>263,757 </text:p>
          </table:table-cell>
          <table:table-cell table:style-name="ce15" table:formula="of:=[.M19]+[.N19]" office:value-type="float" office:value="1937460" calcext:value-type="float">
            <text:p>1,937,460 </text:p>
          </table:table-cell>
          <table:table-cell table:style-name="ce15" office:value-type="float" office:value="779032" calcext:value-type="float">
            <text:p>779,032 </text:p>
          </table:table-cell>
          <table:table-cell table:style-name="ce15" office:value-type="float" office:value="1158428" calcext:value-type="float">
            <text:p>1,158,428 </text:p>
          </table:table-cell>
          <table:table-cell table:style-name="ce15" table:formula="of:=[.P19]+[.Q19]" office:value-type="float" office:value="3055405" calcext:value-type="float">
            <text:p>3,055,405 </text:p>
          </table:table-cell>
          <table:table-cell table:style-name="ce15" office:value-type="float" office:value="1496041" calcext:value-type="float">
            <text:p>1,496,041 </text:p>
          </table:table-cell>
          <table:table-cell table:style-name="ce15" office:value-type="float" office:value="1559364" calcext:value-type="float">
            <text:p>1,559,364 </text:p>
          </table:table-cell>
          <table:table-cell table:style-name="ce15" table:formula="of:=[.S19]+[.T19]" office:value-type="float" office:value="2826384" calcext:value-type="float">
            <text:p>2,826,384 </text:p>
          </table:table-cell>
          <table:table-cell table:style-name="ce15" office:value-type="float" office:value="1532605" calcext:value-type="float">
            <text:p>1,532,605 </text:p>
          </table:table-cell>
          <table:table-cell table:style-name="ce15" office:value-type="float" office:value="1293779" calcext:value-type="float">
            <text:p>1,293,779 </text:p>
          </table:table-cell>
          <table:table-cell table:style-name="ce15" table:formula="of:=[.V19]+[.W19]" office:value-type="float" office:value="2453555" calcext:value-type="float">
            <text:p>2,453,555 </text:p>
          </table:table-cell>
          <table:table-cell table:style-name="ce15" office:value-type="float" office:value="1331799" calcext:value-type="float">
            <text:p>1,331,799 </text:p>
          </table:table-cell>
          <table:table-cell table:style-name="ce15" office:value-type="float" office:value="1121756" calcext:value-type="float">
            <text:p>1,121,756 </text:p>
          </table:table-cell>
          <table:table-cell table:style-name="ce15" table:formula="of:=[.Y19]+[.Z19]" office:value-type="float" office:value="1080940" calcext:value-type="float">
            <text:p>1,080,940 </text:p>
          </table:table-cell>
          <table:table-cell table:style-name="ce15" office:value-type="float" office:value="592031" calcext:value-type="float">
            <text:p>592,031 </text:p>
          </table:table-cell>
          <table:table-cell table:style-name="ce15" office:value-type="float" office:value="488909" calcext:value-type="float">
            <text:p>488,909 </text:p>
          </table:table-cell>
          <table:table-cell table:style-name="ce15" table:formula="of:=[.AB19]+[.AC19]" office:value-type="float" office:value="850145" calcext:value-type="float">
            <text:p>850,145 </text:p>
          </table:table-cell>
          <table:table-cell table:style-name="ce15" office:value-type="float" office:value="468687" calcext:value-type="float">
            <text:p>468,687 </text:p>
          </table:table-cell>
          <table:table-cell table:style-name="ce15" office:value-type="float" office:value="381458" calcext:value-type="float">
            <text:p>381,458 </text:p>
          </table:table-cell>
          <table:table-cell table:style-name="ce23" table:number-columns-repeated="995"/>
        </table:table-row>
        <table:table-row table:style-name="ro5">
          <table:table-cell table:style-name="ce4" office:value-type="string" calcext:value-type="string" table:number-columns-spanned="1" table:number-rows-spanned="4">
            <text:p>美洲地區</text:p>
          </table:table-cell>
          <table:table-cell table:style-name="ce12" office:value-type="string" calcext:value-type="string">
            <text:p>美國 United States of America</text:p>
          </table:table-cell>
          <table:table-cell table:style-name="ce15" table:formula="of:=[.D20]+[.E20]" office:value-type="float" office:value="527099" calcext:value-type="float">
            <text:p>527,099 </text:p>
          </table:table-cell>
          <table:table-cell table:style-name="ce15" office:value-type="float" office:value="249163" calcext:value-type="float">
            <text:p>249,163 </text:p>
          </table:table-cell>
          <table:table-cell table:style-name="ce15" office:value-type="float" office:value="277936" calcext:value-type="float">
            <text:p>277,936 </text:p>
          </table:table-cell>
          <table:table-cell table:style-name="ce15" table:formula="of:=[.G20]+[.H20]" office:value-type="float" office:value="25610" calcext:value-type="float">
            <text:p>25,610 </text:p>
          </table:table-cell>
          <table:table-cell table:style-name="ce15" office:value-type="float" office:value="12957" calcext:value-type="float">
            <text:p>12,957 </text:p>
          </table:table-cell>
          <table:table-cell table:style-name="ce15" office:value-type="float" office:value="12653" calcext:value-type="float">
            <text:p>12,653 </text:p>
          </table:table-cell>
          <table:table-cell table:style-name="ce15" table:formula="of:=[.J20]+[.K20]" office:value-type="float" office:value="22593" calcext:value-type="float">
            <text:p>22,593 </text:p>
          </table:table-cell>
          <table:table-cell table:style-name="ce15" office:value-type="float" office:value="11043" calcext:value-type="float">
            <text:p>11,043 </text:p>
          </table:table-cell>
          <table:table-cell table:style-name="ce15" office:value-type="float" office:value="11550" calcext:value-type="float">
            <text:p>11,550 </text:p>
          </table:table-cell>
          <table:table-cell table:style-name="ce15" table:formula="of:=[.M20]+[.N20]" office:value-type="float" office:value="69936" calcext:value-type="float">
            <text:p>69,936 </text:p>
          </table:table-cell>
          <table:table-cell table:style-name="ce15" office:value-type="float" office:value="29062" calcext:value-type="float">
            <text:p>29,062 </text:p>
          </table:table-cell>
          <table:table-cell table:style-name="ce15" office:value-type="float" office:value="40874" calcext:value-type="float">
            <text:p>40,874 </text:p>
          </table:table-cell>
          <table:table-cell table:style-name="ce15" table:formula="of:=[.P20]+[.Q20]" office:value-type="float" office:value="99952" calcext:value-type="float">
            <text:p>99,952 </text:p>
          </table:table-cell>
          <table:table-cell table:style-name="ce15" office:value-type="float" office:value="47643" calcext:value-type="float">
            <text:p>47,643 </text:p>
          </table:table-cell>
          <table:table-cell table:style-name="ce15" office:value-type="float" office:value="52309" calcext:value-type="float">
            <text:p>52,309 </text:p>
          </table:table-cell>
          <table:table-cell table:style-name="ce15" table:formula="of:=[.S20]+[.T20]" office:value-type="float" office:value="92493" calcext:value-type="float">
            <text:p>92,493 </text:p>
          </table:table-cell>
          <table:table-cell table:style-name="ce15" office:value-type="float" office:value="47506" calcext:value-type="float">
            <text:p>47,506 </text:p>
          </table:table-cell>
          <table:table-cell table:style-name="ce15" office:value-type="float" office:value="44987" calcext:value-type="float">
            <text:p>44,987 </text:p>
          </table:table-cell>
          <table:table-cell table:style-name="ce15" table:formula="of:=[.V20]+[.W20]" office:value-type="float" office:value="94594" calcext:value-type="float">
            <text:p>94,594 </text:p>
          </table:table-cell>
          <table:table-cell table:style-name="ce15" office:value-type="float" office:value="43131" calcext:value-type="float">
            <text:p>43,131 </text:p>
          </table:table-cell>
          <table:table-cell table:style-name="ce15" office:value-type="float" office:value="51463" calcext:value-type="float">
            <text:p>51,463 </text:p>
          </table:table-cell>
          <table:table-cell table:style-name="ce15" table:formula="of:=[.Y20]+[.Z20]" office:value-type="float" office:value="59242" calcext:value-type="float">
            <text:p>59,242 </text:p>
          </table:table-cell>
          <table:table-cell table:style-name="ce15" office:value-type="float" office:value="27139" calcext:value-type="float">
            <text:p>27,139 </text:p>
          </table:table-cell>
          <table:table-cell table:style-name="ce15" office:value-type="float" office:value="32103" calcext:value-type="float">
            <text:p>32,103 </text:p>
          </table:table-cell>
          <table:table-cell table:style-name="ce15" table:formula="of:=[.AB20]+[.AC20]" office:value-type="float" office:value="62679" calcext:value-type="float">
            <text:p>62,679 </text:p>
          </table:table-cell>
          <table:table-cell table:style-name="ce15" office:value-type="float" office:value="30682" calcext:value-type="float">
            <text:p>30,682 </text:p>
          </table:table-cell>
          <table:table-cell table:style-name="ce15" office:value-type="float" office:value="31997" calcext:value-type="float">
            <text:p>31,997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加拿大 Canada</text:p>
          </table:table-cell>
          <table:table-cell table:style-name="ce15" table:formula="of:=[.D21]+[.E21]" office:value-type="float" office:value="93405" calcext:value-type="float">
            <text:p>93,405 </text:p>
          </table:table-cell>
          <table:table-cell table:style-name="ce15" office:value-type="float" office:value="38429" calcext:value-type="float">
            <text:p>38,429 </text:p>
          </table:table-cell>
          <table:table-cell table:style-name="ce15" office:value-type="float" office:value="54976" calcext:value-type="float">
            <text:p>54,976 </text:p>
          </table:table-cell>
          <table:table-cell table:style-name="ce15" table:formula="of:=[.G21]+[.H21]" office:value-type="float" office:value="4373" calcext:value-type="float">
            <text:p>4,373 </text:p>
          </table:table-cell>
          <table:table-cell table:style-name="ce15" office:value-type="float" office:value="2274" calcext:value-type="float">
            <text:p>2,274 </text:p>
          </table:table-cell>
          <table:table-cell table:style-name="ce15" office:value-type="float" office:value="2099" calcext:value-type="float">
            <text:p>2,099 </text:p>
          </table:table-cell>
          <table:table-cell table:style-name="ce15" table:formula="of:=[.J21]+[.K21]" office:value-type="float" office:value="5447" calcext:value-type="float">
            <text:p>5,447 </text:p>
          </table:table-cell>
          <table:table-cell table:style-name="ce15" office:value-type="float" office:value="2625" calcext:value-type="float">
            <text:p>2,625 </text:p>
          </table:table-cell>
          <table:table-cell table:style-name="ce15" office:value-type="float" office:value="2822" calcext:value-type="float">
            <text:p>2,822 </text:p>
          </table:table-cell>
          <table:table-cell table:style-name="ce15" table:formula="of:=[.M21]+[.N21]" office:value-type="float" office:value="10901" calcext:value-type="float">
            <text:p>10,901 </text:p>
          </table:table-cell>
          <table:table-cell table:style-name="ce15" office:value-type="float" office:value="4275" calcext:value-type="float">
            <text:p>4,275 </text:p>
          </table:table-cell>
          <table:table-cell table:style-name="ce15" office:value-type="float" office:value="6626" calcext:value-type="float">
            <text:p>6,626 </text:p>
          </table:table-cell>
          <table:table-cell table:style-name="ce15" table:formula="of:=[.P21]+[.Q21]" office:value-type="float" office:value="11795" calcext:value-type="float">
            <text:p>11,795 </text:p>
          </table:table-cell>
          <table:table-cell table:style-name="ce15" office:value-type="float" office:value="4656" calcext:value-type="float">
            <text:p>4,656 </text:p>
          </table:table-cell>
          <table:table-cell table:style-name="ce15" office:value-type="float" office:value="7139" calcext:value-type="float">
            <text:p>7,139 </text:p>
          </table:table-cell>
          <table:table-cell table:style-name="ce15" table:formula="of:=[.S21]+[.T21]" office:value-type="float" office:value="13381" calcext:value-type="float">
            <text:p>13,381 </text:p>
          </table:table-cell>
          <table:table-cell table:style-name="ce15" office:value-type="float" office:value="4853" calcext:value-type="float">
            <text:p>4,853 </text:p>
          </table:table-cell>
          <table:table-cell table:style-name="ce15" office:value-type="float" office:value="8528" calcext:value-type="float">
            <text:p>8,528 </text:p>
          </table:table-cell>
          <table:table-cell table:style-name="ce15" table:formula="of:=[.V21]+[.W21]" office:value-type="float" office:value="22377" calcext:value-type="float">
            <text:p>22,377 </text:p>
          </table:table-cell>
          <table:table-cell table:style-name="ce15" office:value-type="float" office:value="8356" calcext:value-type="float">
            <text:p>8,356 </text:p>
          </table:table-cell>
          <table:table-cell table:style-name="ce15" office:value-type="float" office:value="14021" calcext:value-type="float">
            <text:p>14,021 </text:p>
          </table:table-cell>
          <table:table-cell table:style-name="ce15" table:formula="of:=[.Y21]+[.Z21]" office:value-type="float" office:value="13053" calcext:value-type="float">
            <text:p>13,053 </text:p>
          </table:table-cell>
          <table:table-cell table:style-name="ce15" office:value-type="float" office:value="5510" calcext:value-type="float">
            <text:p>5,510 </text:p>
          </table:table-cell>
          <table:table-cell table:style-name="ce15" office:value-type="float" office:value="7543" calcext:value-type="float">
            <text:p>7,543 </text:p>
          </table:table-cell>
          <table:table-cell table:style-name="ce15" table:formula="of:=[.AB21]+[.AC21]" office:value-type="float" office:value="12078" calcext:value-type="float">
            <text:p>12,078 </text:p>
          </table:table-cell>
          <table:table-cell table:style-name="ce15" office:value-type="float" office:value="5880" calcext:value-type="float">
            <text:p>5,880 </text:p>
          </table:table-cell>
          <table:table-cell table:style-name="ce15" office:value-type="float" office:value="6198" calcext:value-type="float">
            <text:p>6,198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美洲其他地區 Others</text:p>
          </table:table-cell>
          <table:table-cell table:style-name="ce15" table:formula="of:=[.D22]+[.E22]" office:value-type="float" office:value="2687" calcext:value-type="float">
            <text:p>2,687 </text:p>
          </table:table-cell>
          <table:table-cell table:style-name="ce15" office:value-type="float" office:value="1683" calcext:value-type="float">
            <text:p>1,683 </text:p>
          </table:table-cell>
          <table:table-cell table:style-name="ce15" office:value-type="float" office:value="1004" calcext:value-type="float">
            <text:p>1,004 </text:p>
          </table:table-cell>
          <table:table-cell table:style-name="ce15" table:formula="of:=[.G22]+[.H22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J22]+[.K22]" office:value-type="float" office:value="7" calcext:value-type="float">
            <text:p>7 </text:p>
          </table:table-cell>
          <table:table-cell table:style-name="ce15" office:value-type="float" office:value="4" calcext:value-type="float">
            <text:p>4 </text:p>
          </table:table-cell>
          <table:table-cell table:style-name="ce15" office:value-type="float" office:value="3" calcext:value-type="float">
            <text:p>3 </text:p>
          </table:table-cell>
          <table:table-cell table:style-name="ce15" table:formula="of:=[.M22]+[.N22]" office:value-type="float" office:value="296" calcext:value-type="float">
            <text:p>296 </text:p>
          </table:table-cell>
          <table:table-cell table:style-name="ce15" office:value-type="float" office:value="166" calcext:value-type="float">
            <text:p>166 </text:p>
          </table:table-cell>
          <table:table-cell table:style-name="ce15" office:value-type="float" office:value="130" calcext:value-type="float">
            <text:p>130 </text:p>
          </table:table-cell>
          <table:table-cell table:style-name="ce15" table:formula="of:=[.P22]+[.Q22]" office:value-type="float" office:value="657" calcext:value-type="float">
            <text:p>657 </text:p>
          </table:table-cell>
          <table:table-cell table:style-name="ce15" office:value-type="float" office:value="435" calcext:value-type="float">
            <text:p>435 </text:p>
          </table:table-cell>
          <table:table-cell table:style-name="ce15" office:value-type="float" office:value="222" calcext:value-type="float">
            <text:p>222 </text:p>
          </table:table-cell>
          <table:table-cell table:style-name="ce15" table:formula="of:=[.S22]+[.T22]" office:value-type="float" office:value="699" calcext:value-type="float">
            <text:p>699 </text:p>
          </table:table-cell>
          <table:table-cell table:style-name="ce15" office:value-type="float" office:value="453" calcext:value-type="float">
            <text:p>453 </text:p>
          </table:table-cell>
          <table:table-cell table:style-name="ce15" office:value-type="float" office:value="246" calcext:value-type="float">
            <text:p>246 </text:p>
          </table:table-cell>
          <table:table-cell table:style-name="ce15" table:formula="of:=[.V22]+[.W22]" office:value-type="float" office:value="600" calcext:value-type="float">
            <text:p>600 </text:p>
          </table:table-cell>
          <table:table-cell table:style-name="ce15" office:value-type="float" office:value="349" calcext:value-type="float">
            <text:p>349 </text:p>
          </table:table-cell>
          <table:table-cell table:style-name="ce15" office:value-type="float" office:value="251" calcext:value-type="float">
            <text:p>251 </text:p>
          </table:table-cell>
          <table:table-cell table:style-name="ce15" table:formula="of:=[.Y22]+[.Z22]" office:value-type="float" office:value="254" calcext:value-type="float">
            <text:p>254 </text:p>
          </table:table-cell>
          <table:table-cell table:style-name="ce15" office:value-type="float" office:value="156" calcext:value-type="float">
            <text:p>156 </text:p>
          </table:table-cell>
          <table:table-cell table:style-name="ce15" office:value-type="float" office:value="98" calcext:value-type="float">
            <text:p>98 </text:p>
          </table:table-cell>
          <table:table-cell table:style-name="ce15" table:formula="of:=[.AB22]+[.AC22]" office:value-type="float" office:value="174" calcext:value-type="float">
            <text:p>174 </text:p>
          </table:table-cell>
          <table:table-cell table:style-name="ce15" office:value-type="float" office:value="120" calcext:value-type="float">
            <text:p>120 </text:p>
          </table:table-cell>
          <table:table-cell table:style-name="ce15" office:value-type="float" office:value="54" calcext:value-type="float">
            <text:p>54 </text:p>
          </table:table-cell>
          <table:table-cell table:style-name="ce23" table:number-columns-repeated="995"/>
        </table:table-row>
        <table:table-row table:style-name="ro5">
          <table:covered-table-cell table:style-name="ce6"/>
          <table:table-cell table:style-name="ce12" office:value-type="string" calcext:value-type="string">
            <text:p>美洲合計 Total</text:p>
          </table:table-cell>
          <table:table-cell table:style-name="ce15" table:formula="of:=[.D23]+[.E23]" office:value-type="float" office:value="623191" calcext:value-type="float">
            <text:p>623,191 </text:p>
          </table:table-cell>
          <table:table-cell table:style-name="ce15" office:value-type="float" office:value="289275" calcext:value-type="float">
            <text:p>289,275 </text:p>
          </table:table-cell>
          <table:table-cell table:style-name="ce15" office:value-type="float" office:value="333916" calcext:value-type="float">
            <text:p>333,916 </text:p>
          </table:table-cell>
          <table:table-cell table:style-name="ce15" table:formula="of:=[.G23]+[.H23]" office:value-type="float" office:value="29983" calcext:value-type="float">
            <text:p>29,983 </text:p>
          </table:table-cell>
          <table:table-cell table:style-name="ce15" office:value-type="float" office:value="15231" calcext:value-type="float">
            <text:p>15,231 </text:p>
          </table:table-cell>
          <table:table-cell table:style-name="ce15" office:value-type="float" office:value="14752" calcext:value-type="float">
            <text:p>14,752 </text:p>
          </table:table-cell>
          <table:table-cell table:style-name="ce15" table:formula="of:=[.J23]+[.K23]" office:value-type="float" office:value="28047" calcext:value-type="float">
            <text:p>28,047 </text:p>
          </table:table-cell>
          <table:table-cell table:style-name="ce15" office:value-type="float" office:value="13672" calcext:value-type="float">
            <text:p>13,672 </text:p>
          </table:table-cell>
          <table:table-cell table:style-name="ce15" office:value-type="float" office:value="14375" calcext:value-type="float">
            <text:p>14,375 </text:p>
          </table:table-cell>
          <table:table-cell table:style-name="ce15" table:formula="of:=[.M23]+[.N23]" office:value-type="float" office:value="81133" calcext:value-type="float">
            <text:p>81,133 </text:p>
          </table:table-cell>
          <table:table-cell table:style-name="ce15" office:value-type="float" office:value="33503" calcext:value-type="float">
            <text:p>33,503 </text:p>
          </table:table-cell>
          <table:table-cell table:style-name="ce15" office:value-type="float" office:value="47630" calcext:value-type="float">
            <text:p>47,630 </text:p>
          </table:table-cell>
          <table:table-cell table:style-name="ce15" table:formula="of:=[.P23]+[.Q23]" office:value-type="float" office:value="112404" calcext:value-type="float">
            <text:p>112,404 </text:p>
          </table:table-cell>
          <table:table-cell table:style-name="ce15" office:value-type="float" office:value="52734" calcext:value-type="float">
            <text:p>52,734 </text:p>
          </table:table-cell>
          <table:table-cell table:style-name="ce15" office:value-type="float" office:value="59670" calcext:value-type="float">
            <text:p>59,670 </text:p>
          </table:table-cell>
          <table:table-cell table:style-name="ce15" table:formula="of:=[.S23]+[.T23]" office:value-type="float" office:value="106573" calcext:value-type="float">
            <text:p>106,573 </text:p>
          </table:table-cell>
          <table:table-cell table:style-name="ce15" office:value-type="float" office:value="52812" calcext:value-type="float">
            <text:p>52,812 </text:p>
          </table:table-cell>
          <table:table-cell table:style-name="ce15" office:value-type="float" office:value="53761" calcext:value-type="float">
            <text:p>53,761 </text:p>
          </table:table-cell>
          <table:table-cell table:style-name="ce15" table:formula="of:=[.V23]+[.W23]" office:value-type="float" office:value="117571" calcext:value-type="float">
            <text:p>117,571 </text:p>
          </table:table-cell>
          <table:table-cell table:style-name="ce15" office:value-type="float" office:value="51836" calcext:value-type="float">
            <text:p>51,836 </text:p>
          </table:table-cell>
          <table:table-cell table:style-name="ce15" office:value-type="float" office:value="65735" calcext:value-type="float">
            <text:p>65,735 </text:p>
          </table:table-cell>
          <table:table-cell table:style-name="ce15" table:formula="of:=[.Y23]+[.Z23]" office:value-type="float" office:value="72549" calcext:value-type="float">
            <text:p>72,549 </text:p>
          </table:table-cell>
          <table:table-cell table:style-name="ce15" office:value-type="float" office:value="32805" calcext:value-type="float">
            <text:p>32,805 </text:p>
          </table:table-cell>
          <table:table-cell table:style-name="ce15" office:value-type="float" office:value="39744" calcext:value-type="float">
            <text:p>39,744 </text:p>
          </table:table-cell>
          <table:table-cell table:style-name="ce15" table:formula="of:=[.AB23]+[.AC23]" office:value-type="float" office:value="74931" calcext:value-type="float">
            <text:p>74,931 </text:p>
          </table:table-cell>
          <table:table-cell table:style-name="ce15" office:value-type="float" office:value="36682" calcext:value-type="float">
            <text:p>36,682 </text:p>
          </table:table-cell>
          <table:table-cell table:style-name="ce15" office:value-type="float" office:value="38249" calcext:value-type="float">
            <text:p>38,249 </text:p>
          </table:table-cell>
          <table:table-cell table:style-name="ce23" table:number-columns-repeated="995"/>
        </table:table-row>
        <table:table-row table:style-name="ro5">
          <table:table-cell table:style-name="ce4" office:value-type="string" calcext:value-type="string" table:number-columns-spanned="1" table:number-rows-spanned="9">
            <text:p>歐洲地區</text:p>
          </table:table-cell>
          <table:table-cell table:style-name="ce12" office:value-type="string" calcext:value-type="string">
            <text:p>法國 France</text:p>
          </table:table-cell>
          <table:table-cell table:style-name="ce15" table:formula="of:=[.D24]+[.E24]" office:value-type="float" office:value="46461" calcext:value-type="float">
            <text:p>46,461 </text:p>
          </table:table-cell>
          <table:table-cell table:style-name="ce15" office:value-type="float" office:value="18756" calcext:value-type="float">
            <text:p>18,756 </text:p>
          </table:table-cell>
          <table:table-cell table:style-name="ce15" office:value-type="float" office:value="27705" calcext:value-type="float">
            <text:p>27,705 </text:p>
          </table:table-cell>
          <table:table-cell table:style-name="ce15" table:formula="of:=[.G24]+[.H24]" office:value-type="float" office:value="1506" calcext:value-type="float">
            <text:p>1,506 </text:p>
          </table:table-cell>
          <table:table-cell table:style-name="ce15" office:value-type="float" office:value="734" calcext:value-type="float">
            <text:p>734 </text:p>
          </table:table-cell>
          <table:table-cell table:style-name="ce15" office:value-type="float" office:value="772" calcext:value-type="float">
            <text:p>772 </text:p>
          </table:table-cell>
          <table:table-cell table:style-name="ce15" table:formula="of:=[.J24]+[.K24]" office:value-type="float" office:value="1390" calcext:value-type="float">
            <text:p>1,390 </text:p>
          </table:table-cell>
          <table:table-cell table:style-name="ce15" office:value-type="float" office:value="569" calcext:value-type="float">
            <text:p>569 </text:p>
          </table:table-cell>
          <table:table-cell table:style-name="ce15" office:value-type="float" office:value="821" calcext:value-type="float">
            <text:p>821 </text:p>
          </table:table-cell>
          <table:table-cell table:style-name="ce15" table:formula="of:=[.M24]+[.N24]" office:value-type="float" office:value="7752" calcext:value-type="float">
            <text:p>7,752 </text:p>
          </table:table-cell>
          <table:table-cell table:style-name="ce15" office:value-type="float" office:value="2743" calcext:value-type="float">
            <text:p>2,743 </text:p>
          </table:table-cell>
          <table:table-cell table:style-name="ce15" office:value-type="float" office:value="5009" calcext:value-type="float">
            <text:p>5,009 </text:p>
          </table:table-cell>
          <table:table-cell table:style-name="ce15" table:formula="of:=[.P24]+[.Q24]" office:value-type="float" office:value="12655" calcext:value-type="float">
            <text:p>12,655 </text:p>
          </table:table-cell>
          <table:table-cell table:style-name="ce15" office:value-type="float" office:value="4985" calcext:value-type="float">
            <text:p>4,985 </text:p>
          </table:table-cell>
          <table:table-cell table:style-name="ce15" office:value-type="float" office:value="7670" calcext:value-type="float">
            <text:p>7,670 </text:p>
          </table:table-cell>
          <table:table-cell table:style-name="ce15" table:formula="of:=[.S24]+[.T24]" office:value-type="float" office:value="10193" calcext:value-type="float">
            <text:p>10,193 </text:p>
          </table:table-cell>
          <table:table-cell table:style-name="ce15" office:value-type="float" office:value="4146" calcext:value-type="float">
            <text:p>4,146 </text:p>
          </table:table-cell>
          <table:table-cell table:style-name="ce15" office:value-type="float" office:value="6047" calcext:value-type="float">
            <text:p>6,047 </text:p>
          </table:table-cell>
          <table:table-cell table:style-name="ce15" table:formula="of:=[.V24]+[.W24]" office:value-type="float" office:value="8234" calcext:value-type="float">
            <text:p>8,234 </text:p>
          </table:table-cell>
          <table:table-cell table:style-name="ce15" office:value-type="float" office:value="3404" calcext:value-type="float">
            <text:p>3,404 </text:p>
          </table:table-cell>
          <table:table-cell table:style-name="ce15" office:value-type="float" office:value="4830" calcext:value-type="float">
            <text:p>4,830 </text:p>
          </table:table-cell>
          <table:table-cell table:style-name="ce15" table:formula="of:=[.Y24]+[.Z24]" office:value-type="float" office:value="2897" calcext:value-type="float">
            <text:p>2,897 </text:p>
          </table:table-cell>
          <table:table-cell table:style-name="ce15" office:value-type="float" office:value="1318" calcext:value-type="float">
            <text:p>1,318 </text:p>
          </table:table-cell>
          <table:table-cell table:style-name="ce15" office:value-type="float" office:value="1579" calcext:value-type="float">
            <text:p>1,579 </text:p>
          </table:table-cell>
          <table:table-cell table:style-name="ce15" table:formula="of:=[.AB24]+[.AC24]" office:value-type="float" office:value="1834" calcext:value-type="float">
            <text:p>1,834 </text:p>
          </table:table-cell>
          <table:table-cell table:style-name="ce15" office:value-type="float" office:value="857" calcext:value-type="float">
            <text:p>857 </text:p>
          </table:table-cell>
          <table:table-cell table:style-name="ce15" office:value-type="float" office:value="977" calcext:value-type="float">
            <text:p>977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德國 Germany</text:p>
          </table:table-cell>
          <table:table-cell table:style-name="ce15" table:formula="of:=[.D25]+[.E25]" office:value-type="float" office:value="66454" calcext:value-type="float">
            <text:p>66,454 </text:p>
          </table:table-cell>
          <table:table-cell table:style-name="ce15" office:value-type="float" office:value="32195" calcext:value-type="float">
            <text:p>32,195 </text:p>
          </table:table-cell>
          <table:table-cell table:style-name="ce15" office:value-type="float" office:value="34259" calcext:value-type="float">
            <text:p>34,259 </text:p>
          </table:table-cell>
          <table:table-cell table:style-name="ce15" table:formula="of:=[.G25]+[.H25]" office:value-type="float" office:value="1726" calcext:value-type="float">
            <text:p>1,726 </text:p>
          </table:table-cell>
          <table:table-cell table:style-name="ce15" office:value-type="float" office:value="843" calcext:value-type="float">
            <text:p>843 </text:p>
          </table:table-cell>
          <table:table-cell table:style-name="ce15" office:value-type="float" office:value="883" calcext:value-type="float">
            <text:p>883 </text:p>
          </table:table-cell>
          <table:table-cell table:style-name="ce15" table:formula="of:=[.J25]+[.K25]" office:value-type="float" office:value="2258" calcext:value-type="float">
            <text:p>2,258 </text:p>
          </table:table-cell>
          <table:table-cell table:style-name="ce15" office:value-type="float" office:value="1124" calcext:value-type="float">
            <text:p>1,124 </text:p>
          </table:table-cell>
          <table:table-cell table:style-name="ce15" office:value-type="float" office:value="1134" calcext:value-type="float">
            <text:p>1,134 </text:p>
          </table:table-cell>
          <table:table-cell table:style-name="ce15" table:formula="of:=[.M25]+[.N25]" office:value-type="float" office:value="8234" calcext:value-type="float">
            <text:p>8,234 </text:p>
          </table:table-cell>
          <table:table-cell table:style-name="ce15" office:value-type="float" office:value="3201" calcext:value-type="float">
            <text:p>3,201 </text:p>
          </table:table-cell>
          <table:table-cell table:style-name="ce15" office:value-type="float" office:value="5033" calcext:value-type="float">
            <text:p>5,033 </text:p>
          </table:table-cell>
          <table:table-cell table:style-name="ce15" table:formula="of:=[.P25]+[.Q25]" office:value-type="float" office:value="16433" calcext:value-type="float">
            <text:p>16,433 </text:p>
          </table:table-cell>
          <table:table-cell table:style-name="ce15" office:value-type="float" office:value="8233" calcext:value-type="float">
            <text:p>8,233 </text:p>
          </table:table-cell>
          <table:table-cell table:style-name="ce15" office:value-type="float" office:value="8200" calcext:value-type="float">
            <text:p>8,200 </text:p>
          </table:table-cell>
          <table:table-cell table:style-name="ce15" table:formula="of:=[.S25]+[.T25]" office:value-type="float" office:value="15047" calcext:value-type="float">
            <text:p>15,047 </text:p>
          </table:table-cell>
          <table:table-cell table:style-name="ce15" office:value-type="float" office:value="7467" calcext:value-type="float">
            <text:p>7,467 </text:p>
          </table:table-cell>
          <table:table-cell table:style-name="ce15" office:value-type="float" office:value="7580" calcext:value-type="float">
            <text:p>7,580 </text:p>
          </table:table-cell>
          <table:table-cell table:style-name="ce15" table:formula="of:=[.V25]+[.W25]" office:value-type="float" office:value="13995" calcext:value-type="float">
            <text:p>13,995 </text:p>
          </table:table-cell>
          <table:table-cell table:style-name="ce15" office:value-type="float" office:value="6826" calcext:value-type="float">
            <text:p>6,826 </text:p>
          </table:table-cell>
          <table:table-cell table:style-name="ce15" office:value-type="float" office:value="7169" calcext:value-type="float">
            <text:p>7,169 </text:p>
          </table:table-cell>
          <table:table-cell table:style-name="ce15" table:formula="of:=[.Y25]+[.Z25]" office:value-type="float" office:value="5396" calcext:value-type="float">
            <text:p>5,396 </text:p>
          </table:table-cell>
          <table:table-cell table:style-name="ce15" office:value-type="float" office:value="2709" calcext:value-type="float">
            <text:p>2,709 </text:p>
          </table:table-cell>
          <table:table-cell table:style-name="ce15" office:value-type="float" office:value="2687" calcext:value-type="float">
            <text:p>2,687 </text:p>
          </table:table-cell>
          <table:table-cell table:style-name="ce15" table:formula="of:=[.AB25]+[.AC25]" office:value-type="float" office:value="3365" calcext:value-type="float">
            <text:p>3,365 </text:p>
          </table:table-cell>
          <table:table-cell table:style-name="ce15" office:value-type="float" office:value="1792" calcext:value-type="float">
            <text:p>1,792 </text:p>
          </table:table-cell>
          <table:table-cell table:style-name="ce15" office:value-type="float" office:value="1573" calcext:value-type="float">
            <text:p>1,573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義大利 Italy</text:p>
          </table:table-cell>
          <table:table-cell table:style-name="ce15" table:formula="of:=[.D26]+[.E26]" office:value-type="float" office:value="13054" calcext:value-type="float">
            <text:p>13,054 </text:p>
          </table:table-cell>
          <table:table-cell table:style-name="ce15" office:value-type="float" office:value="5598" calcext:value-type="float">
            <text:p>5,598 </text:p>
          </table:table-cell>
          <table:table-cell table:style-name="ce15" office:value-type="float" office:value="7456" calcext:value-type="float">
            <text:p>7,456 </text:p>
          </table:table-cell>
          <table:table-cell table:style-name="ce15" table:formula="of:=[.G26]+[.H26]" office:value-type="float" office:value="23" calcext:value-type="float">
            <text:p>23 </text:p>
          </table:table-cell>
          <table:table-cell table:style-name="ce15" office:value-type="float" office:value="16" calcext:value-type="float">
            <text:p>16 </text:p>
          </table:table-cell>
          <table:table-cell table:style-name="ce15" office:value-type="float" office:value="7" calcext:value-type="float">
            <text:p>7 </text:p>
          </table:table-cell>
          <table:table-cell table:style-name="ce15" table:formula="of:=[.J26]+[.K26]" office:value-type="float" office:value="171" calcext:value-type="float">
            <text:p>171 </text:p>
          </table:table-cell>
          <table:table-cell table:style-name="ce15" office:value-type="float" office:value="62" calcext:value-type="float">
            <text:p>62 </text:p>
          </table:table-cell>
          <table:table-cell table:style-name="ce15" office:value-type="float" office:value="109" calcext:value-type="float">
            <text:p>109 </text:p>
          </table:table-cell>
          <table:table-cell table:style-name="ce15" table:formula="of:=[.M26]+[.N26]" office:value-type="float" office:value="1649" calcext:value-type="float">
            <text:p>1,649 </text:p>
          </table:table-cell>
          <table:table-cell table:style-name="ce15" office:value-type="float" office:value="503" calcext:value-type="float">
            <text:p>503 </text:p>
          </table:table-cell>
          <table:table-cell table:style-name="ce15" office:value-type="float" office:value="1146" calcext:value-type="float">
            <text:p>1,146 </text:p>
          </table:table-cell>
          <table:table-cell table:style-name="ce15" table:formula="of:=[.P26]+[.Q26]" office:value-type="float" office:value="3942" calcext:value-type="float">
            <text:p>3,942 </text:p>
          </table:table-cell>
          <table:table-cell table:style-name="ce15" office:value-type="float" office:value="1792" calcext:value-type="float">
            <text:p>1,792 </text:p>
          </table:table-cell>
          <table:table-cell table:style-name="ce15" office:value-type="float" office:value="2150" calcext:value-type="float">
            <text:p>2,150 </text:p>
          </table:table-cell>
          <table:table-cell table:style-name="ce15" table:formula="of:=[.S26]+[.T26]" office:value-type="float" office:value="2729" calcext:value-type="float">
            <text:p>2,729 </text:p>
          </table:table-cell>
          <table:table-cell table:style-name="ce15" office:value-type="float" office:value="1167" calcext:value-type="float">
            <text:p>1,167 </text:p>
          </table:table-cell>
          <table:table-cell table:style-name="ce15" office:value-type="float" office:value="1562" calcext:value-type="float">
            <text:p>1,562 </text:p>
          </table:table-cell>
          <table:table-cell table:style-name="ce15" table:formula="of:=[.V26]+[.W26]" office:value-type="float" office:value="2849" calcext:value-type="float">
            <text:p>2,849 </text:p>
          </table:table-cell>
          <table:table-cell table:style-name="ce15" office:value-type="float" office:value="1230" calcext:value-type="float">
            <text:p>1,230 </text:p>
          </table:table-cell>
          <table:table-cell table:style-name="ce15" office:value-type="float" office:value="1619" calcext:value-type="float">
            <text:p>1,619 </text:p>
          </table:table-cell>
          <table:table-cell table:style-name="ce15" table:formula="of:=[.Y26]+[.Z26]" office:value-type="float" office:value="1028" calcext:value-type="float">
            <text:p>1,028 </text:p>
          </table:table-cell>
          <table:table-cell table:style-name="ce15" office:value-type="float" office:value="477" calcext:value-type="float">
            <text:p>477 </text:p>
          </table:table-cell>
          <table:table-cell table:style-name="ce15" office:value-type="float" office:value="551" calcext:value-type="float">
            <text:p>551 </text:p>
          </table:table-cell>
          <table:table-cell table:style-name="ce15" table:formula="of:=[.AB26]+[.AC26]" office:value-type="float" office:value="663" calcext:value-type="float">
            <text:p>663 </text:p>
          </table:table-cell>
          <table:table-cell table:style-name="ce15" office:value-type="float" office:value="351" calcext:value-type="float">
            <text:p>351 </text:p>
          </table:table-cell>
          <table:table-cell table:style-name="ce15" office:value-type="float" office:value="312" calcext:value-type="float">
            <text:p>312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荷蘭 Netherlands</text:p>
          </table:table-cell>
          <table:table-cell table:style-name="ce15" table:formula="of:=[.D27]+[.E27]" office:value-type="float" office:value="32851" calcext:value-type="float">
            <text:p>32,851 </text:p>
          </table:table-cell>
          <table:table-cell table:style-name="ce15" office:value-type="float" office:value="14839" calcext:value-type="float">
            <text:p>14,839 </text:p>
          </table:table-cell>
          <table:table-cell table:style-name="ce15" office:value-type="float" office:value="18012" calcext:value-type="float">
            <text:p>18,012 </text:p>
          </table:table-cell>
          <table:table-cell table:style-name="ce15" table:formula="of:=[.G27]+[.H27]" office:value-type="float" office:value="1192" calcext:value-type="float">
            <text:p>1,192 </text:p>
          </table:table-cell>
          <table:table-cell table:style-name="ce15" office:value-type="float" office:value="595" calcext:value-type="float">
            <text:p>595 </text:p>
          </table:table-cell>
          <table:table-cell table:style-name="ce15" office:value-type="float" office:value="597" calcext:value-type="float">
            <text:p>597 </text:p>
          </table:table-cell>
          <table:table-cell table:style-name="ce15" table:formula="of:=[.J27]+[.K27]" office:value-type="float" office:value="1104" calcext:value-type="float">
            <text:p>1,104 </text:p>
          </table:table-cell>
          <table:table-cell table:style-name="ce15" office:value-type="float" office:value="546" calcext:value-type="float">
            <text:p>546 </text:p>
          </table:table-cell>
          <table:table-cell table:style-name="ce15" office:value-type="float" office:value="558" calcext:value-type="float">
            <text:p>558 </text:p>
          </table:table-cell>
          <table:table-cell table:style-name="ce15" table:formula="of:=[.M27]+[.N27]" office:value-type="float" office:value="5750" calcext:value-type="float">
            <text:p>5,750 </text:p>
          </table:table-cell>
          <table:table-cell table:style-name="ce15" office:value-type="float" office:value="2365" calcext:value-type="float">
            <text:p>2,365 </text:p>
          </table:table-cell>
          <table:table-cell table:style-name="ce15" office:value-type="float" office:value="3385" calcext:value-type="float">
            <text:p>3,385 </text:p>
          </table:table-cell>
          <table:table-cell table:style-name="ce15" table:formula="of:=[.P27]+[.Q27]" office:value-type="float" office:value="8668" calcext:value-type="float">
            <text:p>8,668 </text:p>
          </table:table-cell>
          <table:table-cell table:style-name="ce15" office:value-type="float" office:value="3892" calcext:value-type="float">
            <text:p>3,892 </text:p>
          </table:table-cell>
          <table:table-cell table:style-name="ce15" office:value-type="float" office:value="4776" calcext:value-type="float">
            <text:p>4,776 </text:p>
          </table:table-cell>
          <table:table-cell table:style-name="ce15" table:formula="of:=[.S27]+[.T27]" office:value-type="float" office:value="7054" calcext:value-type="float">
            <text:p>7,054 </text:p>
          </table:table-cell>
          <table:table-cell table:style-name="ce15" office:value-type="float" office:value="3246" calcext:value-type="float">
            <text:p>3,246 </text:p>
          </table:table-cell>
          <table:table-cell table:style-name="ce15" office:value-type="float" office:value="3808" calcext:value-type="float">
            <text:p>3,808 </text:p>
          </table:table-cell>
          <table:table-cell table:style-name="ce15" table:formula="of:=[.V27]+[.W27]" office:value-type="float" office:value="5604" calcext:value-type="float">
            <text:p>5,604 </text:p>
          </table:table-cell>
          <table:table-cell table:style-name="ce15" office:value-type="float" office:value="2504" calcext:value-type="float">
            <text:p>2,504 </text:p>
          </table:table-cell>
          <table:table-cell table:style-name="ce15" office:value-type="float" office:value="3100" calcext:value-type="float">
            <text:p>3,100 </text:p>
          </table:table-cell>
          <table:table-cell table:style-name="ce15" table:formula="of:=[.Y27]+[.Z27]" office:value-type="float" office:value="2128" calcext:value-type="float">
            <text:p>2,128 </text:p>
          </table:table-cell>
          <table:table-cell table:style-name="ce15" office:value-type="float" office:value="984" calcext:value-type="float">
            <text:p>984 </text:p>
          </table:table-cell>
          <table:table-cell table:style-name="ce15" office:value-type="float" office:value="1144" calcext:value-type="float">
            <text:p>1,144 </text:p>
          </table:table-cell>
          <table:table-cell table:style-name="ce15" table:formula="of:=[.AB27]+[.AC27]" office:value-type="float" office:value="1351" calcext:value-type="float">
            <text:p>1,351 </text:p>
          </table:table-cell>
          <table:table-cell table:style-name="ce15" office:value-type="float" office:value="707" calcext:value-type="float">
            <text:p>707 </text:p>
          </table:table-cell>
          <table:table-cell table:style-name="ce15" office:value-type="float" office:value="644" calcext:value-type="float">
            <text:p>644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瑞士 Switzerland</text:p>
          </table:table-cell>
          <table:table-cell table:style-name="ce15" table:formula="of:=[.D28]+[.E28]" office:value-type="float" office:value="5529" calcext:value-type="float">
            <text:p>5,529 </text:p>
          </table:table-cell>
          <table:table-cell table:style-name="ce15" office:value-type="float" office:value="2356" calcext:value-type="float">
            <text:p>2,356 </text:p>
          </table:table-cell>
          <table:table-cell table:style-name="ce15" office:value-type="float" office:value="3173" calcext:value-type="float">
            <text:p>3,173 </text:p>
          </table:table-cell>
          <table:table-cell table:style-name="ce15" table:formula="of:=[.G28]+[.H28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J28]+[.K28]" office:value-type="float" office:value="131" calcext:value-type="float">
            <text:p>131 </text:p>
          </table:table-cell>
          <table:table-cell table:style-name="ce15" office:value-type="float" office:value="59" calcext:value-type="float">
            <text:p>59 </text:p>
          </table:table-cell>
          <table:table-cell table:style-name="ce15" office:value-type="float" office:value="72" calcext:value-type="float">
            <text:p>72 </text:p>
          </table:table-cell>
          <table:table-cell table:style-name="ce15" table:formula="of:=[.M28]+[.N28]" office:value-type="float" office:value="628" calcext:value-type="float">
            <text:p>628 </text:p>
          </table:table-cell>
          <table:table-cell table:style-name="ce15" office:value-type="float" office:value="201" calcext:value-type="float">
            <text:p>201 </text:p>
          </table:table-cell>
          <table:table-cell table:style-name="ce15" office:value-type="float" office:value="427" calcext:value-type="float">
            <text:p>427 </text:p>
          </table:table-cell>
          <table:table-cell table:style-name="ce15" table:formula="of:=[.P28]+[.Q28]" office:value-type="float" office:value="1075" calcext:value-type="float">
            <text:p>1,075 </text:p>
          </table:table-cell>
          <table:table-cell table:style-name="ce15" office:value-type="float" office:value="477" calcext:value-type="float">
            <text:p>477 </text:p>
          </table:table-cell>
          <table:table-cell table:style-name="ce15" office:value-type="float" office:value="598" calcext:value-type="float">
            <text:p>598 </text:p>
          </table:table-cell>
          <table:table-cell table:style-name="ce15" table:formula="of:=[.S28]+[.T28]" office:value-type="float" office:value="1227" calcext:value-type="float">
            <text:p>1,227 </text:p>
          </table:table-cell>
          <table:table-cell table:style-name="ce15" office:value-type="float" office:value="524" calcext:value-type="float">
            <text:p>524 </text:p>
          </table:table-cell>
          <table:table-cell table:style-name="ce15" office:value-type="float" office:value="703" calcext:value-type="float">
            <text:p>703 </text:p>
          </table:table-cell>
          <table:table-cell table:style-name="ce15" table:formula="of:=[.V28]+[.W28]" office:value-type="float" office:value="1451" calcext:value-type="float">
            <text:p>1,451 </text:p>
          </table:table-cell>
          <table:table-cell table:style-name="ce15" office:value-type="float" office:value="576" calcext:value-type="float">
            <text:p>576 </text:p>
          </table:table-cell>
          <table:table-cell table:style-name="ce15" office:value-type="float" office:value="875" calcext:value-type="float">
            <text:p>875 </text:p>
          </table:table-cell>
          <table:table-cell table:style-name="ce15" table:formula="of:=[.Y28]+[.Z28]" office:value-type="float" office:value="604" calcext:value-type="float">
            <text:p>604 </text:p>
          </table:table-cell>
          <table:table-cell table:style-name="ce15" office:value-type="float" office:value="287" calcext:value-type="float">
            <text:p>287 </text:p>
          </table:table-cell>
          <table:table-cell table:style-name="ce15" office:value-type="float" office:value="317" calcext:value-type="float">
            <text:p>317 </text:p>
          </table:table-cell>
          <table:table-cell table:style-name="ce15" table:formula="of:=[.AB28]+[.AC28]" office:value-type="float" office:value="413" calcext:value-type="float">
            <text:p>413 </text:p>
          </table:table-cell>
          <table:table-cell table:style-name="ce15" office:value-type="float" office:value="232" calcext:value-type="float">
            <text:p>232 </text:p>
          </table:table-cell>
          <table:table-cell table:style-name="ce15" office:value-type="float" office:value="181" calcext:value-type="float">
            <text:p>181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英國 United Kingdom</text:p>
          </table:table-cell>
          <table:table-cell table:style-name="ce15" table:formula="of:=[.D29]+[.E29]" office:value-type="float" office:value="16321" calcext:value-type="float">
            <text:p>16,321 </text:p>
          </table:table-cell>
          <table:table-cell table:style-name="ce15" office:value-type="float" office:value="6288" calcext:value-type="float">
            <text:p>6,288 </text:p>
          </table:table-cell>
          <table:table-cell table:style-name="ce15" office:value-type="float" office:value="10033" calcext:value-type="float">
            <text:p>10,033 </text:p>
          </table:table-cell>
          <table:table-cell table:style-name="ce15" table:formula="of:=[.G29]+[.H29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J29]+[.K29]" office:value-type="float" office:value="710" calcext:value-type="float">
            <text:p>710 </text:p>
          </table:table-cell>
          <table:table-cell table:style-name="ce15" office:value-type="float" office:value="258" calcext:value-type="float">
            <text:p>258 </text:p>
          </table:table-cell>
          <table:table-cell table:style-name="ce15" office:value-type="float" office:value="452" calcext:value-type="float">
            <text:p>452 </text:p>
          </table:table-cell>
          <table:table-cell table:style-name="ce15" table:formula="of:=[.M29]+[.N29]" office:value-type="float" office:value="3851" calcext:value-type="float">
            <text:p>3,851 </text:p>
          </table:table-cell>
          <table:table-cell table:style-name="ce15" office:value-type="float" office:value="1030" calcext:value-type="float">
            <text:p>1,030 </text:p>
          </table:table-cell>
          <table:table-cell table:style-name="ce15" office:value-type="float" office:value="2821" calcext:value-type="float">
            <text:p>2,821 </text:p>
          </table:table-cell>
          <table:table-cell table:style-name="ce15" table:formula="of:=[.P29]+[.Q29]" office:value-type="float" office:value="4139" calcext:value-type="float">
            <text:p>4,139 </text:p>
          </table:table-cell>
          <table:table-cell table:style-name="ce15" office:value-type="float" office:value="1617" calcext:value-type="float">
            <text:p>1,617 </text:p>
          </table:table-cell>
          <table:table-cell table:style-name="ce15" office:value-type="float" office:value="2522" calcext:value-type="float">
            <text:p>2,522 </text:p>
          </table:table-cell>
          <table:table-cell table:style-name="ce15" table:formula="of:=[.S29]+[.T29]" office:value-type="float" office:value="3081" calcext:value-type="float">
            <text:p>3,081 </text:p>
          </table:table-cell>
          <table:table-cell table:style-name="ce15" office:value-type="float" office:value="1319" calcext:value-type="float">
            <text:p>1,319 </text:p>
          </table:table-cell>
          <table:table-cell table:style-name="ce15" office:value-type="float" office:value="1762" calcext:value-type="float">
            <text:p>1,762 </text:p>
          </table:table-cell>
          <table:table-cell table:style-name="ce15" table:formula="of:=[.V29]+[.W29]" office:value-type="float" office:value="3037" calcext:value-type="float">
            <text:p>3,037 </text:p>
          </table:table-cell>
          <table:table-cell table:style-name="ce15" office:value-type="float" office:value="1271" calcext:value-type="float">
            <text:p>1,271 </text:p>
          </table:table-cell>
          <table:table-cell table:style-name="ce15" office:value-type="float" office:value="1766" calcext:value-type="float">
            <text:p>1,766 </text:p>
          </table:table-cell>
          <table:table-cell table:style-name="ce15" table:formula="of:=[.Y29]+[.Z29]" office:value-type="float" office:value="1000" calcext:value-type="float">
            <text:p>1,000 </text:p>
          </table:table-cell>
          <table:table-cell table:style-name="ce15" office:value-type="float" office:value="526" calcext:value-type="float">
            <text:p>526 </text:p>
          </table:table-cell>
          <table:table-cell table:style-name="ce15" office:value-type="float" office:value="474" calcext:value-type="float">
            <text:p>474 </text:p>
          </table:table-cell>
          <table:table-cell table:style-name="ce15" table:formula="of:=[.AB29]+[.AC29]" office:value-type="float" office:value="503" calcext:value-type="float">
            <text:p>503 </text:p>
          </table:table-cell>
          <table:table-cell table:style-name="ce15" office:value-type="float" office:value="267" calcext:value-type="float">
            <text:p>267 </text:p>
          </table:table-cell>
          <table:table-cell table:style-name="ce15" office:value-type="float" office:value="236" calcext:value-type="float">
            <text:p>236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奧地利 Austria</text:p>
          </table:table-cell>
          <table:table-cell table:style-name="ce15" table:formula="of:=[.D30]+[.E30]" office:value-type="float" office:value="41934" calcext:value-type="float">
            <text:p>41,934 </text:p>
          </table:table-cell>
          <table:table-cell table:style-name="ce15" office:value-type="float" office:value="16245" calcext:value-type="float">
            <text:p>16,245 </text:p>
          </table:table-cell>
          <table:table-cell table:style-name="ce15" office:value-type="float" office:value="25689" calcext:value-type="float">
            <text:p>25,689 </text:p>
          </table:table-cell>
          <table:table-cell table:style-name="ce15" table:formula="of:=[.G30]+[.H30]" office:value-type="float" office:value="668" calcext:value-type="float">
            <text:p>668 </text:p>
          </table:table-cell>
          <table:table-cell table:style-name="ce15" office:value-type="float" office:value="327" calcext:value-type="float">
            <text:p>327 </text:p>
          </table:table-cell>
          <table:table-cell table:style-name="ce15" office:value-type="float" office:value="341" calcext:value-type="float">
            <text:p>341 </text:p>
          </table:table-cell>
          <table:table-cell table:style-name="ce15" table:formula="of:=[.J30]+[.K30]" office:value-type="float" office:value="1342" calcext:value-type="float">
            <text:p>1,342 </text:p>
          </table:table-cell>
          <table:table-cell table:style-name="ce15" office:value-type="float" office:value="551" calcext:value-type="float">
            <text:p>551 </text:p>
          </table:table-cell>
          <table:table-cell table:style-name="ce15" office:value-type="float" office:value="791" calcext:value-type="float">
            <text:p>791 </text:p>
          </table:table-cell>
          <table:table-cell table:style-name="ce15" table:formula="of:=[.M30]+[.N30]" office:value-type="float" office:value="4524" calcext:value-type="float">
            <text:p>4,524 </text:p>
          </table:table-cell>
          <table:table-cell table:style-name="ce15" office:value-type="float" office:value="1656" calcext:value-type="float">
            <text:p>1,656 </text:p>
          </table:table-cell>
          <table:table-cell table:style-name="ce15" office:value-type="float" office:value="2868" calcext:value-type="float">
            <text:p>2,868 </text:p>
          </table:table-cell>
          <table:table-cell table:style-name="ce15" table:formula="of:=[.P30]+[.Q30]" office:value-type="float" office:value="8173" calcext:value-type="float">
            <text:p>8,173 </text:p>
          </table:table-cell>
          <table:table-cell table:style-name="ce15" office:value-type="float" office:value="3570" calcext:value-type="float">
            <text:p>3,570 </text:p>
          </table:table-cell>
          <table:table-cell table:style-name="ce15" office:value-type="float" office:value="4603" calcext:value-type="float">
            <text:p>4,603 </text:p>
          </table:table-cell>
          <table:table-cell table:style-name="ce15" table:formula="of:=[.S30]+[.T30]" office:value-type="float" office:value="7855" calcext:value-type="float">
            <text:p>7,855 </text:p>
          </table:table-cell>
          <table:table-cell table:style-name="ce15" office:value-type="float" office:value="2733" calcext:value-type="float">
            <text:p>2,733 </text:p>
          </table:table-cell>
          <table:table-cell table:style-name="ce15" office:value-type="float" office:value="5122" calcext:value-type="float">
            <text:p>5,122 </text:p>
          </table:table-cell>
          <table:table-cell table:style-name="ce15" table:formula="of:=[.V30]+[.W30]" office:value-type="float" office:value="10711" calcext:value-type="float">
            <text:p>10,711 </text:p>
          </table:table-cell>
          <table:table-cell table:style-name="ce15" office:value-type="float" office:value="3678" calcext:value-type="float">
            <text:p>3,678 </text:p>
          </table:table-cell>
          <table:table-cell table:style-name="ce15" office:value-type="float" office:value="7033" calcext:value-type="float">
            <text:p>7,033 </text:p>
          </table:table-cell>
          <table:table-cell table:style-name="ce15" table:formula="of:=[.Y30]+[.Z30]" office:value-type="float" office:value="5186" calcext:value-type="float">
            <text:p>5,186 </text:p>
          </table:table-cell>
          <table:table-cell table:style-name="ce15" office:value-type="float" office:value="2061" calcext:value-type="float">
            <text:p>2,061 </text:p>
          </table:table-cell>
          <table:table-cell table:style-name="ce15" office:value-type="float" office:value="3125" calcext:value-type="float">
            <text:p>3,125 </text:p>
          </table:table-cell>
          <table:table-cell table:style-name="ce15" table:formula="of:=[.AB30]+[.AC30]" office:value-type="float" office:value="3475" calcext:value-type="float">
            <text:p>3,475 </text:p>
          </table:table-cell>
          <table:table-cell table:style-name="ce15" office:value-type="float" office:value="1669" calcext:value-type="float">
            <text:p>1,669 </text:p>
          </table:table-cell>
          <table:table-cell table:style-name="ce15" office:value-type="float" office:value="1806" calcext:value-type="float">
            <text:p>1,806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歐洲其他地區 Others</text:p>
          </table:table-cell>
          <table:table-cell table:style-name="ce15" table:formula="of:=[.D31]+[.E31]" office:value-type="float" office:value="35483" calcext:value-type="float">
            <text:p>35,483 </text:p>
          </table:table-cell>
          <table:table-cell table:style-name="ce15" office:value-type="float" office:value="15227" calcext:value-type="float">
            <text:p>15,227 </text:p>
          </table:table-cell>
          <table:table-cell table:style-name="ce15" office:value-type="float" office:value="20256" calcext:value-type="float">
            <text:p>20,256 </text:p>
          </table:table-cell>
          <table:table-cell table:style-name="ce15" table:formula="of:=[.G31]+[.H31]" office:value-type="float" office:value="28" calcext:value-type="float">
            <text:p>28 </text:p>
          </table:table-cell>
          <table:table-cell table:style-name="ce15" office:value-type="float" office:value="17" calcext:value-type="float">
            <text:p>17 </text:p>
          </table:table-cell>
          <table:table-cell table:style-name="ce15" office:value-type="float" office:value="11" calcext:value-type="float">
            <text:p>11 </text:p>
          </table:table-cell>
          <table:table-cell table:style-name="ce15" table:formula="of:=[.J31]+[.K31]" office:value-type="float" office:value="645" calcext:value-type="float">
            <text:p>645 </text:p>
          </table:table-cell>
          <table:table-cell table:style-name="ce15" office:value-type="float" office:value="253" calcext:value-type="float">
            <text:p>253 </text:p>
          </table:table-cell>
          <table:table-cell table:style-name="ce15" office:value-type="float" office:value="392" calcext:value-type="float">
            <text:p>392 </text:p>
          </table:table-cell>
          <table:table-cell table:style-name="ce15" table:formula="of:=[.M31]+[.N31]" office:value-type="float" office:value="4695" calcext:value-type="float">
            <text:p>4,695 </text:p>
          </table:table-cell>
          <table:table-cell table:style-name="ce15" office:value-type="float" office:value="1997" calcext:value-type="float">
            <text:p>1,997 </text:p>
          </table:table-cell>
          <table:table-cell table:style-name="ce15" office:value-type="float" office:value="2698" calcext:value-type="float">
            <text:p>2,698 </text:p>
          </table:table-cell>
          <table:table-cell table:style-name="ce15" table:formula="of:=[.P31]+[.Q31]" office:value-type="float" office:value="7217" calcext:value-type="float">
            <text:p>7,217 </text:p>
          </table:table-cell>
          <table:table-cell table:style-name="ce15" office:value-type="float" office:value="3338" calcext:value-type="float">
            <text:p>3,338 </text:p>
          </table:table-cell>
          <table:table-cell table:style-name="ce15" office:value-type="float" office:value="3879" calcext:value-type="float">
            <text:p>3,879 </text:p>
          </table:table-cell>
          <table:table-cell table:style-name="ce15" table:formula="of:=[.S31]+[.T31]" office:value-type="float" office:value="6826" calcext:value-type="float">
            <text:p>6,826 </text:p>
          </table:table-cell>
          <table:table-cell table:style-name="ce15" office:value-type="float" office:value="2730" calcext:value-type="float">
            <text:p>2,730 </text:p>
          </table:table-cell>
          <table:table-cell table:style-name="ce15" office:value-type="float" office:value="4096" calcext:value-type="float">
            <text:p>4,096 </text:p>
          </table:table-cell>
          <table:table-cell table:style-name="ce15" table:formula="of:=[.V31]+[.W31]" office:value-type="float" office:value="8642" calcext:value-type="float">
            <text:p>8,642 </text:p>
          </table:table-cell>
          <table:table-cell table:style-name="ce15" office:value-type="float" office:value="3330" calcext:value-type="float">
            <text:p>3,330 </text:p>
          </table:table-cell>
          <table:table-cell table:style-name="ce15" office:value-type="float" office:value="5312" calcext:value-type="float">
            <text:p>5,312 </text:p>
          </table:table-cell>
          <table:table-cell table:style-name="ce15" table:formula="of:=[.Y31]+[.Z31]" office:value-type="float" office:value="4389" calcext:value-type="float">
            <text:p>4,389 </text:p>
          </table:table-cell>
          <table:table-cell table:style-name="ce15" office:value-type="float" office:value="1950" calcext:value-type="float">
            <text:p>1,950 </text:p>
          </table:table-cell>
          <table:table-cell table:style-name="ce15" office:value-type="float" office:value="2439" calcext:value-type="float">
            <text:p>2,439 </text:p>
          </table:table-cell>
          <table:table-cell table:style-name="ce15" table:formula="of:=[.AB31]+[.AC31]" office:value-type="float" office:value="3041" calcext:value-type="float">
            <text:p>3,041 </text:p>
          </table:table-cell>
          <table:table-cell table:style-name="ce15" office:value-type="float" office:value="1612" calcext:value-type="float">
            <text:p>1,612 </text:p>
          </table:table-cell>
          <table:table-cell table:style-name="ce15" office:value-type="float" office:value="1429" calcext:value-type="float">
            <text:p>1,429 </text:p>
          </table:table-cell>
          <table:table-cell table:style-name="ce23" table:number-columns-repeated="995"/>
        </table:table-row>
        <table:table-row table:style-name="ro5">
          <table:covered-table-cell table:style-name="ce6"/>
          <table:table-cell table:style-name="ce12" office:value-type="string" calcext:value-type="string">
            <text:p>歐洲合計 Total</text:p>
          </table:table-cell>
          <table:table-cell table:style-name="ce15" table:formula="of:=[.D32]+[.E32]" office:value-type="float" office:value="258087" calcext:value-type="float">
            <text:p>258,087 </text:p>
          </table:table-cell>
          <table:table-cell table:style-name="ce15" office:value-type="float" office:value="111504" calcext:value-type="float">
            <text:p>111,504 </text:p>
          </table:table-cell>
          <table:table-cell table:style-name="ce15" office:value-type="float" office:value="146583" calcext:value-type="float">
            <text:p>146,583 </text:p>
          </table:table-cell>
          <table:table-cell table:style-name="ce15" table:formula="of:=[.G32]+[.H32]" office:value-type="float" office:value="5143" calcext:value-type="float">
            <text:p>5,143 </text:p>
          </table:table-cell>
          <table:table-cell table:style-name="ce15" office:value-type="float" office:value="2532" calcext:value-type="float">
            <text:p>2,532 </text:p>
          </table:table-cell>
          <table:table-cell table:style-name="ce15" office:value-type="float" office:value="2611" calcext:value-type="float">
            <text:p>2,611 </text:p>
          </table:table-cell>
          <table:table-cell table:style-name="ce15" table:formula="of:=[.J32]+[.K32]" office:value-type="float" office:value="7751" calcext:value-type="float">
            <text:p>7,751 </text:p>
          </table:table-cell>
          <table:table-cell table:style-name="ce15" office:value-type="float" office:value="3422" calcext:value-type="float">
            <text:p>3,422 </text:p>
          </table:table-cell>
          <table:table-cell table:style-name="ce15" office:value-type="float" office:value="4329" calcext:value-type="float">
            <text:p>4,329 </text:p>
          </table:table-cell>
          <table:table-cell table:style-name="ce15" table:formula="of:=[.M32]+[.N32]" office:value-type="float" office:value="37083" calcext:value-type="float">
            <text:p>37,083 </text:p>
          </table:table-cell>
          <table:table-cell table:style-name="ce15" office:value-type="float" office:value="13696" calcext:value-type="float">
            <text:p>13,696 </text:p>
          </table:table-cell>
          <table:table-cell table:style-name="ce15" office:value-type="float" office:value="23387" calcext:value-type="float">
            <text:p>23,387 </text:p>
          </table:table-cell>
          <table:table-cell table:style-name="ce15" table:formula="of:=[.P32]+[.Q32]" office:value-type="float" office:value="62302" calcext:value-type="float">
            <text:p>62,302 </text:p>
          </table:table-cell>
          <table:table-cell table:style-name="ce15" office:value-type="float" office:value="27904" calcext:value-type="float">
            <text:p>27,904 </text:p>
          </table:table-cell>
          <table:table-cell table:style-name="ce15" office:value-type="float" office:value="34398" calcext:value-type="float">
            <text:p>34,398 </text:p>
          </table:table-cell>
          <table:table-cell table:style-name="ce15" table:formula="of:=[.S32]+[.T32]" office:value-type="float" office:value="54012" calcext:value-type="float">
            <text:p>54,012 </text:p>
          </table:table-cell>
          <table:table-cell table:style-name="ce15" office:value-type="float" office:value="23332" calcext:value-type="float">
            <text:p>23,332 </text:p>
          </table:table-cell>
          <table:table-cell table:style-name="ce15" office:value-type="float" office:value="30680" calcext:value-type="float">
            <text:p>30,680 </text:p>
          </table:table-cell>
          <table:table-cell table:style-name="ce15" table:formula="of:=[.V32]+[.W32]" office:value-type="float" office:value="54523" calcext:value-type="float">
            <text:p>54,523 </text:p>
          </table:table-cell>
          <table:table-cell table:style-name="ce15" office:value-type="float" office:value="22819" calcext:value-type="float">
            <text:p>22,819 </text:p>
          </table:table-cell>
          <table:table-cell table:style-name="ce15" office:value-type="float" office:value="31704" calcext:value-type="float">
            <text:p>31,704 </text:p>
          </table:table-cell>
          <table:table-cell table:style-name="ce15" table:formula="of:=[.Y32]+[.Z32]" office:value-type="float" office:value="22628" calcext:value-type="float">
            <text:p>22,628 </text:p>
          </table:table-cell>
          <table:table-cell table:style-name="ce15" office:value-type="float" office:value="10312" calcext:value-type="float">
            <text:p>10,312 </text:p>
          </table:table-cell>
          <table:table-cell table:style-name="ce15" office:value-type="float" office:value="12316" calcext:value-type="float">
            <text:p>12,316 </text:p>
          </table:table-cell>
          <table:table-cell table:style-name="ce15" table:formula="of:=[.AB32]+[.AC32]" office:value-type="float" office:value="14645" calcext:value-type="float">
            <text:p>14,645 </text:p>
          </table:table-cell>
          <table:table-cell table:style-name="ce15" office:value-type="float" office:value="7487" calcext:value-type="float">
            <text:p>7,487 </text:p>
          </table:table-cell>
          <table:table-cell table:style-name="ce15" office:value-type="float" office:value="7158" calcext:value-type="float">
            <text:p>7,158 </text:p>
          </table:table-cell>
          <table:table-cell table:style-name="ce23" table:number-columns-repeated="995"/>
        </table:table-row>
        <table:table-row table:style-name="ro5">
          <table:table-cell table:style-name="ce4" office:value-type="string" calcext:value-type="string" table:number-columns-spanned="1" table:number-rows-spanned="5">
            <text:p>大洋洲</text:p>
          </table:table-cell>
          <table:table-cell table:style-name="ce12" office:value-type="string" calcext:value-type="string">
            <text:p>澳大利亞 Australia</text:p>
          </table:table-cell>
          <table:table-cell table:style-name="ce15" table:formula="of:=[.D33]+[.E33]" office:value-type="float" office:value="139501" calcext:value-type="float">
            <text:p>139,501 </text:p>
          </table:table-cell>
          <table:table-cell table:style-name="ce15" office:value-type="float" office:value="56392" calcext:value-type="float">
            <text:p>56,392 </text:p>
          </table:table-cell>
          <table:table-cell table:style-name="ce15" office:value-type="float" office:value="83109" calcext:value-type="float">
            <text:p>83,109 </text:p>
          </table:table-cell>
          <table:table-cell table:style-name="ce15" table:formula="of:=[.G33]+[.H33]" office:value-type="float" office:value="8114" calcext:value-type="float">
            <text:p>8,114 </text:p>
          </table:table-cell>
          <table:table-cell table:style-name="ce15" office:value-type="float" office:value="4166" calcext:value-type="float">
            <text:p>4,166 </text:p>
          </table:table-cell>
          <table:table-cell table:style-name="ce15" office:value-type="float" office:value="3948" calcext:value-type="float">
            <text:p>3,948 </text:p>
          </table:table-cell>
          <table:table-cell table:style-name="ce15" table:formula="of:=[.J33]+[.K33]" office:value-type="float" office:value="7730" calcext:value-type="float">
            <text:p>7,730 </text:p>
          </table:table-cell>
          <table:table-cell table:style-name="ce15" office:value-type="float" office:value="3629" calcext:value-type="float">
            <text:p>3,629 </text:p>
          </table:table-cell>
          <table:table-cell table:style-name="ce15" office:value-type="float" office:value="4101" calcext:value-type="float">
            <text:p>4,101 </text:p>
          </table:table-cell>
          <table:table-cell table:style-name="ce15" table:formula="of:=[.M33]+[.N33]" office:value-type="float" office:value="23301" calcext:value-type="float">
            <text:p>23,301 </text:p>
          </table:table-cell>
          <table:table-cell table:style-name="ce15" office:value-type="float" office:value="8670" calcext:value-type="float">
            <text:p>8,670 </text:p>
          </table:table-cell>
          <table:table-cell table:style-name="ce15" office:value-type="float" office:value="14631" calcext:value-type="float">
            <text:p>14,631 </text:p>
          </table:table-cell>
          <table:table-cell table:style-name="ce15" table:formula="of:=[.P33]+[.Q33]" office:value-type="float" office:value="26036" calcext:value-type="float">
            <text:p>26,036 </text:p>
          </table:table-cell>
          <table:table-cell table:style-name="ce15" office:value-type="float" office:value="10031" calcext:value-type="float">
            <text:p>10,031 </text:p>
          </table:table-cell>
          <table:table-cell table:style-name="ce15" office:value-type="float" office:value="16005" calcext:value-type="float">
            <text:p>16,005 </text:p>
          </table:table-cell>
          <table:table-cell table:style-name="ce15" table:formula="of:=[.S33]+[.T33]" office:value-type="float" office:value="23042" calcext:value-type="float">
            <text:p>23,042 </text:p>
          </table:table-cell>
          <table:table-cell table:style-name="ce15" office:value-type="float" office:value="8697" calcext:value-type="float">
            <text:p>8,697 </text:p>
          </table:table-cell>
          <table:table-cell table:style-name="ce15" office:value-type="float" office:value="14345" calcext:value-type="float">
            <text:p>14,345 </text:p>
          </table:table-cell>
          <table:table-cell table:style-name="ce15" table:formula="of:=[.V33]+[.W33]" office:value-type="float" office:value="24948" calcext:value-type="float">
            <text:p>24,948 </text:p>
          </table:table-cell>
          <table:table-cell table:style-name="ce15" office:value-type="float" office:value="9249" calcext:value-type="float">
            <text:p>9,249 </text:p>
          </table:table-cell>
          <table:table-cell table:style-name="ce15" office:value-type="float" office:value="15699" calcext:value-type="float">
            <text:p>15,699 </text:p>
          </table:table-cell>
          <table:table-cell table:style-name="ce15" table:formula="of:=[.Y33]+[.Z33]" office:value-type="float" office:value="14158" calcext:value-type="float">
            <text:p>14,158 </text:p>
          </table:table-cell>
          <table:table-cell table:style-name="ce15" office:value-type="float" office:value="5963" calcext:value-type="float">
            <text:p>5,963 </text:p>
          </table:table-cell>
          <table:table-cell table:style-name="ce15" office:value-type="float" office:value="8195" calcext:value-type="float">
            <text:p>8,195 </text:p>
          </table:table-cell>
          <table:table-cell table:style-name="ce15" table:formula="of:=[.AB33]+[.AC33]" office:value-type="float" office:value="12172" calcext:value-type="float">
            <text:p>12,172 </text:p>
          </table:table-cell>
          <table:table-cell table:style-name="ce15" office:value-type="float" office:value="5987" calcext:value-type="float">
            <text:p>5,987 </text:p>
          </table:table-cell>
          <table:table-cell table:style-name="ce15" office:value-type="float" office:value="6185" calcext:value-type="float">
            <text:p>6,185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紐西蘭 New Zealand</text:p>
          </table:table-cell>
          <table:table-cell table:style-name="ce15" table:formula="of:=[.D34]+[.E34]" office:value-type="float" office:value="2804" calcext:value-type="float">
            <text:p>2,804 </text:p>
          </table:table-cell>
          <table:table-cell table:style-name="ce15" office:value-type="float" office:value="1154" calcext:value-type="float">
            <text:p>1,154 </text:p>
          </table:table-cell>
          <table:table-cell table:style-name="ce15" office:value-type="float" office:value="1650" calcext:value-type="float">
            <text:p>1,650 </text:p>
          </table:table-cell>
          <table:table-cell table:style-name="ce15" table:formula="of:=[.G34]+[.H34]" office:value-type="float" office:value="31" calcext:value-type="float">
            <text:p>31 </text:p>
          </table:table-cell>
          <table:table-cell table:style-name="ce15" office:value-type="float" office:value="14" calcext:value-type="float">
            <text:p>14 </text:p>
          </table:table-cell>
          <table:table-cell table:style-name="ce15" office:value-type="float" office:value="17" calcext:value-type="float">
            <text:p>17 </text:p>
          </table:table-cell>
          <table:table-cell table:style-name="ce15" table:formula="of:=[.J34]+[.K34]" office:value-type="float" office:value="57" calcext:value-type="float">
            <text:p>57 </text:p>
          </table:table-cell>
          <table:table-cell table:style-name="ce15" office:value-type="float" office:value="27" calcext:value-type="float">
            <text:p>27 </text:p>
          </table:table-cell>
          <table:table-cell table:style-name="ce15" office:value-type="float" office:value="30" calcext:value-type="float">
            <text:p>30 </text:p>
          </table:table-cell>
          <table:table-cell table:style-name="ce15" table:formula="of:=[.M34]+[.N34]" office:value-type="float" office:value="284" calcext:value-type="float">
            <text:p>284 </text:p>
          </table:table-cell>
          <table:table-cell table:style-name="ce15" office:value-type="float" office:value="100" calcext:value-type="float">
            <text:p>100 </text:p>
          </table:table-cell>
          <table:table-cell table:style-name="ce15" office:value-type="float" office:value="184" calcext:value-type="float">
            <text:p>184 </text:p>
          </table:table-cell>
          <table:table-cell table:style-name="ce15" table:formula="of:=[.P34]+[.Q34]" office:value-type="float" office:value="554" calcext:value-type="float">
            <text:p>554 </text:p>
          </table:table-cell>
          <table:table-cell table:style-name="ce15" office:value-type="float" office:value="226" calcext:value-type="float">
            <text:p>226 </text:p>
          </table:table-cell>
          <table:table-cell table:style-name="ce15" office:value-type="float" office:value="328" calcext:value-type="float">
            <text:p>328 </text:p>
          </table:table-cell>
          <table:table-cell table:style-name="ce15" table:formula="of:=[.S34]+[.T34]" office:value-type="float" office:value="396" calcext:value-type="float">
            <text:p>396 </text:p>
          </table:table-cell>
          <table:table-cell table:style-name="ce15" office:value-type="float" office:value="147" calcext:value-type="float">
            <text:p>147 </text:p>
          </table:table-cell>
          <table:table-cell table:style-name="ce15" office:value-type="float" office:value="249" calcext:value-type="float">
            <text:p>249 </text:p>
          </table:table-cell>
          <table:table-cell table:style-name="ce15" table:formula="of:=[.V34]+[.W34]" office:value-type="float" office:value="712" calcext:value-type="float">
            <text:p>712 </text:p>
          </table:table-cell>
          <table:table-cell table:style-name="ce15" office:value-type="float" office:value="272" calcext:value-type="float">
            <text:p>272 </text:p>
          </table:table-cell>
          <table:table-cell table:style-name="ce15" office:value-type="float" office:value="440" calcext:value-type="float">
            <text:p>440 </text:p>
          </table:table-cell>
          <table:table-cell table:style-name="ce15" table:formula="of:=[.Y34]+[.Z34]" office:value-type="float" office:value="463" calcext:value-type="float">
            <text:p>463 </text:p>
          </table:table-cell>
          <table:table-cell table:style-name="ce15" office:value-type="float" office:value="207" calcext:value-type="float">
            <text:p>207 </text:p>
          </table:table-cell>
          <table:table-cell table:style-name="ce15" office:value-type="float" office:value="256" calcext:value-type="float">
            <text:p>256 </text:p>
          </table:table-cell>
          <table:table-cell table:style-name="ce15" table:formula="of:=[.AB34]+[.AC34]" office:value-type="float" office:value="307" calcext:value-type="float">
            <text:p>307 </text:p>
          </table:table-cell>
          <table:table-cell table:style-name="ce15" office:value-type="float" office:value="161" calcext:value-type="float">
            <text:p>161 </text:p>
          </table:table-cell>
          <table:table-cell table:style-name="ce15" office:value-type="float" office:value="146" calcext:value-type="float">
            <text:p>146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帛琉 Palau</text:p>
          </table:table-cell>
          <table:table-cell table:style-name="ce15" table:formula="of:=[.D35]+[.E35]" office:value-type="float" office:value="14203" calcext:value-type="float">
            <text:p>14,203 </text:p>
          </table:table-cell>
          <table:table-cell table:style-name="ce15" office:value-type="float" office:value="7000" calcext:value-type="float">
            <text:p>7,000 </text:p>
          </table:table-cell>
          <table:table-cell table:style-name="ce15" office:value-type="float" office:value="7203" calcext:value-type="float">
            <text:p>7,203 </text:p>
          </table:table-cell>
          <table:table-cell table:style-name="ce15" table:formula="of:=[.G35]+[.H35]" office:value-type="float" office:value="810" calcext:value-type="float">
            <text:p>810 </text:p>
          </table:table-cell>
          <table:table-cell table:style-name="ce15" office:value-type="float" office:value="422" calcext:value-type="float">
            <text:p>422 </text:p>
          </table:table-cell>
          <table:table-cell table:style-name="ce15" office:value-type="float" office:value="388" calcext:value-type="float">
            <text:p>388 </text:p>
          </table:table-cell>
          <table:table-cell table:style-name="ce15" table:formula="of:=[.J35]+[.K35]" office:value-type="float" office:value="998" calcext:value-type="float">
            <text:p>998 </text:p>
          </table:table-cell>
          <table:table-cell table:style-name="ce15" office:value-type="float" office:value="576" calcext:value-type="float">
            <text:p>576 </text:p>
          </table:table-cell>
          <table:table-cell table:style-name="ce15" office:value-type="float" office:value="422" calcext:value-type="float">
            <text:p>422 </text:p>
          </table:table-cell>
          <table:table-cell table:style-name="ce15" table:formula="of:=[.M35]+[.N35]" office:value-type="float" office:value="3437" calcext:value-type="float">
            <text:p>3,437 </text:p>
          </table:table-cell>
          <table:table-cell table:style-name="ce15" office:value-type="float" office:value="1353" calcext:value-type="float">
            <text:p>1,353 </text:p>
          </table:table-cell>
          <table:table-cell table:style-name="ce15" office:value-type="float" office:value="2084" calcext:value-type="float">
            <text:p>2,084 </text:p>
          </table:table-cell>
          <table:table-cell table:style-name="ce15" table:formula="of:=[.P35]+[.Q35]" office:value-type="float" office:value="3620" calcext:value-type="float">
            <text:p>3,620 </text:p>
          </table:table-cell>
          <table:table-cell table:style-name="ce15" office:value-type="float" office:value="1772" calcext:value-type="float">
            <text:p>1,772 </text:p>
          </table:table-cell>
          <table:table-cell table:style-name="ce15" office:value-type="float" office:value="1848" calcext:value-type="float">
            <text:p>1,848 </text:p>
          </table:table-cell>
          <table:table-cell table:style-name="ce15" table:formula="of:=[.S35]+[.T35]" office:value-type="float" office:value="2845" calcext:value-type="float">
            <text:p>2,845 </text:p>
          </table:table-cell>
          <table:table-cell table:style-name="ce15" office:value-type="float" office:value="1470" calcext:value-type="float">
            <text:p>1,470 </text:p>
          </table:table-cell>
          <table:table-cell table:style-name="ce15" office:value-type="float" office:value="1375" calcext:value-type="float">
            <text:p>1,375 </text:p>
          </table:table-cell>
          <table:table-cell table:style-name="ce15" table:formula="of:=[.V35]+[.W35]" office:value-type="float" office:value="1698" calcext:value-type="float">
            <text:p>1,698 </text:p>
          </table:table-cell>
          <table:table-cell table:style-name="ce15" office:value-type="float" office:value="948" calcext:value-type="float">
            <text:p>948 </text:p>
          </table:table-cell>
          <table:table-cell table:style-name="ce15" office:value-type="float" office:value="750" calcext:value-type="float">
            <text:p>750 </text:p>
          </table:table-cell>
          <table:table-cell table:style-name="ce15" table:formula="of:=[.Y35]+[.Z35]" office:value-type="float" office:value="479" calcext:value-type="float">
            <text:p>479 </text:p>
          </table:table-cell>
          <table:table-cell table:style-name="ce15" office:value-type="float" office:value="287" calcext:value-type="float">
            <text:p>287 </text:p>
          </table:table-cell>
          <table:table-cell table:style-name="ce15" office:value-type="float" office:value="192" calcext:value-type="float">
            <text:p>192 </text:p>
          </table:table-cell>
          <table:table-cell table:style-name="ce15" table:formula="of:=[.AB35]+[.AC35]" office:value-type="float" office:value="316" calcext:value-type="float">
            <text:p>316 </text:p>
          </table:table-cell>
          <table:table-cell table:style-name="ce15" office:value-type="float" office:value="172" calcext:value-type="float">
            <text:p>172 </text:p>
          </table:table-cell>
          <table:table-cell table:style-name="ce15" office:value-type="float" office:value="144" calcext:value-type="float">
            <text:p>144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2" office:value-type="string" calcext:value-type="string">
            <text:p>大洋洲其他地區 Others</text:p>
          </table:table-cell>
          <table:table-cell table:style-name="ce15" table:formula="of:=[.D36]+[.E36]" office:value-type="float" office:value="1218" calcext:value-type="float">
            <text:p>1,218 </text:p>
          </table:table-cell>
          <table:table-cell table:style-name="ce15" office:value-type="float" office:value="718" calcext:value-type="float">
            <text:p>718 </text:p>
          </table:table-cell>
          <table:table-cell table:style-name="ce15" office:value-type="float" office:value="500" calcext:value-type="float">
            <text:p>500 </text:p>
          </table:table-cell>
          <table:table-cell table:style-name="ce15" table:formula="of:=[.G36]+[.H36]" office:value-type="float" office:value="39" calcext:value-type="float">
            <text:p>39 </text:p>
          </table:table-cell>
          <table:table-cell table:style-name="ce15" office:value-type="float" office:value="21" calcext:value-type="float">
            <text:p>21 </text:p>
          </table:table-cell>
          <table:table-cell table:style-name="ce15" office:value-type="float" office:value="18" calcext:value-type="float">
            <text:p>18 </text:p>
          </table:table-cell>
          <table:table-cell table:style-name="ce15" table:formula="of:=[.J36]+[.K36]" office:value-type="float" office:value="19" calcext:value-type="float">
            <text:p>19 </text:p>
          </table:table-cell>
          <table:table-cell table:style-name="ce15" office:value-type="float" office:value="11" calcext:value-type="float">
            <text:p>11 </text:p>
          </table:table-cell>
          <table:table-cell table:style-name="ce15" office:value-type="float" office:value="8" calcext:value-type="float">
            <text:p>8 </text:p>
          </table:table-cell>
          <table:table-cell table:style-name="ce15" table:formula="of:=[.M36]+[.N36]" office:value-type="float" office:value="151" calcext:value-type="float">
            <text:p>151 </text:p>
          </table:table-cell>
          <table:table-cell table:style-name="ce15" office:value-type="float" office:value="66" calcext:value-type="float">
            <text:p>66 </text:p>
          </table:table-cell>
          <table:table-cell table:style-name="ce15" office:value-type="float" office:value="85" calcext:value-type="float">
            <text:p>85 </text:p>
          </table:table-cell>
          <table:table-cell table:style-name="ce15" table:formula="of:=[.P36]+[.Q36]" office:value-type="float" office:value="301" calcext:value-type="float">
            <text:p>301 </text:p>
          </table:table-cell>
          <table:table-cell table:style-name="ce15" office:value-type="float" office:value="165" calcext:value-type="float">
            <text:p>165 </text:p>
          </table:table-cell>
          <table:table-cell table:style-name="ce15" office:value-type="float" office:value="136" calcext:value-type="float">
            <text:p>136 </text:p>
          </table:table-cell>
          <table:table-cell table:style-name="ce15" table:formula="of:=[.S36]+[.T36]" office:value-type="float" office:value="265" calcext:value-type="float">
            <text:p>265 </text:p>
          </table:table-cell>
          <table:table-cell table:style-name="ce15" office:value-type="float" office:value="157" calcext:value-type="float">
            <text:p>157 </text:p>
          </table:table-cell>
          <table:table-cell table:style-name="ce15" office:value-type="float" office:value="108" calcext:value-type="float">
            <text:p>108 </text:p>
          </table:table-cell>
          <table:table-cell table:style-name="ce15" table:formula="of:=[.V36]+[.W36]" office:value-type="float" office:value="277" calcext:value-type="float">
            <text:p>277 </text:p>
          </table:table-cell>
          <table:table-cell table:style-name="ce15" office:value-type="float" office:value="183" calcext:value-type="float">
            <text:p>183 </text:p>
          </table:table-cell>
          <table:table-cell table:style-name="ce15" office:value-type="float" office:value="94" calcext:value-type="float">
            <text:p>94 </text:p>
          </table:table-cell>
          <table:table-cell table:style-name="ce15" table:formula="of:=[.Y36]+[.Z36]" office:value-type="float" office:value="101" calcext:value-type="float">
            <text:p>101 </text:p>
          </table:table-cell>
          <table:table-cell table:style-name="ce15" office:value-type="float" office:value="68" calcext:value-type="float">
            <text:p>68 </text:p>
          </table:table-cell>
          <table:table-cell table:style-name="ce15" office:value-type="float" office:value="33" calcext:value-type="float">
            <text:p>33 </text:p>
          </table:table-cell>
          <table:table-cell table:style-name="ce15" table:formula="of:=[.AB36]+[.AC36]" office:value-type="float" office:value="65" calcext:value-type="float">
            <text:p>65 </text:p>
          </table:table-cell>
          <table:table-cell table:style-name="ce15" office:value-type="float" office:value="47" calcext:value-type="float">
            <text:p>47 </text:p>
          </table:table-cell>
          <table:table-cell table:style-name="ce15" office:value-type="float" office:value="18" calcext:value-type="float">
            <text:p>18 </text:p>
          </table:table-cell>
          <table:table-cell table:style-name="ce23" table:number-columns-repeated="995"/>
        </table:table-row>
        <table:table-row table:style-name="ro5">
          <table:covered-table-cell table:style-name="ce6"/>
          <table:table-cell table:style-name="ce12" office:value-type="string" calcext:value-type="string">
            <text:p>大洋洲合計 Total</text:p>
          </table:table-cell>
          <table:table-cell table:style-name="ce15" table:formula="of:=[.D37]+[.E37]" office:value-type="float" office:value="157726" calcext:value-type="float">
            <text:p>157,726 </text:p>
          </table:table-cell>
          <table:table-cell table:style-name="ce15" office:value-type="float" office:value="65264" calcext:value-type="float">
            <text:p>65,264 </text:p>
          </table:table-cell>
          <table:table-cell table:style-name="ce15" office:value-type="float" office:value="92462" calcext:value-type="float">
            <text:p>92,462 </text:p>
          </table:table-cell>
          <table:table-cell table:style-name="ce15" table:formula="of:=[.G37]+[.H37]" office:value-type="float" office:value="8994" calcext:value-type="float">
            <text:p>8,994 </text:p>
          </table:table-cell>
          <table:table-cell table:style-name="ce15" office:value-type="float" office:value="4623" calcext:value-type="float">
            <text:p>4,623 </text:p>
          </table:table-cell>
          <table:table-cell table:style-name="ce15" office:value-type="float" office:value="4371" calcext:value-type="float">
            <text:p>4,371 </text:p>
          </table:table-cell>
          <table:table-cell table:style-name="ce15" table:formula="of:=[.J37]+[.K37]" office:value-type="float" office:value="8804" calcext:value-type="float">
            <text:p>8,804 </text:p>
          </table:table-cell>
          <table:table-cell table:style-name="ce15" office:value-type="float" office:value="4243" calcext:value-type="float">
            <text:p>4,243 </text:p>
          </table:table-cell>
          <table:table-cell table:style-name="ce15" office:value-type="float" office:value="4561" calcext:value-type="float">
            <text:p>4,561 </text:p>
          </table:table-cell>
          <table:table-cell table:style-name="ce15" table:formula="of:=[.M37]+[.N37]" office:value-type="float" office:value="27173" calcext:value-type="float">
            <text:p>27,173 </text:p>
          </table:table-cell>
          <table:table-cell table:style-name="ce15" office:value-type="float" office:value="10189" calcext:value-type="float">
            <text:p>10,189 </text:p>
          </table:table-cell>
          <table:table-cell table:style-name="ce15" office:value-type="float" office:value="16984" calcext:value-type="float">
            <text:p>16,984 </text:p>
          </table:table-cell>
          <table:table-cell table:style-name="ce15" table:formula="of:=[.P37]+[.Q37]" office:value-type="float" office:value="30511" calcext:value-type="float">
            <text:p>30,511 </text:p>
          </table:table-cell>
          <table:table-cell table:style-name="ce15" office:value-type="float" office:value="12194" calcext:value-type="float">
            <text:p>12,194 </text:p>
          </table:table-cell>
          <table:table-cell table:style-name="ce15" office:value-type="float" office:value="18317" calcext:value-type="float">
            <text:p>18,317 </text:p>
          </table:table-cell>
          <table:table-cell table:style-name="ce15" table:formula="of:=[.S37]+[.T37]" office:value-type="float" office:value="26548" calcext:value-type="float">
            <text:p>26,548 </text:p>
          </table:table-cell>
          <table:table-cell table:style-name="ce15" office:value-type="float" office:value="10471" calcext:value-type="float">
            <text:p>10,471 </text:p>
          </table:table-cell>
          <table:table-cell table:style-name="ce15" office:value-type="float" office:value="16077" calcext:value-type="float">
            <text:p>16,077 </text:p>
          </table:table-cell>
          <table:table-cell table:style-name="ce15" table:formula="of:=[.V37]+[.W37]" office:value-type="float" office:value="27635" calcext:value-type="float">
            <text:p>27,635 </text:p>
          </table:table-cell>
          <table:table-cell table:style-name="ce15" office:value-type="float" office:value="10652" calcext:value-type="float">
            <text:p>10,652 </text:p>
          </table:table-cell>
          <table:table-cell table:style-name="ce15" office:value-type="float" office:value="16983" calcext:value-type="float">
            <text:p>16,983 </text:p>
          </table:table-cell>
          <table:table-cell table:style-name="ce15" table:formula="of:=[.Y37]+[.Z37]" office:value-type="float" office:value="15201" calcext:value-type="float">
            <text:p>15,201 </text:p>
          </table:table-cell>
          <table:table-cell table:style-name="ce15" office:value-type="float" office:value="6525" calcext:value-type="float">
            <text:p>6,525 </text:p>
          </table:table-cell>
          <table:table-cell table:style-name="ce15" office:value-type="float" office:value="8676" calcext:value-type="float">
            <text:p>8,676 </text:p>
          </table:table-cell>
          <table:table-cell table:style-name="ce15" table:formula="of:=[.AB37]+[.AC37]" office:value-type="float" office:value="12860" calcext:value-type="float">
            <text:p>12,860 </text:p>
          </table:table-cell>
          <table:table-cell table:style-name="ce15" office:value-type="float" office:value="6367" calcext:value-type="float">
            <text:p>6,367 </text:p>
          </table:table-cell>
          <table:table-cell table:style-name="ce15" office:value-type="float" office:value="6493" calcext:value-type="float">
            <text:p>6,493 </text:p>
          </table:table-cell>
          <table:table-cell table:style-name="ce23" table:number-columns-repeated="995"/>
        </table:table-row>
        <table:table-row table:style-name="ro5">
          <table:table-cell table:style-name="ce4" office:value-type="string" calcext:value-type="string" table:number-columns-spanned="1" table:number-rows-spanned="3">
            <text:p>非洲地區</text:p>
          </table:table-cell>
          <table:table-cell table:style-name="ce12" office:value-type="string" calcext:value-type="string">
            <text:p>南非 S.Africa</text:p>
          </table:table-cell>
          <table:table-cell table:style-name="ce15" table:formula="of:=[.D38]+[.E38]" office:value-type="float" office:value="1397" calcext:value-type="float">
            <text:p>1,397 </text:p>
          </table:table-cell>
          <table:table-cell table:style-name="ce15" office:value-type="float" office:value="698" calcext:value-type="float">
            <text:p>698 </text:p>
          </table:table-cell>
          <table:table-cell table:style-name="ce15" office:value-type="float" office:value="699" calcext:value-type="float">
            <text:p>699 </text:p>
          </table:table-cell>
          <table:table-cell table:style-name="ce15" table:formula="of:=[.G38]+[.H38]" office:value-type="float" office:value="0" calcext:value-type="float">
            <text:p>0 </text:p>
          </table:table-cell>
          <table:table-cell table:number-columns-repeated="2" table:style-name="ce15" office:value-type="float" office:value="0" calcext:value-type="float">
            <text:p>0 </text:p>
          </table:table-cell>
          <table:table-cell table:style-name="ce15" table:formula="of:=[.J38]+[.K38]" office:value-type="float" office:value="9" calcext:value-type="float">
            <text:p>9 </text:p>
          </table:table-cell>
          <table:table-cell table:style-name="ce15" office:value-type="float" office:value="5" calcext:value-type="float">
            <text:p>5 </text:p>
          </table:table-cell>
          <table:table-cell table:style-name="ce15" office:value-type="float" office:value="4" calcext:value-type="float">
            <text:p>4 </text:p>
          </table:table-cell>
          <table:table-cell table:style-name="ce15" table:formula="of:=[.M38]+[.N38]" office:value-type="float" office:value="154" calcext:value-type="float">
            <text:p>154 </text:p>
          </table:table-cell>
          <table:table-cell table:style-name="ce15" office:value-type="float" office:value="76" calcext:value-type="float">
            <text:p>76 </text:p>
          </table:table-cell>
          <table:table-cell table:style-name="ce15" office:value-type="float" office:value="78" calcext:value-type="float">
            <text:p>78 </text:p>
          </table:table-cell>
          <table:table-cell table:style-name="ce15" table:formula="of:=[.P38]+[.Q38]" office:value-type="float" office:value="238" calcext:value-type="float">
            <text:p>238 </text:p>
          </table:table-cell>
          <table:table-cell table:style-name="ce15" office:value-type="float" office:value="131" calcext:value-type="float">
            <text:p>131 </text:p>
          </table:table-cell>
          <table:table-cell table:style-name="ce15" office:value-type="float" office:value="107" calcext:value-type="float">
            <text:p>107 </text:p>
          </table:table-cell>
          <table:table-cell table:style-name="ce15" table:formula="of:=[.S38]+[.T38]" office:value-type="float" office:value="282" calcext:value-type="float">
            <text:p>282 </text:p>
          </table:table-cell>
          <table:table-cell table:style-name="ce15" office:value-type="float" office:value="129" calcext:value-type="float">
            <text:p>129 </text:p>
          </table:table-cell>
          <table:table-cell table:style-name="ce15" office:value-type="float" office:value="153" calcext:value-type="float">
            <text:p>153 </text:p>
          </table:table-cell>
          <table:table-cell table:style-name="ce15" table:formula="of:=[.V38]+[.W38]" office:value-type="float" office:value="391" calcext:value-type="float">
            <text:p>391 </text:p>
          </table:table-cell>
          <table:table-cell table:style-name="ce15" office:value-type="float" office:value="179" calcext:value-type="float">
            <text:p>179 </text:p>
          </table:table-cell>
          <table:table-cell table:style-name="ce15" office:value-type="float" office:value="212" calcext:value-type="float">
            <text:p>212 </text:p>
          </table:table-cell>
          <table:table-cell table:style-name="ce15" table:formula="of:=[.Y38]+[.Z38]" office:value-type="float" office:value="199" calcext:value-type="float">
            <text:p>199 </text:p>
          </table:table-cell>
          <table:table-cell table:style-name="ce15" office:value-type="float" office:value="104" calcext:value-type="float">
            <text:p>104 </text:p>
          </table:table-cell>
          <table:table-cell table:style-name="ce15" office:value-type="float" office:value="95" calcext:value-type="float">
            <text:p>95 </text:p>
          </table:table-cell>
          <table:table-cell table:style-name="ce15" table:formula="of:=[.AB38]+[.AC38]" office:value-type="float" office:value="124" calcext:value-type="float">
            <text:p>124 </text:p>
          </table:table-cell>
          <table:table-cell table:style-name="ce15" office:value-type="float" office:value="74" calcext:value-type="float">
            <text:p>74 </text:p>
          </table:table-cell>
          <table:table-cell table:style-name="ce15" office:value-type="float" office:value="50" calcext:value-type="float">
            <text:p>50 </text:p>
          </table:table-cell>
          <table:table-cell table:style-name="ce23" table:number-columns-repeated="995"/>
        </table:table-row>
        <table:table-row table:style-name="ro5">
          <table:covered-table-cell table:style-name="ce5"/>
          <table:table-cell table:style-name="ce13" office:value-type="string" calcext:value-type="string">
            <text:p>非洲其他地區 Others</text:p>
          </table:table-cell>
          <table:table-cell table:style-name="ce15" table:formula="of:=[.D39]+[.E39]" office:value-type="float" office:value="3809" calcext:value-type="float">
            <text:p>3,809 </text:p>
          </table:table-cell>
          <table:table-cell table:style-name="ce15" office:value-type="float" office:value="1805" calcext:value-type="float">
            <text:p>1,805 </text:p>
          </table:table-cell>
          <table:table-cell table:style-name="ce15" office:value-type="float" office:value="2004" calcext:value-type="float">
            <text:p>2,004 </text:p>
          </table:table-cell>
          <table:table-cell table:style-name="ce15" table:formula="of:=[.G39]+[.H39]" office:value-type="float" office:value="8" calcext:value-type="float">
            <text:p>8 </text:p>
          </table:table-cell>
          <table:table-cell table:style-name="ce15" office:value-type="float" office:value="7" calcext:value-type="float">
            <text:p>7 </text:p>
          </table:table-cell>
          <table:table-cell table:style-name="ce15" office:value-type="float" office:value="1" calcext:value-type="float">
            <text:p>1 </text:p>
          </table:table-cell>
          <table:table-cell table:style-name="ce15" table:formula="of:=[.J39]+[.K39]" office:value-type="float" office:value="24" calcext:value-type="float">
            <text:p>24 </text:p>
          </table:table-cell>
          <table:table-cell table:style-name="ce15" office:value-type="float" office:value="11" calcext:value-type="float">
            <text:p>11 </text:p>
          </table:table-cell>
          <table:table-cell table:style-name="ce15" office:value-type="float" office:value="13" calcext:value-type="float">
            <text:p>13 </text:p>
          </table:table-cell>
          <table:table-cell table:style-name="ce15" table:formula="of:=[.M39]+[.N39]" office:value-type="float" office:value="335" calcext:value-type="float">
            <text:p>335 </text:p>
          </table:table-cell>
          <table:table-cell table:style-name="ce15" office:value-type="float" office:value="145" calcext:value-type="float">
            <text:p>145 </text:p>
          </table:table-cell>
          <table:table-cell table:style-name="ce15" office:value-type="float" office:value="190" calcext:value-type="float">
            <text:p>190 </text:p>
          </table:table-cell>
          <table:table-cell table:style-name="ce15" table:formula="of:=[.P39]+[.Q39]" office:value-type="float" office:value="786" calcext:value-type="float">
            <text:p>786 </text:p>
          </table:table-cell>
          <table:table-cell table:style-name="ce15" office:value-type="float" office:value="381" calcext:value-type="float">
            <text:p>381 </text:p>
          </table:table-cell>
          <table:table-cell table:style-name="ce15" office:value-type="float" office:value="405" calcext:value-type="float">
            <text:p>405 </text:p>
          </table:table-cell>
          <table:table-cell table:style-name="ce15" table:formula="of:=[.S39]+[.T39]" office:value-type="float" office:value="804" calcext:value-type="float">
            <text:p>804 </text:p>
          </table:table-cell>
          <table:table-cell table:style-name="ce15" office:value-type="float" office:value="399" calcext:value-type="float">
            <text:p>399 </text:p>
          </table:table-cell>
          <table:table-cell table:style-name="ce15" office:value-type="float" office:value="405" calcext:value-type="float">
            <text:p>405 </text:p>
          </table:table-cell>
          <table:table-cell table:style-name="ce15" table:formula="of:=[.V39]+[.W39]" office:value-type="float" office:value="935" calcext:value-type="float">
            <text:p>935 </text:p>
          </table:table-cell>
          <table:table-cell table:style-name="ce15" office:value-type="float" office:value="383" calcext:value-type="float">
            <text:p>383 </text:p>
          </table:table-cell>
          <table:table-cell table:style-name="ce15" office:value-type="float" office:value="552" calcext:value-type="float">
            <text:p>552 </text:p>
          </table:table-cell>
          <table:table-cell table:style-name="ce15" table:formula="of:=[.Y39]+[.Z39]" office:value-type="float" office:value="545" calcext:value-type="float">
            <text:p>545 </text:p>
          </table:table-cell>
          <table:table-cell table:style-name="ce15" office:value-type="float" office:value="266" calcext:value-type="float">
            <text:p>266 </text:p>
          </table:table-cell>
          <table:table-cell table:style-name="ce15" office:value-type="float" office:value="279" calcext:value-type="float">
            <text:p>279 </text:p>
          </table:table-cell>
          <table:table-cell table:style-name="ce15" table:formula="of:=[.AB39]+[.AC39]" office:value-type="float" office:value="372" calcext:value-type="float">
            <text:p>372 </text:p>
          </table:table-cell>
          <table:table-cell table:style-name="ce15" office:value-type="float" office:value="213" calcext:value-type="float">
            <text:p>213 </text:p>
          </table:table-cell>
          <table:table-cell table:style-name="ce15" office:value-type="float" office:value="159" calcext:value-type="float">
            <text:p>159 </text:p>
          </table:table-cell>
          <table:table-cell table:style-name="ce23" table:number-columns-repeated="995"/>
        </table:table-row>
        <table:table-row table:style-name="ro5">
          <table:covered-table-cell table:style-name="ce6"/>
          <table:table-cell table:style-name="ce14" office:value-type="string" calcext:value-type="string">
            <text:p>非洲合計 Total</text:p>
          </table:table-cell>
          <table:table-cell table:style-name="ce15" table:formula="of:=[.D40]+[.E40]" office:value-type="float" office:value="5206" calcext:value-type="float">
            <text:p>5,206 </text:p>
          </table:table-cell>
          <table:table-cell table:style-name="ce15" office:value-type="float" office:value="2503" calcext:value-type="float">
            <text:p>2,503 </text:p>
          </table:table-cell>
          <table:table-cell table:style-name="ce15" office:value-type="float" office:value="2703" calcext:value-type="float">
            <text:p>2,703 </text:p>
          </table:table-cell>
          <table:table-cell table:style-name="ce15" table:formula="of:=[.G40]+[.H40]" office:value-type="float" office:value="8" calcext:value-type="float">
            <text:p>8 </text:p>
          </table:table-cell>
          <table:table-cell table:style-name="ce15" office:value-type="float" office:value="7" calcext:value-type="float">
            <text:p>7 </text:p>
          </table:table-cell>
          <table:table-cell table:style-name="ce15" office:value-type="float" office:value="1" calcext:value-type="float">
            <text:p>1 </text:p>
          </table:table-cell>
          <table:table-cell table:style-name="ce15" table:formula="of:=[.J40]+[.K40]" office:value-type="float" office:value="33" calcext:value-type="float">
            <text:p>33 </text:p>
          </table:table-cell>
          <table:table-cell table:style-name="ce15" office:value-type="float" office:value="16" calcext:value-type="float">
            <text:p>16 </text:p>
          </table:table-cell>
          <table:table-cell table:style-name="ce15" office:value-type="float" office:value="17" calcext:value-type="float">
            <text:p>17 </text:p>
          </table:table-cell>
          <table:table-cell table:style-name="ce15" table:formula="of:=[.M40]+[.N40]" office:value-type="float" office:value="489" calcext:value-type="float">
            <text:p>489 </text:p>
          </table:table-cell>
          <table:table-cell table:style-name="ce15" office:value-type="float" office:value="221" calcext:value-type="float">
            <text:p>221 </text:p>
          </table:table-cell>
          <table:table-cell table:style-name="ce15" office:value-type="float" office:value="268" calcext:value-type="float">
            <text:p>268 </text:p>
          </table:table-cell>
          <table:table-cell table:style-name="ce15" table:formula="of:=[.P40]+[.Q40]" office:value-type="float" office:value="1024" calcext:value-type="float">
            <text:p>1,024 </text:p>
          </table:table-cell>
          <table:table-cell table:number-columns-repeated="2" table:style-name="ce15" office:value-type="float" office:value="512" calcext:value-type="float">
            <text:p>512 </text:p>
          </table:table-cell>
          <table:table-cell table:style-name="ce15" table:formula="of:=[.S40]+[.T40]" office:value-type="float" office:value="1086" calcext:value-type="float">
            <text:p>1,086 </text:p>
          </table:table-cell>
          <table:table-cell table:style-name="ce15" office:value-type="float" office:value="528" calcext:value-type="float">
            <text:p>528 </text:p>
          </table:table-cell>
          <table:table-cell table:style-name="ce15" office:value-type="float" office:value="558" calcext:value-type="float">
            <text:p>558 </text:p>
          </table:table-cell>
          <table:table-cell table:style-name="ce15" table:formula="of:=[.V40]+[.W40]" office:value-type="float" office:value="1326" calcext:value-type="float">
            <text:p>1,326 </text:p>
          </table:table-cell>
          <table:table-cell table:style-name="ce15" office:value-type="float" office:value="562" calcext:value-type="float">
            <text:p>562 </text:p>
          </table:table-cell>
          <table:table-cell table:style-name="ce15" office:value-type="float" office:value="764" calcext:value-type="float">
            <text:p>764 </text:p>
          </table:table-cell>
          <table:table-cell table:style-name="ce15" table:formula="of:=[.Y40]+[.Z40]" office:value-type="float" office:value="744" calcext:value-type="float">
            <text:p>744 </text:p>
          </table:table-cell>
          <table:table-cell table:style-name="ce15" office:value-type="float" office:value="370" calcext:value-type="float">
            <text:p>370 </text:p>
          </table:table-cell>
          <table:table-cell table:style-name="ce15" office:value-type="float" office:value="374" calcext:value-type="float">
            <text:p>374 </text:p>
          </table:table-cell>
          <table:table-cell table:style-name="ce15" table:formula="of:=[.AB40]+[.AC40]" office:value-type="float" office:value="496" calcext:value-type="float">
            <text:p>496 </text:p>
          </table:table-cell>
          <table:table-cell table:style-name="ce15" office:value-type="float" office:value="287" calcext:value-type="float">
            <text:p>287 </text:p>
          </table:table-cell>
          <table:table-cell table:style-name="ce15" office:value-type="float" office:value="209" calcext:value-type="float">
            <text:p>209 </text:p>
          </table:table-cell>
          <table:table-cell table:style-name="ce23" table:number-columns-repeated="995"/>
        </table:table-row>
        <table:table-row table:style-name="ro1">
          <table:table-cell table:style-name="ce7"/>
          <table:table-cell table:style-name="ce13" office:value-type="string" calcext:value-type="string">
            <text:p>其他 Others</text:p>
          </table:table-cell>
          <table:table-cell table:style-name="ce16" table:formula="of:=[.D41]+[.E41]" office:value-type="float" office:value="5646" calcext:value-type="float">
            <text:p>5,646 </text:p>
          </table:table-cell>
          <table:table-cell table:style-name="ce15" office:value-type="float" office:value="2926" calcext:value-type="float">
            <text:p>2,926 </text:p>
          </table:table-cell>
          <table:table-cell table:style-name="ce15" office:value-type="float" office:value="2720" calcext:value-type="float">
            <text:p>2,720 </text:p>
          </table:table-cell>
          <table:table-cell table:style-name="ce15" table:formula="of:=[.G41]+[.H41]" office:value-type="float" office:value="169" calcext:value-type="float">
            <text:p>169 </text:p>
          </table:table-cell>
          <table:table-cell table:style-name="ce15" office:value-type="float" office:value="90" calcext:value-type="float">
            <text:p>90 </text:p>
          </table:table-cell>
          <table:table-cell table:style-name="ce15" office:value-type="float" office:value="79" calcext:value-type="float">
            <text:p>79 </text:p>
          </table:table-cell>
          <table:table-cell table:style-name="ce15" table:formula="of:=[.J41]+[.K41]" office:value-type="float" office:value="84" calcext:value-type="float">
            <text:p>84 </text:p>
          </table:table-cell>
          <table:table-cell table:style-name="ce15" office:value-type="float" office:value="39" calcext:value-type="float">
            <text:p>39 </text:p>
          </table:table-cell>
          <table:table-cell table:style-name="ce15" office:value-type="float" office:value="45" calcext:value-type="float">
            <text:p>45 </text:p>
          </table:table-cell>
          <table:table-cell table:style-name="ce15" table:formula="of:=[.M41]+[.N41]" office:value-type="float" office:value="603" calcext:value-type="float">
            <text:p>603 </text:p>
          </table:table-cell>
          <table:table-cell table:style-name="ce15" office:value-type="float" office:value="265" calcext:value-type="float">
            <text:p>265 </text:p>
          </table:table-cell>
          <table:table-cell table:style-name="ce15" office:value-type="float" office:value="338" calcext:value-type="float">
            <text:p>338 </text:p>
          </table:table-cell>
          <table:table-cell table:style-name="ce15" table:formula="of:=[.P41]+[.Q41]" office:value-type="float" office:value="960" calcext:value-type="float">
            <text:p>960 </text:p>
          </table:table-cell>
          <table:table-cell table:style-name="ce15" office:value-type="float" office:value="494" calcext:value-type="float">
            <text:p>494 </text:p>
          </table:table-cell>
          <table:table-cell table:style-name="ce15" office:value-type="float" office:value="466" calcext:value-type="float">
            <text:p>466 </text:p>
          </table:table-cell>
          <table:table-cell table:style-name="ce15" table:formula="of:=[.S41]+[.T41]" office:value-type="float" office:value="1079" calcext:value-type="float">
            <text:p>1,079 </text:p>
          </table:table-cell>
          <table:table-cell table:style-name="ce15" office:value-type="float" office:value="583" calcext:value-type="float">
            <text:p>583 </text:p>
          </table:table-cell>
          <table:table-cell table:style-name="ce15" office:value-type="float" office:value="496" calcext:value-type="float">
            <text:p>496 </text:p>
          </table:table-cell>
          <table:table-cell table:style-name="ce15" table:formula="of:=[.V41]+[.W41]" office:value-type="float" office:value="1373" calcext:value-type="float">
            <text:p>1,373 </text:p>
          </table:table-cell>
          <table:table-cell table:style-name="ce15" office:value-type="float" office:value="711" calcext:value-type="float">
            <text:p>711 </text:p>
          </table:table-cell>
          <table:table-cell table:style-name="ce15" office:value-type="float" office:value="662" calcext:value-type="float">
            <text:p>662 </text:p>
          </table:table-cell>
          <table:table-cell table:style-name="ce15" table:formula="of:=[.Y41]+[.Z41]" office:value-type="float" office:value="748" calcext:value-type="float">
            <text:p>748 </text:p>
          </table:table-cell>
          <table:table-cell table:style-name="ce15" office:value-type="float" office:value="403" calcext:value-type="float">
            <text:p>403 </text:p>
          </table:table-cell>
          <table:table-cell table:style-name="ce15" office:value-type="float" office:value="345" calcext:value-type="float">
            <text:p>345 </text:p>
          </table:table-cell>
          <table:table-cell table:style-name="ce15" table:formula="of:=[.AB41]+[.AC41]" office:value-type="float" office:value="630" calcext:value-type="float">
            <text:p>630 </text:p>
          </table:table-cell>
          <table:table-cell table:style-name="ce15" office:value-type="float" office:value="341" calcext:value-type="float">
            <text:p>341 </text:p>
          </table:table-cell>
          <table:table-cell table:style-name="ce15" office:value-type="float" office:value="289" calcext:value-type="float">
            <text:p>289 </text:p>
          </table:table-cell>
          <table:table-cell table:number-columns-repeated="995"/>
        </table:table-row>
        <table:table-row table:style-name="ro1">
          <table:table-cell table:style-name="ce8"/>
          <table:table-cell table:style-name="ce12" office:value-type="string" calcext:value-type="string">
            <text:p>總計 Grand Total</text:p>
          </table:table-cell>
          <table:table-cell table:style-name="ce15" table:formula="of:=[.D42]+[.E42]" office:value-type="float" office:value="14588923" calcext:value-type="float">
            <text:p>14,588,923 </text:p>
          </table:table-cell>
          <table:table-cell table:style-name="ce15" office:value-type="float" office:value="7326824" calcext:value-type="float">
            <text:p>7,326,824 </text:p>
          </table:table-cell>
          <table:table-cell table:style-name="ce15" office:value-type="float" office:value="7262099" calcext:value-type="float">
            <text:p>7,262,099 </text:p>
          </table:table-cell>
          <table:table-cell table:style-name="ce15" table:formula="of:=[.G42]+[.H42]" office:value-type="float" office:value="891548" calcext:value-type="float">
            <text:p>891,548 </text:p>
          </table:table-cell>
          <table:table-cell table:style-name="ce15" office:value-type="float" office:value="453470" calcext:value-type="float">
            <text:p>453,470 </text:p>
          </table:table-cell>
          <table:table-cell table:style-name="ce15" office:value-type="float" office:value="438078" calcext:value-type="float">
            <text:p>438,078 </text:p>
          </table:table-cell>
          <table:table-cell table:style-name="ce15" table:formula="of:=[.J42]+[.K42]" office:value-type="float" office:value="532646" calcext:value-type="float">
            <text:p>532,646 </text:p>
          </table:table-cell>
          <table:table-cell table:style-name="ce15" office:value-type="float" office:value="245562" calcext:value-type="float">
            <text:p>245,562 </text:p>
          </table:table-cell>
          <table:table-cell table:style-name="ce15" office:value-type="float" office:value="287084" calcext:value-type="float">
            <text:p>287,084 </text:p>
          </table:table-cell>
          <table:table-cell table:style-name="ce15" table:formula="of:=[.M42]+[.N42]" office:value-type="float" office:value="2083941" calcext:value-type="float">
            <text:p>2,083,941 </text:p>
          </table:table-cell>
          <table:table-cell table:style-name="ce15" office:value-type="float" office:value="836906" calcext:value-type="float">
            <text:p>836,906 </text:p>
          </table:table-cell>
          <table:table-cell table:style-name="ce15" office:value-type="float" office:value="1247035" calcext:value-type="float">
            <text:p>1,247,035 </text:p>
          </table:table-cell>
          <table:table-cell table:style-name="ce15" table:formula="of:=[.P42]+[.Q42]" office:value-type="float" office:value="3262606" calcext:value-type="float">
            <text:p>3,262,606 </text:p>
          </table:table-cell>
          <table:table-cell table:style-name="ce15" office:value-type="float" office:value="1589879" calcext:value-type="float">
            <text:p>1,589,879 </text:p>
          </table:table-cell>
          <table:table-cell table:style-name="ce15" office:value-type="float" office:value="1672727" calcext:value-type="float">
            <text:p>1,672,727 </text:p>
          </table:table-cell>
          <table:table-cell table:style-name="ce15" table:formula="of:=[.S42]+[.T42]" office:value-type="float" office:value="3015682" calcext:value-type="float">
            <text:p>3,015,682 </text:p>
          </table:table-cell>
          <table:table-cell table:style-name="ce15" office:value-type="float" office:value="1620331" calcext:value-type="float">
            <text:p>1,620,331 </text:p>
          </table:table-cell>
          <table:table-cell table:style-name="ce15" office:value-type="float" office:value="1395351" calcext:value-type="float">
            <text:p>1,395,351 </text:p>
          </table:table-cell>
          <table:table-cell table:style-name="ce15" table:formula="of:=[.V42]+[.W42]" office:value-type="float" office:value="2655983" calcext:value-type="float">
            <text:p>2,655,983 </text:p>
          </table:table-cell>
          <table:table-cell table:style-name="ce15" office:value-type="float" office:value="1418379" calcext:value-type="float">
            <text:p>1,418,379 </text:p>
          </table:table-cell>
          <table:table-cell table:style-name="ce15" office:value-type="float" office:value="1237604" calcext:value-type="float">
            <text:p>1,237,604 </text:p>
          </table:table-cell>
          <table:table-cell table:style-name="ce15" table:formula="of:=[.Y42]+[.Z42]" office:value-type="float" office:value="1192810" calcext:value-type="float">
            <text:p>1,192,810 </text:p>
          </table:table-cell>
          <table:table-cell table:style-name="ce15" office:value-type="float" office:value="642446" calcext:value-type="float">
            <text:p>642,446 </text:p>
          </table:table-cell>
          <table:table-cell table:style-name="ce15" office:value-type="float" office:value="550364" calcext:value-type="float">
            <text:p>550,364 </text:p>
          </table:table-cell>
          <table:table-cell table:style-name="ce15" table:formula="of:=[.AB42]+[.AC42]" office:value-type="float" office:value="953707" calcext:value-type="float">
            <text:p>953,707 </text:p>
          </table:table-cell>
          <table:table-cell table:style-name="ce15" office:value-type="float" office:value="519851" calcext:value-type="float">
            <text:p>519,851 </text:p>
          </table:table-cell>
          <table:table-cell table:style-name="ce15" office:value-type="float" office:value="433856" calcext:value-type="float">
            <text:p>433,856 </text:p>
          </table:table-cell>
          <table:table-cell table:number-columns-repeated="995"/>
        </table:table-row>
        <table:table-row table:style-name="ro1">
          <table:table-cell table:style-name="ce9"/>
          <table:table-cell table:style-name="ce13" office:value-type="string" calcext:value-type="string">
            <text:p>百分比 Share（%）</text:p>
          </table:table-cell>
          <table:table-cell table:style-name="ce17" table:formula="of:=[.C42]/[.$C42]*100" office:value-type="float" office:value="100" calcext:value-type="float">
            <text:p>100.00 </text:p>
          </table:table-cell>
          <table:table-cell table:style-name="ce17" table:formula="of:=[.D42]/[.$C42]*100" office:value-type="float" office:value="50.2218292604602" calcext:value-type="float">
            <text:p>50.22 </text:p>
          </table:table-cell>
          <table:table-cell table:style-name="ce17" table:formula="of:=[.E42]/[.$C42]*100" office:value-type="float" office:value="49.7781707395399" calcext:value-type="float">
            <text:p>49.78 </text:p>
          </table:table-cell>
          <table:table-cell table:style-name="ce17" table:formula="of:=[.F42]/[.$C42]*100" office:value-type="float" office:value="6.11112965638382" calcext:value-type="float">
            <text:p>6.11 </text:p>
          </table:table-cell>
          <table:table-cell table:style-name="ce17" table:formula="of:=[.G42]/[.$C42]*100" office:value-type="float" office:value="3.10831718009616" calcext:value-type="float">
            <text:p>3.11 </text:p>
          </table:table-cell>
          <table:table-cell table:style-name="ce17" table:formula="of:=[.H42]/[.$C42]*100" office:value-type="float" office:value="3.00281247628766" calcext:value-type="float">
            <text:p>3.00 </text:p>
          </table:table-cell>
          <table:table-cell table:style-name="ce17" table:formula="of:=[.I42]/[.$C42]*100" office:value-type="float" office:value="3.6510303056641" calcext:value-type="float">
            <text:p>3.65 </text:p>
          </table:table-cell>
          <table:table-cell table:style-name="ce17" table:formula="of:=[.J42]/[.$C42]*100" office:value-type="float" office:value="1.68320855487413" calcext:value-type="float">
            <text:p>1.68 </text:p>
          </table:table-cell>
          <table:table-cell table:style-name="ce17" table:formula="of:=[.K42]/[.$C42]*100" office:value-type="float" office:value="1.96782175078997" calcext:value-type="float">
            <text:p>1.97 </text:p>
          </table:table-cell>
          <table:table-cell table:style-name="ce17" table:formula="of:=[.L42]/[.$C42]*100" office:value-type="float" office:value="14.284406052455" calcext:value-type="float">
            <text:p>14.28 </text:p>
          </table:table-cell>
          <table:table-cell table:style-name="ce17" table:formula="of:=[.M42]/[.$C42]*100" office:value-type="float" office:value="5.73658521605742" calcext:value-type="float">
            <text:p>5.74 </text:p>
          </table:table-cell>
          <table:table-cell table:style-name="ce17" table:formula="of:=[.N42]/[.$C42]*100" office:value-type="float" office:value="8.54782083639759" calcext:value-type="float">
            <text:p>8.55 </text:p>
          </table:table-cell>
          <table:table-cell table:style-name="ce17" table:formula="of:=[.O42]/[.$C42]*100" office:value-type="float" office:value="22.3635836586429" calcext:value-type="float">
            <text:p>22.36 </text:p>
          </table:table-cell>
          <table:table-cell table:style-name="ce17" table:formula="of:=[.P42]/[.$C42]*100" office:value-type="float" office:value="10.8978503759325" calcext:value-type="float">
            <text:p>10.90 </text:p>
          </table:table-cell>
          <table:table-cell table:style-name="ce17" table:formula="of:=[.Q42]/[.$C42]*100" office:value-type="float" office:value="11.4657332827105" calcext:value-type="float">
            <text:p>11.47 </text:p>
          </table:table-cell>
          <table:table-cell table:style-name="ce17" table:formula="of:=[.R42]/[.$C42]*100" office:value-type="float" office:value="20.6710392535487" calcext:value-type="float">
            <text:p>20.67 </text:p>
          </table:table-cell>
          <table:table-cell table:style-name="ce17" table:formula="of:=[.S42]/[.$C42]*100" office:value-type="float" office:value="11.1065840843769" calcext:value-type="float">
            <text:p>11.11 </text:p>
          </table:table-cell>
          <table:table-cell table:style-name="ce17" table:formula="of:=[.T42]/[.$C42]*100" office:value-type="float" office:value="9.56445516917184" calcext:value-type="float">
            <text:p>9.56 </text:p>
          </table:table-cell>
          <table:table-cell table:style-name="ce17" table:formula="of:=[.U42]/[.$C42]*100" office:value-type="float" office:value="18.2054768539117" calcext:value-type="float">
            <text:p>18.21 </text:p>
          </table:table-cell>
          <table:table-cell table:style-name="ce17" table:formula="of:=[.V42]/[.$C42]*100" office:value-type="float" office:value="9.72230095394979" calcext:value-type="float">
            <text:p>9.72 </text:p>
          </table:table-cell>
          <table:table-cell table:style-name="ce17" table:formula="of:=[.W42]/[.$C42]*100" office:value-type="float" office:value="8.48317589996191" calcext:value-type="float">
            <text:p>8.48 </text:p>
          </table:table-cell>
          <table:table-cell table:style-name="ce17" table:formula="of:=[.X42]/[.$C42]*100" office:value-type="float" office:value="8.17613472906807" calcext:value-type="float">
            <text:p>8.18 </text:p>
          </table:table-cell>
          <table:table-cell table:style-name="ce17" table:formula="of:=[.Y42]/[.$C42]*100" office:value-type="float" office:value="4.40365611635622" calcext:value-type="float">
            <text:p>4.40 </text:p>
          </table:table-cell>
          <table:table-cell table:style-name="ce17" table:formula="of:=[.Z42]/[.$C42]*100" office:value-type="float" office:value="3.77247861271185" calcext:value-type="float">
            <text:p>3.77 </text:p>
          </table:table-cell>
          <table:table-cell table:style-name="ce17" table:formula="of:=[.AA42]/[.$C42]*100" office:value-type="float" office:value="6.53719949032564" calcext:value-type="float">
            <text:p>6.54 </text:p>
          </table:table-cell>
          <table:table-cell table:style-name="ce17" table:formula="of:=[.AB42]/[.$C42]*100" office:value-type="float" office:value="3.56332677881705" calcext:value-type="float">
            <text:p>3.56 </text:p>
          </table:table-cell>
          <table:table-cell table:style-name="ce17" table:formula="of:=[.AC42]/[.$C42]*100" office:value-type="float" office:value="2.97387271150859" calcext:value-type="float">
            <text:p>2.97 </text:p>
          </table:table-cell>
          <table:table-cell table:number-columns-repeated="995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外部資料_1" table:base-cell-address="$Sheet1.$A$1" table:cell-range-address="#REF!"/>
          <table:named-range table:name="外部資料_2" table:base-cell-address="$Sheet1.$A$1" table:cell-range-address="$Sheet3.$A$4:.$AC$4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loext:min-decimal-places="0" number:min-integer-digits="1" number:grouping="true"/>
    </number:number-style>
    <number:number-style style:name="N116">
      <number:text>-$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$</number:text>
      <number:number number:decimal-places="0" loext:min-decimal-places="0" number:min-integer-digits="1" number:grouping="true"/>
    </number:number-style>
    <number:number-style style:name="N117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</number:number-style>
    <number:number-style style:name="N118">
      <number:text>-$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0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2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$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1" loext:min-decimal-places="1" number:min-integer-digits="1"/>
    </number:number-style>
    <number:number-style style:name="N137P0" style:volatile="true">
      <number:text>Yes</number:text>
    </number:number-style>
    <number:number-style style:name="N137P1" style:volatile="true">
      <number:text>Yes</number:text>
    </number:number-style>
    <number:number-style style:name="N137">
      <number:text>N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number-style style:name="N140">
      <number:number number:decimal-places="2" loext:min-decimal-places="2" number:min-integer-digits="1"/>
      <number:text> </number:text>
    </number:number-style>
    <number:number-style style:name="N141">
      <number:number number:decimal-places="0" loext:min-decimal-places="0" number:min-integer-digits="1" number:grouping="true"/>
      <number:text> </number:text>
    </number:number-style>
    <number:number-style style:name="N142">
      <number:text>$</number:text>
      <number:number number:decimal-places="2" loext:min-decimal-places="2" number:min-integer-digits="1" number:grouping="true"/>
    </number:number-style>
    <number:number-style style:name="N143">
      <number:number number:decimal-places="2" loext:min-decimal-places="2" number:min-integer-digits="1" number:grouping="true"/>
      <number:text> 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year number:style="long"/>
      <number:text>年</number:text>
      <number:month/>
      <number:text>月</number:text>
    </number:date-style>
    <number:date-style style:name="N10126" number:language="zh" number:country="CN">
      <number:month/>
      <number:text>月</number:text>
      <number:day/>
      <number:text>日</number:text>
    </number:date-style>
    <number:date-style style:name="N10127" number:language="zh" number:country="CN">
      <number:month/>
      <number:text>-</number:text>
      <number:day/>
      <number:text>-</number:text>
      <number:year/>
    </number:date-style>
    <number:date-style style:name="N10128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29" number:language="zh" number:country="CN">
      <number:hours/>
      <number:text>时</number:text>
      <number:minutes number:style="long"/>
      <number:text>分</number:text>
    </number:time-style>
    <number:time-style style:name="N10130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1" number:language="zh" number:country="CN">
      <number:am-pm/>
      <number:hours/>
      <number:text>时</number:text>
      <number:minutes number:style="long"/>
      <number:text>分</number:text>
    </number:time-style>
    <number:time-style style:name="N10132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420mm" fo:page-height="297mm" style:num-format="1" style:print-orientation="landscape" fo:margin-top="10mm" fo:margin-bottom="10mm" fo:margin-left="10mm" fo:margin-right="10mm" style:first-page-number="continue" loext:scale-to-X="1" loext:scale-to-Y="1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CC</meta:initial-creator>
    <meta:creation-date>2000-09-20T14:55:14</meta:creation-date>
    <dc:creator>tbrocadmin</dc:creator>
    <dc:date>2017-01-17T09:52:56</dc:date>
    <meta:print-date>2012-01-12T13:49:49</meta:print-date>
    <meta:document-statistic meta:table-count="2" meta:cell-count="1168" meta:object-count="1"/>
    <meta:generator>LibreOffice/6.0.4.2$MacOSX_X86_64 LibreOffice_project/9b0d9b32d5dcda91d2f1a96dc04c645c450872bf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macro_2(col2, col3, row1)
'    col2 = "B"
'    col3 = "C"
'    row1 = 1
    
    Range(col2 &amp; row1).Select
    c = row1
    Do
        If IsEmpty(Range(col2 &amp; c)) Then
            Range(col2 &amp; c &amp; " : " &amp; col3 &amp; c).Merge
            n = 1
        Else
            n = macro_3(col2, c)
'            MsgBox ("ok.. " &amp; n)
        End If
        c = c + n
    Loop Until (IsEmpty(Range(col2 &amp; c)) And IsEmpty(Range(col3 &amp; c)))
End Sub
Function macro_3(col1, row1)

    Dim x As Integer
    Dim y1 As Integer
    Dim y2 As Integer
    Dim v1 As String
    Dim flag1 As Boolean
    Dim s1 As String
    
'    col1 = "A"
'    row1 = 1
    s1 = col1 &amp; row1
    y1 = row1
    y2 = row1
    x = row1
    flag1 = False
    
    Range(col1 &amp; x).Select
    v1 = Range(col1 &amp; x).Value
    Do
        x = x + 1
        If IsEmpty(Range(col1 &amp; x).Value) Then
            flag1 = True
        End If
        If v1 = Range(col1 &amp; x).Value Then
            Range(col1 &amp; x).Value = Null
        Else
            y2 = x - 1
'            MsgBox (y2 &amp; " " &amp; y1)
            If y2 &gt; y1 Then
            Range(col1 &amp; y1 &amp; " : " &amp; col1 &amp; y2).Select
                With Selection
                    .HorizontalAlignment = xlGeneral
                    .VerticalAlignment = xlCenter
                    .WrapText = False
                    .Orientation = xlVertical
                    .AddIndent = False
                    .ShrinkToFit = False
                    .MergeCells = True
                End With
            End If
            y1 = x
            v1 = Range(col1 &amp; x).Value
        End If
    Loop Until flag1
    macro_3 = y2 - row1 + 1
End Function

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Sub Macro1()
'
' Macro1 巨集表
' LCC 在 2001/3/7 錄製的巨集
'
' 快速鍵: Ctrl+a
'
    Cells.Select
    ActiveWorkbook.PublishObjects.Add(xlSourceSheet, _
        "C:\觀光局\月表HTML\月表22(X年X月中華民國國民出國搭乘交通工具及出境港口分析).htm", "Sheet3", "", xlHtmlStatic _
        , "月表22(X年X月中華民國國民出國搭乘交通工具及出境港口分析)_15046", "").Publish (True)
    ChDir "C:\觀光局\月表HTML"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Private Sub Workbook_Open()
    Sheets("sheet1").Select
    Range("A1").Value = Screen.ActiveForm![年度]
    Range("A2").Value = Screen.ActiveForm![年度c]
    Range("A7").Value = Screen.ActiveForm![年度d]
    Range("A3").Value = Screen.ActiveForm![月份(起)]
    Range("A4").Value = Screen.ActiveForm![月份d]
    Range("A5").Value = Screen.ActiveForm![月份(迄)]
    Range("A6").Value = Screen.ActiveForm![月份f]
    Sheets("Sheet3").Select
    Range("A4").Select
'    MsgBox ("start input data")
    Selection.QueryTable.Refresh BackgroundQuery:=False
'    MsgBox ("end input data")
    Call macro_3("A", 4)
'    MsgBox ("2nd step ok")
    Call macro_2("B", "C", 4)
End Sub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Module2"/>
  <library:element library:name="Sheet1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